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6.914cm"/>
    </style:style>
    <style:style style:name="co6" style:family="table-column">
      <style:table-column-properties fo:break-before="auto" style:column-width="3.057cm"/>
    </style:style>
    <style:style style:name="co7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4.916cm"/>
    </style:style>
    <style:style style:name="co11" style:family="table-column">
      <style:table-column-properties fo:break-before="auto" style:column-width="4.389cm"/>
    </style:style>
    <style:style style:name="co12" style:family="table-column">
      <style:table-column-properties fo:break-before="auto" style:column-width="4.528cm"/>
    </style:style>
    <style:style style:name="co13" style:family="table-column">
      <style:table-column-properties fo:break-before="auto" style:column-width="2.78cm"/>
    </style:style>
    <style:style style:name="co14" style:family="table-column">
      <style:table-column-properties fo:break-before="auto" style:column-width="4.249cm"/>
    </style:style>
    <style:style style:name="co15" style:family="table-column">
      <style:table-column-properties fo:break-before="auto" style:column-width="6.941cm"/>
    </style:style>
    <style:style style:name="co16" style:family="table-column">
      <style:table-column-properties fo:break-before="auto" style:column-width="6.193cm"/>
    </style:style>
    <style:style style:name="co17" style:family="table-column">
      <style:table-column-properties fo:break-before="auto" style:column-width="2.113cm"/>
    </style:style>
    <style:style style:name="co18" style:family="table-column">
      <style:table-column-properties fo:break-before="auto" style:column-width="3.778cm"/>
    </style:style>
    <style:style style:name="co19" style:family="table-column">
      <style:table-column-properties fo:break-before="auto" style:column-width="7.137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MATRICULE</text:p>
          </table:table-cell>
          <table:table-cell office:value-type="string">
            <text:p>TYPE_DECHETS</text:p>
          </table:table-cell>
          <table:table-cell office:value-type="string">
            <text:p>QUARTIER</text:p>
          </table:table-cell>
          <table:table-cell office:value-type="string">
            <text:p>NUM_VOIE</text:p>
          </table:table-cell>
          <table:table-cell office:value-type="string">
            <text:p>ADRESSE</text:p>
          </table:table-cell>
          <table:table-cell office:value-type="string">
            <text:p>CLE_VOIE</text:p>
          </table:table-cell>
          <table:table-cell office:value-type="string">
            <text:p>CAPACITE_CUVE</text:p>
          </table:table-cell>
          <table:table-cell office:value-type="string">
            <text:p>CAPACITE_FOSSE</text:p>
          </table:table-cell>
          <table:table-cell office:value-type="string">
            <text:p>PREHENSION</text:p>
          </table:table-cell>
          <table:table-cell office:value-type="string">
            <text:p>COULEUR</text:p>
          </table:table-cell>
          <table:table-cell office:value-type="string">
            <text:p>FINITION_PLATEFORME</text:p>
          </table:table-cell>
          <table:table-cell office:value-type="string">
            <text:p>TRAPPE_COMMERCANT</text:p>
          </table:table-cell>
          <table:table-cell office:value-type="string">
            <text:p>TYP_AVALOIR</text:p>
          </table:table-cell>
          <table:table-cell office:value-type="string">
            <text:p>ISOLATION_PHONIQUE</text:p>
          </table:table-cell>
          <table:table-cell office:value-type="string">
            <text:p>NUMERO_POLE_NANTESMETROPOLE</text:p>
          </table:table-cell>
          <table:table-cell office:value-type="string">
            <text:p>NOM_POLE_NANTESMETROPOLE</text:p>
          </table:table-cell>
          <table:table-cell office:value-type="string">
            <text:p>COD_COM</text:p>
          </table:table-cell>
          <table:table-cell office:value-type="string">
            <text:p>COMMUNE</text:p>
          </table:table-cell>
          <table:table-cell office:value-type="string">
            <text:p>location</text:p>
          </table:table-cell>
        </table:table-row>
        <table:table-row table:style-name="ro1">
          <table:table-cell table:number-columns-repeated="2"/>
          <table:table-cell office:value-type="string">
            <text:p>Contrie</text:p>
          </table:table-cell>
          <table:table-cell office:value-type="float" office:value="53">
            <text:p>53</text:p>
          </table:table-cell>
          <table:table-cell office:value-type="string">
            <text:p>Rue de la Contrie</text:p>
          </table:table-cell>
          <table:table-cell office:value-type="string">
            <text:p>Contri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01101596193 , -1.59708661853519]</text:p>
          </table:table-cell>
        </table:table-row>
        <table:table-row table:style-name="ro1">
          <table:table-cell table:number-columns-repeated="2"/>
          <table:table-cell office:value-type="string">
            <text:p>Contrie</text:p>
          </table:table-cell>
          <table:table-cell office:value-type="float" office:value="53">
            <text:p>53</text:p>
          </table:table-cell>
          <table:table-cell office:value-type="string">
            <text:p>Rue de la Contrie</text:p>
          </table:table-cell>
          <table:table-cell office:value-type="string">
            <text:p>Contri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01224084689 , -1.59709054821659]</text:p>
          </table:table-cell>
        </table:table-row>
        <table:table-row table:style-name="ro1">
          <table:table-cell table:number-columns-repeated="2"/>
          <table:table-cell office:value-type="string">
            <text:p>Contrie</text:p>
          </table:table-cell>
          <table:table-cell office:value-type="float" office:value="53">
            <text:p>53</text:p>
          </table:table-cell>
          <table:table-cell office:value-type="string">
            <text:p>Rue de la Contrie</text:p>
          </table:table-cell>
          <table:table-cell office:value-type="string">
            <text:p>Contri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0133679545 , -1.59709289137413]</text:p>
          </table:table-cell>
        </table:table-row>
        <table:table-row table:style-name="ro1">
          <table:table-cell table:number-columns-repeated="2"/>
          <table:table-cell office:value-type="string">
            <text:p>Contrie</text:p>
          </table:table-cell>
          <table:table-cell office:value-type="float" office:value="53">
            <text:p>53</text:p>
          </table:table-cell>
          <table:table-cell office:value-type="string">
            <text:p>Rue de la Contrie</text:p>
          </table:table-cell>
          <table:table-cell office:value-type="string">
            <text:p>Contri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0098888543 , -1.59708427537999]</text:p>
          </table:table-cell>
        </table:table-row>
        <table:table-row table:style-name="ro1">
          <table:table-cell office:value-type="string">
            <text:p>DS4001</text:p>
          </table:table-cell>
          <table:table-cell office:value-type="string">
            <text:p>carton_ent</text:p>
          </table:table-cell>
          <table:table-cell office:value-type="string">
            <text:p>Waldeck - Sully</text:p>
          </table:table-cell>
          <table:table-cell office:value-type="float" office:value="0">
            <text:p>0</text:p>
          </table:table-cell>
          <table:table-cell office:value-type="string">
            <text:p>place waldeck rousseau</text:p>
          </table:table-cell>
          <table:table-cell office:value-type="string">
            <text:p>rousseau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77755165204 , -1.55166094244668]</text:p>
          </table:table-cell>
        </table:table-row>
        <table:table-row table:style-name="ro1">
          <table:table-cell office:value-type="string">
            <text:p>DS4005</text:p>
          </table:table-cell>
          <table:table-cell office:value-type="string">
            <text:p>carton_ent</text:p>
          </table:table-cell>
          <table:table-cell office:value-type="string">
            <text:p>Talensac - Pont Morand</text:p>
          </table:table-cell>
          <table:table-cell office:value-type="float" office:value="7">
            <text:p>7</text:p>
          </table:table-cell>
          <table:table-cell office:value-type="string">
            <text:p>rue basse porte</text:p>
          </table:table-cell>
          <table:table-cell office:value-type="string">
            <text:p>port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09132658601 , -1.55793425507587]</text:p>
          </table:table-cell>
        </table:table-row>
        <table:table-row table:style-name="ro1">
          <table:table-cell office:value-type="string">
            <text:p>DS4006</text:p>
          </table:table-cell>
          <table:table-cell office:value-type="string">
            <text:p>carton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chypre</text:p>
          </table:table-cell>
          <table:table-cell office:value-type="string">
            <text:p>chypr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4502367032 , -1.52169932453553]</text:p>
          </table:table-cell>
        </table:table-row>
        <table:table-row table:style-name="ro1">
          <table:table-cell office:value-type="string">
            <text:p>DS4007</text:p>
          </table:table-cell>
          <table:table-cell office:value-type="string">
            <text:p>carton_ent</text:p>
          </table:table-cell>
          <table:table-cell office:value-type="string">
            <text:p>Malakoff</text:p>
          </table:table-cell>
          <table:table-cell office:value-type="float" office:value="11">
            <text:p>11</text:p>
          </table:table-cell>
          <table:table-cell office:value-type="string">
            <text:p>rue de norvège</text:p>
          </table:table-cell>
          <table:table-cell office:value-type="string">
            <text:p>norveg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2610715246 , -1.52476006562795]</text:p>
          </table:table-cell>
        </table:table-row>
        <table:table-row table:style-name="ro1">
          <table:table-cell office:value-type="string">
            <text:p>DS4008</text:p>
          </table:table-cell>
          <table:table-cell office:value-type="string">
            <text:p>carton_ent</text:p>
          </table:table-cell>
          <table:table-cell office:value-type="string">
            <text:p>Lauriers</text:p>
          </table:table-cell>
          <table:table-cell office:value-type="float" office:value="0">
            <text:p>0</text:p>
          </table:table-cell>
          <table:table-cell office:value-type="string">
            <text:p>Rue du Rhône</text:p>
          </table:table-cell>
          <table:table-cell office:value-type="string">
            <text:p>Rhôn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0821425474 , -1.60051261580461]</text:p>
          </table:table-cell>
        </table:table-row>
        <table:table-row table:style-name="ro1">
          <table:table-cell office:value-type="string">
            <text:p>DS4009</text:p>
          </table:table-cell>
          <table:table-cell office:value-type="string">
            <text:p>carton_ent</text:p>
          </table:table-cell>
          <table:table-cell office:value-type="string">
            <text:p>Mairie de Chantenay</text:p>
          </table:table-cell>
          <table:table-cell office:value-type="float" office:value="0">
            <text:p>0</text:p>
          </table:table-cell>
          <table:table-cell office:value-type="string">
            <text:p>rue de la marseillaise (mairie chantenay)</text:p>
          </table:table-cell>
          <table:table-cell office:value-type="string">
            <text:p>marseillais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7719359397 , -1.58805806191802]</text:p>
          </table:table-cell>
        </table:table-row>
        <table:table-row table:style-name="ro1">
          <table:table-cell office:value-type="string">
            <text:p>DS4010</text:p>
          </table:table-cell>
          <table:table-cell office:value-type="string">
            <text:p>carton_ent</text:p>
          </table:table-cell>
          <table:table-cell office:value-type="string">
            <text:p>Rd pt de Vannes</text:p>
          </table:table-cell>
          <table:table-cell office:value-type="float" office:value="0">
            <text:p>0</text:p>
          </table:table-cell>
          <table:table-cell office:value-type="string">
            <text:p>rue chanoine larose</text:p>
          </table:table-cell>
          <table:table-cell office:value-type="string">
            <text:p>laros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moyen RAL 083820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apo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2319380939 , -1.57810883300066]</text:p>
          </table:table-cell>
        </table:table-row>
        <table:table-row table:style-name="ro1">
          <table:table-cell office:value-type="string">
            <text:p>DS4011</text:p>
          </table:table-cell>
          <table:table-cell office:value-type="string">
            <text:p>carton_ent</text:p>
          </table:table-cell>
          <table:table-cell office:value-type="string">
            <text:p>Gde Grèneraie - Clos toreau</text:p>
          </table:table-cell>
          <table:table-cell office:value-type="float" office:value="0">
            <text:p>0</text:p>
          </table:table-cell>
          <table:table-cell office:value-type="string">
            <text:p>Rue Louis Loucheur</text:p>
          </table:table-cell>
          <table:table-cell office:value-type="string">
            <text:p>Loucheur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34248349908 , -1.52712616986133]</text:p>
          </table:table-cell>
        </table:table-row>
        <table:table-row table:style-name="ro1">
          <table:table-cell office:value-type="string">
            <text:p>DS4012</text:p>
          </table:table-cell>
          <table:table-cell office:value-type="string">
            <text:p>carton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Rue Pierre de Coubertin</text:p>
          </table:table-cell>
          <table:table-cell office:value-type="string">
            <text:p>coubertin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9005945633 , -1.58776957076579]</text:p>
          </table:table-cell>
        </table:table-row>
        <table:table-row table:style-name="ro1">
          <table:table-cell office:value-type="string">
            <text:p>DS4013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0">
            <text:p>0</text:p>
          </table:table-cell>
          <table:table-cell office:value-type="string">
            <text:p>Allée de Boulogne</text:p>
          </table:table-cell>
          <table:table-cell office:value-type="string">
            <text:p>Boulogn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0396639536 , -1.56092221660993]</text:p>
          </table:table-cell>
        </table:table-row>
        <table:table-row table:style-name="ro1">
          <table:table-cell office:value-type="string">
            <text:p>DS4014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10">
            <text:p>10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39776592908 , -1.55790413510501]</text:p>
          </table:table-cell>
        </table:table-row>
        <table:table-row table:style-name="ro1">
          <table:table-cell office:value-type="string">
            <text:p>DS4015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4">
            <text:p>4</text:p>
          </table:table-cell>
          <table:table-cell office:value-type="string">
            <text:p>Allée de la Moine</text:p>
          </table:table-cell>
          <table:table-cell office:value-type="string">
            <text:p>Moin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37242871882 , -1.55959908494623]</text:p>
          </table:table-cell>
        </table:table-row>
        <table:table-row table:style-name="ro1">
          <table:table-cell office:value-type="string">
            <text:p>DS4016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20">
            <text:p>20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38033770531 , -1.55896913286374]</text:p>
          </table:table-cell>
        </table:table-row>
        <table:table-row table:style-name="ro1">
          <table:table-cell office:value-type="string">
            <text:p>DS4017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12">
            <text:p>12</text:p>
          </table:table-cell>
          <table:table-cell office:value-type="string">
            <text:p>Allée de la Moine</text:p>
          </table:table-cell>
          <table:table-cell office:value-type="string">
            <text:p>Moin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3581640556 , -1.56046052861055]</text:p>
          </table:table-cell>
        </table:table-row>
        <table:table-row table:style-name="ro1">
          <table:table-cell office:value-type="string">
            <text:p>DS4018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8">
            <text:p>8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255611907 , -1.55639713108979]</text:p>
          </table:table-cell>
        </table:table-row>
        <table:table-row table:style-name="ro1">
          <table:table-cell office:value-type="string">
            <text:p>DS4019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8">
            <text:p>8</text:p>
          </table:table-cell>
          <table:table-cell office:value-type="string">
            <text:p>Allée Théophile Gautier</text:p>
          </table:table-cell>
          <table:table-cell office:value-type="string">
            <text:p>Gautier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1445259988 , -1.55739408213494]</text:p>
          </table:table-cell>
        </table:table-row>
        <table:table-row table:style-name="ro1">
          <table:table-cell office:value-type="string">
            <text:p>DS4020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1">
            <text:p>1</text:p>
          </table:table-cell>
          <table:table-cell office:value-type="string">
            <text:p>Allée Gustave Flaubert</text:p>
          </table:table-cell>
          <table:table-cell office:value-type="string">
            <text:p>Flaubert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7010729208 , -1.55732255462095]</text:p>
          </table:table-cell>
        </table:table-row>
        <table:table-row table:style-name="ro1">
          <table:table-cell office:value-type="string">
            <text:p>DS4021</text:p>
          </table:table-cell>
          <table:table-cell office:value-type="string">
            <text:p>carton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</text:p>
          </table:table-cell>
          <table:table-cell office:value-type="string">
            <text:p>suiss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70272769211 , -1.52326450683736]</text:p>
          </table:table-cell>
        </table:table-row>
        <table:table-row table:style-name="ro1">
          <table:table-cell office:value-type="string">
            <text:p>DS4022</text:p>
          </table:table-cell>
          <table:table-cell office:value-type="string">
            <text:p>ds_ent</text:p>
          </table:table-cell>
          <table:table-cell office:value-type="string">
            <text:p>Chateau de Rezé</text:p>
          </table:table-cell>
          <table:table-cell office:value-type="float" office:value="0">
            <text:p>0</text:p>
          </table:table-cell>
          <table:table-cell office:value-type="string">
            <text:p>Allée de Boulogne</text:p>
          </table:table-cell>
          <table:table-cell office:value-type="string">
            <text:p>Boulogne</text:p>
          </table:table-cell>
          <table:table-cell office:value-type="string">
            <text:p>0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3305810338 , -1.5610160483658]</text:p>
          </table:table-cell>
        </table:table-row>
        <table:table-row table:style-name="ro1">
          <table:table-cell office:value-type="string">
            <text:p>DS5001</text:p>
          </table:table-cell>
          <table:table-cell office:value-type="string">
            <text:p>ds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Levoyer</text:p>
          </table:table-cell>
          <table:table-cell office:value-type="string">
            <text:p>levoy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702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42091795357 , -1.58139481253537]</text:p>
          </table:table-cell>
        </table:table-row>
        <table:table-row table:style-name="ro1">
          <table:table-cell office:value-type="string">
            <text:p>DS5002</text:p>
          </table:table-cell>
          <table:table-cell office:value-type="string">
            <text:p>ds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Jean Bart</text:p>
          </table:table-cell>
          <table:table-cell office:value-type="string">
            <text:p>Ba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3469553562 , -1.582965073934]</text:p>
          </table:table-cell>
        </table:table-row>
        <table:table-row table:style-name="ro1">
          <table:table-cell office:value-type="string">
            <text:p>DS5003</text:p>
          </table:table-cell>
          <table:table-cell office:value-type="string">
            <text:p>ds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Louis Le Loir</text:p>
          </table:table-cell>
          <table:table-cell office:value-type="string">
            <text:p>Loi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92873234129 , -1.6760020600148]</text:p>
          </table:table-cell>
        </table:table-row>
        <table:table-row table:style-name="ro1">
          <table:table-cell office:value-type="string">
            <text:p>DS5004</text:p>
          </table:table-cell>
          <table:table-cell office:value-type="string">
            <text:p>ds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Louis Le Loir</text:p>
          </table:table-cell>
          <table:table-cell office:value-type="string">
            <text:p>Loi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93045281776 , -1.6759821520318]</text:p>
          </table:table-cell>
        </table:table-row>
        <table:table-row table:style-name="ro1">
          <table:table-cell office:value-type="string">
            <text:p>DS5005</text:p>
          </table:table-cell>
          <table:table-cell office:value-type="string">
            <text:p>ds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Jean Ligondais</text:p>
          </table:table-cell>
          <table:table-cell office:value-type="string">
            <text:p>Ligondai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71950612554 , -1.67141955924336]</text:p>
          </table:table-cell>
        </table:table-row>
        <table:table-row table:style-name="ro1">
          <table:table-cell office:value-type="string">
            <text:p>DS5006</text:p>
          </table:table-cell>
          <table:table-cell office:value-type="string">
            <text:p>ds_ent</text:p>
          </table:table-cell>
          <table:table-cell office:value-type="string">
            <text:p>Cremetterie</text:p>
          </table:table-cell>
          <table:table-cell office:value-type="float" office:value="0">
            <text:p>0</text:p>
          </table:table-cell>
          <table:table-cell office:value-type="string">
            <text:p>Avenue de la Branchoire</text:p>
          </table:table-cell>
          <table:table-cell office:value-type="string">
            <text:p>Branchoi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84409833801 , -1.60709966371578]</text:p>
          </table:table-cell>
        </table:table-row>
        <table:table-row table:style-name="ro1">
          <table:table-cell office:value-type="string">
            <text:p>DS5007</text:p>
          </table:table-cell>
          <table:table-cell office:value-type="string">
            <text:p>ds_ent</text:p>
          </table:table-cell>
          <table:table-cell office:value-type="string">
            <text:p>Cremetterie</text:p>
          </table:table-cell>
          <table:table-cell office:value-type="float" office:value="0">
            <text:p>0</text:p>
          </table:table-cell>
          <table:table-cell office:value-type="string">
            <text:p>Avenue de la Branchoire</text:p>
          </table:table-cell>
          <table:table-cell office:value-type="string">
            <text:p>Branchoi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84221454177 , -1.60710736316898]</text:p>
          </table:table-cell>
        </table:table-row>
        <table:table-row table:style-name="ro1">
          <table:table-cell office:value-type="string">
            <text:p>DS5008</text:p>
          </table:table-cell>
          <table:table-cell office:value-type="string">
            <text:p>ds_ent</text:p>
          </table:table-cell>
          <table:table-cell office:value-type="string">
            <text:p>Cremetterie</text:p>
          </table:table-cell>
          <table:table-cell office:value-type="float" office:value="0">
            <text:p>0</text:p>
          </table:table-cell>
          <table:table-cell office:value-type="string">
            <text:p>Avenue de la Branchoire</text:p>
          </table:table-cell>
          <table:table-cell office:value-type="string">
            <text:p>Branchoi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84033074547 , -1.6071150626168]</text:p>
          </table:table-cell>
        </table:table-row>
        <table:table-row table:style-name="ro1">
          <table:table-cell office:value-type="string">
            <text:p>DS5009</text:p>
          </table:table-cell>
          <table:table-cell office:value-type="string">
            <text:p>carton_ent</text:p>
          </table:table-cell>
          <table:table-cell office:value-type="string">
            <text:p>Gde Grèneraie - Clos toreau</text:p>
          </table:table-cell>
          <table:table-cell office:value-type="float" office:value="8">
            <text:p>8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7400848183 , -1.53229785313306]</text:p>
          </table:table-cell>
        </table:table-row>
        <table:table-row table:style-name="ro1">
          <table:table-cell office:value-type="string">
            <text:p>DS5010</text:p>
          </table:table-cell>
          <table:table-cell office:value-type="string">
            <text:p>carton_ent</text:p>
          </table:table-cell>
          <table:table-cell office:value-type="string">
            <text:p>Gde Grèneraie - Clos toreau</text:p>
          </table:table-cell>
          <table:table-cell office:value-type="float" office:value="8">
            <text:p>8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7380615282 , -1.53226591435471]</text:p>
          </table:table-cell>
        </table:table-row>
        <table:table-row table:style-name="ro1">
          <table:table-cell office:value-type="string">
            <text:p>DS5011</text:p>
          </table:table-cell>
          <table:table-cell office:value-type="string">
            <text:p>carton_ent</text:p>
          </table:table-cell>
          <table:table-cell office:value-type="string">
            <text:p>Gde Grèneraie - Clos toreau</text:p>
          </table:table-cell>
          <table:table-cell office:value-type="float" office:value="8">
            <text:p>8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7359875226 , -1.53223548584385]</text:p>
          </table:table-cell>
        </table:table-row>
        <table:table-row table:style-name="ro1">
          <table:table-cell office:value-type="string">
            <text:p>DS5012</text:p>
          </table:table-cell>
          <table:table-cell office:value-type="string">
            <text:p>ds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des Filets</text:p>
          </table:table-cell>
          <table:table-cell office:value-type="string">
            <text:p>Filets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4530285083 , -1.58372552420924]</text:p>
          </table:table-cell>
        </table:table-row>
        <table:table-row table:style-name="ro1">
          <table:table-cell office:value-type="string">
            <text:p>DS5013</text:p>
          </table:table-cell>
          <table:table-cell office:value-type="string">
            <text:p>ds_ent</text:p>
          </table:table-cell>
          <table:table-cell office:value-type="string">
            <text:p>Beautour</text:p>
          </table:table-cell>
          <table:table-cell office:value-type="float" office:value="136">
            <text:p>136</text:p>
          </table:table-cell>
          <table:table-cell office:value-type="string">
            <text:p>Route de la Fontenelle</text:p>
          </table:table-cell>
          <table:table-cell office:value-type="string">
            <text:p>Fontenell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215">
            <text:p>440215</text:p>
          </table:table-cell>
          <table:table-cell office:value-type="string">
            <text:p>Vertou</text:p>
          </table:table-cell>
          <table:table-cell office:value-type="string">
            <text:p>[ 47.1881692360963 , -1.50123092167098]</text:p>
          </table:table-cell>
        </table:table-row>
        <table:table-row table:style-name="ro1">
          <table:table-cell office:value-type="string">
            <text:p>DS5014</text:p>
          </table:table-cell>
          <table:table-cell office:value-type="string">
            <text:p>ds_ent</text:p>
          </table:table-cell>
          <table:table-cell office:value-type="string">
            <text:p>Beautour</text:p>
          </table:table-cell>
          <table:table-cell office:value-type="float" office:value="308">
            <text:p>308</text:p>
          </table:table-cell>
          <table:table-cell office:value-type="string">
            <text:p>308 Route de Clisson</text:p>
          </table:table-cell>
          <table:table-cell office:value-type="string">
            <text:p>Clisson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215">
            <text:p>440215</text:p>
          </table:table-cell>
          <table:table-cell office:value-type="string">
            <text:p>Vertou</text:p>
          </table:table-cell>
          <table:table-cell office:value-type="string">
            <text:p>[ 47.1879929777088 , -1.4997999954089]</text:p>
          </table:table-cell>
        </table:table-row>
        <table:table-row table:style-name="ro1">
          <table:table-cell office:value-type="string">
            <text:p>DS5015</text:p>
          </table:table-cell>
          <table:table-cell office:value-type="string">
            <text:p>ds_ent</text:p>
          </table:table-cell>
          <table:table-cell office:value-type="string">
            <text:p>ZAC de la Minais</text:p>
          </table:table-cell>
          <table:table-cell office:value-type="float" office:value="0">
            <text:p>0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16</text:p>
          </table:table-cell>
          <table:table-cell office:value-type="string">
            <text:p>Alu strie arasante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72">
            <text:p>440172</text:p>
          </table:table-cell>
          <table:table-cell office:value-type="string">
            <text:p>Ste-Luce-sur-Loire</text:p>
          </table:table-cell>
          <table:table-cell office:value-type="string">
            <text:p>[ 47.2536791539591 , -1.47129118235985]</text:p>
          </table:table-cell>
        </table:table-row>
        <table:table-row table:style-name="ro1">
          <table:table-cell office:value-type="string">
            <text:p>DS5015</text:p>
          </table:table-cell>
          <table:table-cell office:value-type="string">
            <text:p>carton_ent</text:p>
          </table:table-cell>
          <table:table-cell office:value-type="string">
            <text:p>Dobree-Bon Port</text:p>
          </table:table-cell>
          <table:table-cell office:value-type="float" office:value="11">
            <text:p>11</text:p>
          </table:table-cell>
          <table:table-cell office:value-type="string">
            <text:p>Rue de Gigant</text:p>
          </table:table-cell>
          <table:table-cell office:value-type="string">
            <text:p>Gigan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2357645098 , -1.56998347943752]</text:p>
          </table:table-cell>
        </table:table-row>
        <table:table-row table:style-name="ro1">
          <table:table-cell office:value-type="string">
            <text:p>DS5018</text:p>
          </table:table-cell>
          <table:table-cell office:value-type="string">
            <text:p>d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u Général Zimmer</text:p>
          </table:table-cell>
          <table:table-cell office:value-type="string">
            <text:p>Zimm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09239530216 , -1.65028391789348]</text:p>
          </table:table-cell>
        </table:table-row>
        <table:table-row table:style-name="ro1">
          <table:table-cell office:value-type="string">
            <text:p>DS5019</text:p>
          </table:table-cell>
          <table:table-cell office:value-type="string">
            <text:p>d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Marcel Paul</text:p>
          </table:table-cell>
          <table:table-cell office:value-type="string">
            <text:p>Pau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53509453983 , -1.61744552391106]</text:p>
          </table:table-cell>
        </table:table-row>
        <table:table-row table:style-name="ro1">
          <table:table-cell office:value-type="string">
            <text:p>DS5020</text:p>
          </table:table-cell>
          <table:table-cell office:value-type="string">
            <text:p>d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Flore</text:p>
          </table:table-cell>
          <table:table-cell office:value-type="string">
            <text:p>Flo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94">
            <text:p>440194</text:p>
          </table:table-cell>
          <table:table-cell office:value-type="string">
            <text:p>Sautron</text:p>
          </table:table-cell>
          <table:table-cell office:value-type="string">
            <text:p>[ 47.2608634535654 , -1.66595647126364]</text:p>
          </table:table-cell>
        </table:table-row>
        <table:table-row table:style-name="ro1">
          <table:table-cell office:value-type="string">
            <text:p>DS5021</text:p>
          </table:table-cell>
          <table:table-cell office:value-type="string">
            <text:p>d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Winston Churchill</text:p>
          </table:table-cell>
          <table:table-cell office:value-type="string">
            <text:p>Churchil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067891066469 , -1.61353096680716]</text:p>
          </table:table-cell>
        </table:table-row>
        <table:table-row table:style-name="ro1">
          <table:table-cell office:value-type="string">
            <text:p>OM5001</text:p>
          </table:table-cell>
          <table:table-cell office:value-type="string">
            <text:p>om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Levoyer</text:p>
          </table:table-cell>
          <table:table-cell office:value-type="string">
            <text:p>levoy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702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41716631921 , -1.58143596968802]</text:p>
          </table:table-cell>
        </table:table-row>
        <table:table-row table:style-name="ro1">
          <table:table-cell office:value-type="string">
            <text:p>OM5002</text:p>
          </table:table-cell>
          <table:table-cell office:value-type="string">
            <text:p>om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Jean Bart</text:p>
          </table:table-cell>
          <table:table-cell office:value-type="string">
            <text:p>Ba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34716103218 , -1.5829349468177]</text:p>
          </table:table-cell>
        </table:table-row>
        <table:table-row table:style-name="ro1">
          <table:table-cell office:value-type="string">
            <text:p>OM5003</text:p>
          </table:table-cell>
          <table:table-cell office:value-type="string">
            <text:p>om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Louis Le Loir</text:p>
          </table:table-cell>
          <table:table-cell office:value-type="string">
            <text:p>Loi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9321627759 , -1.67596526442401]</text:p>
          </table:table-cell>
        </table:table-row>
        <table:table-row table:style-name="ro1">
          <table:table-cell office:value-type="string">
            <text:p>OM5004</text:p>
          </table:table-cell>
          <table:table-cell office:value-type="string">
            <text:p>om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Jean Ligondais</text:p>
          </table:table-cell>
          <table:table-cell office:value-type="string">
            <text:p>Ligondai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71836028459 , -1.67139296194339]</text:p>
          </table:table-cell>
        </table:table-row>
        <table:table-row table:style-name="ro1">
          <table:table-cell office:value-type="string">
            <text:p>OM5189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0">
            <text:p>0</text:p>
          </table:table-cell>
          <table:table-cell office:value-type="string">
            <text:p>Allée de Boulogne</text:p>
          </table:table-cell>
          <table:table-cell office:value-type="string">
            <text:p>Boulog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020361425 , -1.56091324341373]</text:p>
          </table:table-cell>
        </table:table-row>
        <table:table-row table:style-name="ro1">
          <table:table-cell office:value-type="string">
            <text:p>OM5190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12">
            <text:p>12</text:p>
          </table:table-cell>
          <table:table-cell office:value-type="string">
            <text:p>Allée de la Moine</text:p>
          </table:table-cell>
          <table:table-cell office:value-type="string">
            <text:p>Moi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35866773788 , -1.56043365071194]</text:p>
          </table:table-cell>
        </table:table-row>
        <table:table-row table:style-name="ro1">
          <table:table-cell office:value-type="string">
            <text:p>OM5191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2">
            <text:p>2</text:p>
          </table:table-cell>
          <table:table-cell office:value-type="string">
            <text:p>Allée de la Moine</text:p>
          </table:table-cell>
          <table:table-cell office:value-type="string">
            <text:p>Moi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37512144781 , -1.55944363132939]</text:p>
          </table:table-cell>
        </table:table-row>
        <table:table-row table:style-name="ro1">
          <table:table-cell office:value-type="string">
            <text:p>OM5192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20">
            <text:p>20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37982895149 , -1.55899752088352]</text:p>
          </table:table-cell>
        </table:table-row>
        <table:table-row table:style-name="ro1">
          <table:table-cell office:value-type="string">
            <text:p>OM5193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10">
            <text:p>10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39714405623 , -1.55793546819992]</text:p>
          </table:table-cell>
        </table:table-row>
        <table:table-row table:style-name="ro1">
          <table:table-cell office:value-type="string">
            <text:p>OM5194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8">
            <text:p>8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2504229561 , -1.55642853937338]</text:p>
          </table:table-cell>
        </table:table-row>
        <table:table-row table:style-name="ro1">
          <table:table-cell office:value-type="string">
            <text:p>OM5195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8">
            <text:p>8</text:p>
          </table:table-cell>
          <table:table-cell office:value-type="string">
            <text:p>Allée Théophile Gautier</text:p>
          </table:table-cell>
          <table:table-cell office:value-type="string">
            <text:p>Gau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1610469145 , -1.55739377015678]</text:p>
          </table:table-cell>
        </table:table-row>
        <table:table-row table:style-name="ro1">
          <table:table-cell office:value-type="string">
            <text:p>OM5196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1">
            <text:p>1</text:p>
          </table:table-cell>
          <table:table-cell office:value-type="string">
            <text:p>Allée Gustave Flaubert</text:p>
          </table:table-cell>
          <table:table-cell office:value-type="string">
            <text:p>Fl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7144036621 , -1.55732503781541]</text:p>
          </table:table-cell>
        </table:table-row>
        <table:table-row table:style-name="ro1">
          <table:table-cell office:value-type="string">
            <text:p>OM5219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0">
            <text:p>0</text:p>
          </table:table-cell>
          <table:table-cell office:value-type="string">
            <text:p>Allée de Boulogne</text:p>
          </table:table-cell>
          <table:table-cell office:value-type="string">
            <text:p>Boulogne</text:p>
          </table:table-cell>
          <table:table-cell office:value-type="string">
            <text:p>0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36537511 , -1.5610246358533]</text:p>
          </table:table-cell>
        </table:table-row>
        <table:table-row table:style-name="ro1">
          <table:table-cell office:value-type="string">
            <text:p>OM5220</text:p>
          </table:table-cell>
          <table:table-cell office:value-type="string">
            <text:p>om_ent</text:p>
          </table:table-cell>
          <table:table-cell office:value-type="string">
            <text:p>Chateau de Rezé</text:p>
          </table:table-cell>
          <table:table-cell office:value-type="float" office:value="0">
            <text:p>0</text:p>
          </table:table-cell>
          <table:table-cell office:value-type="string">
            <text:p>Allée de Boulogne</text:p>
          </table:table-cell>
          <table:table-cell office:value-type="string">
            <text:p>Boulogne</text:p>
          </table:table-cell>
          <table:table-cell office:value-type="string">
            <text:p>0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843510661669 , -1.56102056692599]</text:p>
          </table:table-cell>
        </table:table-row>
        <table:table-row table:style-name="ro1">
          <table:table-cell office:value-type="string">
            <text:p>OM5278</text:p>
          </table:table-cell>
          <table:table-cell office:value-type="string">
            <text:p>om_ent</text:p>
          </table:table-cell>
          <table:table-cell office:value-type="string">
            <text:p>Zola</text:p>
          </table:table-cell>
          <table:table-cell office:value-type="float" office:value="51">
            <text:p>51</text:p>
          </table:table-cell>
          <table:table-cell office:value-type="string">
            <text:p>Rue de la Convention</text:p>
          </table:table-cell>
          <table:table-cell office:value-type="string">
            <text:p>Conventi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03610546487 , -1.58993252256371]</text:p>
          </table:table-cell>
        </table:table-row>
        <table:table-row table:style-name="ro1">
          <table:table-cell office:value-type="string">
            <text:p>OM5279</text:p>
          </table:table-cell>
          <table:table-cell office:value-type="string">
            <text:p>om_ent</text:p>
          </table:table-cell>
          <table:table-cell office:value-type="string">
            <text:p>Zola</text:p>
          </table:table-cell>
          <table:table-cell office:value-type="float" office:value="51">
            <text:p>51</text:p>
          </table:table-cell>
          <table:table-cell office:value-type="string">
            <text:p>Rue de la Convention</text:p>
          </table:table-cell>
          <table:table-cell office:value-type="string">
            <text:p>Conventi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03441734494 , -1.58991311172845]</text:p>
          </table:table-cell>
        </table:table-row>
        <table:table-row table:style-name="ro1">
          <table:table-cell office:value-type="string">
            <text:p>OM5309</text:p>
          </table:table-cell>
          <table:table-cell office:value-type="string">
            <text:p>om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des filets</text:p>
          </table:table-cell>
          <table:table-cell office:value-type="string">
            <text:p>filet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non_definie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45336282901 , -1.58368792114568]</text:p>
          </table:table-cell>
        </table:table-row>
        <table:table-row table:style-name="ro1">
          <table:table-cell office:value-type="string">
            <text:p>OM5310</text:p>
          </table:table-cell>
          <table:table-cell office:value-type="string">
            <text:p>om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des filets</text:p>
          </table:table-cell>
          <table:table-cell office:value-type="string">
            <text:p>filet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non_definie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45253952558 , -1.58371759648981]</text:p>
          </table:table-cell>
        </table:table-row>
        <table:table-row table:style-name="ro1">
          <table:table-cell office:value-type="string">
            <text:p>OM5311</text:p>
          </table:table-cell>
          <table:table-cell office:value-type="string">
            <text:p>om_ent</text:p>
          </table:table-cell>
          <table:table-cell office:value-type="string">
            <text:p>Beautour</text:p>
          </table:table-cell>
          <table:table-cell office:value-type="float" office:value="308">
            <text:p>308</text:p>
          </table:table-cell>
          <table:table-cell office:value-type="string">
            <text:p>308 Route de Clisson</text:p>
          </table:table-cell>
          <table:table-cell office:value-type="string">
            <text:p>Clisson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215">
            <text:p>440215</text:p>
          </table:table-cell>
          <table:table-cell office:value-type="string">
            <text:p>Vertou</text:p>
          </table:table-cell>
          <table:table-cell office:value-type="string">
            <text:p>[ 47.1879994796131 , -1.49982165229848]</text:p>
          </table:table-cell>
        </table:table-row>
        <table:table-row table:style-name="ro1">
          <table:table-cell office:value-type="string">
            <text:p>OM5343</text:p>
          </table:table-cell>
          <table:table-cell office:value-type="string">
            <text:p>om_ent</text:p>
          </table:table-cell>
          <table:table-cell office:value-type="string">
            <text:p>Beautour</text:p>
          </table:table-cell>
          <table:table-cell office:value-type="float" office:value="136">
            <text:p>136</text:p>
          </table:table-cell>
          <table:table-cell office:value-type="string">
            <text:p>Route de la Fontenelle</text:p>
          </table:table-cell>
          <table:table-cell office:value-type="string">
            <text:p>Fontenell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215">
            <text:p>440215</text:p>
          </table:table-cell>
          <table:table-cell office:value-type="string">
            <text:p>Vertou</text:p>
          </table:table-cell>
          <table:table-cell office:value-type="string">
            <text:p>[ 47.1881830710572 , -1.50121829052273]</text:p>
          </table:table-cell>
        </table:table-row>
        <table:table-row table:style-name="ro1">
          <table:table-cell office:value-type="string">
            <text:p>OM5344</text:p>
          </table:table-cell>
          <table:table-cell office:value-type="string">
            <text:p>om_ent</text:p>
          </table:table-cell>
          <table:table-cell office:value-type="string">
            <text:p>ZAC de la Minais</text:p>
          </table:table-cell>
          <table:table-cell office:value-type="float" office:value="0">
            <text:p>0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16</text:p>
          </table:table-cell>
          <table:table-cell office:value-type="string">
            <text:p>Alu strie arasant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72">
            <text:p>440172</text:p>
          </table:table-cell>
          <table:table-cell office:value-type="string">
            <text:p>Ste-Luce-sur-Loire</text:p>
          </table:table-cell>
          <table:table-cell office:value-type="string">
            <text:p>[ 47.2536640622387 , -1.47127949949543]</text:p>
          </table:table-cell>
        </table:table-row>
        <table:table-row table:style-name="ro1">
          <table:table-cell office:value-type="string">
            <text:p>OM5345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Flore</text:p>
          </table:table-cell>
          <table:table-cell office:value-type="string">
            <text:p>Flo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94">
            <text:p>440194</text:p>
          </table:table-cell>
          <table:table-cell office:value-type="string">
            <text:p>Sautron</text:p>
          </table:table-cell>
          <table:table-cell office:value-type="string">
            <text:p>[ 47.2608632636707 , -1.66593220325862]</text:p>
          </table:table-cell>
        </table:table-row>
        <table:table-row table:style-name="ro1">
          <table:table-cell office:value-type="string">
            <text:p>OM5346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Flore</text:p>
          </table:table-cell>
          <table:table-cell office:value-type="string">
            <text:p>Flo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94">
            <text:p>440194</text:p>
          </table:table-cell>
          <table:table-cell office:value-type="string">
            <text:p>Sautron</text:p>
          </table:table-cell>
          <table:table-cell office:value-type="string">
            <text:p>[ 47.2606306089365 , -1.66597542365868]</text:p>
          </table:table-cell>
        </table:table-row>
        <table:table-row table:style-name="ro1">
          <table:table-cell office:value-type="string">
            <text:p>OM5347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Flore</text:p>
          </table:table-cell>
          <table:table-cell office:value-type="string">
            <text:p>Flo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94">
            <text:p>440194</text:p>
          </table:table-cell>
          <table:table-cell office:value-type="string">
            <text:p>Sautron</text:p>
          </table:table-cell>
          <table:table-cell office:value-type="string">
            <text:p>[ 47.2606120296298 , -1.66597554886922]</text:p>
          </table:table-cell>
        </table:table-row>
        <table:table-row table:style-name="ro1">
          <table:table-cell office:value-type="string">
            <text:p>OM5348</text:p>
          </table:table-cell>
          <table:table-cell office:value-type="string">
            <text:p>om_ent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ue de Mayenne</text:p>
          </table:table-cell>
          <table:table-cell office:value-type="string">
            <text:p>Mayen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6110896207 , -1.61055313659077]</text:p>
          </table:table-cell>
        </table:table-row>
        <table:table-row table:style-name="ro1">
          <table:table-cell office:value-type="string">
            <text:p>OM5349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'Arras</text:p>
          </table:table-cell>
          <table:table-cell office:value-type="string">
            <text:p>Arra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959743211 , -1.60829454694259]</text:p>
          </table:table-cell>
        </table:table-row>
        <table:table-row table:style-name="ro1">
          <table:table-cell office:value-type="string">
            <text:p>OM5350</text:p>
          </table:table-cell>
          <table:table-cell office:value-type="string">
            <text:p>om_e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9763808777 , -1.60853203272898]</text:p>
          </table:table-cell>
        </table:table-row>
        <table:table-row table:style-name="ro1">
          <table:table-cell office:value-type="string">
            <text:p>OM5351</text:p>
          </table:table-cell>
          <table:table-cell office:value-type="string">
            <text:p>om_ent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ue d'Arras</text:p>
          </table:table-cell>
          <table:table-cell office:value-type="string">
            <text:p>Arra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3746898273 , -1.6088057195878]</text:p>
          </table:table-cell>
        </table:table-row>
        <table:table-row table:style-name="ro1">
          <table:table-cell office:value-type="string">
            <text:p>OM5352</text:p>
          </table:table-cell>
          <table:table-cell office:value-type="string">
            <text:p>om_ent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ue d'Arras</text:p>
          </table:table-cell>
          <table:table-cell office:value-type="string">
            <text:p>Arra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3651205367 , -1.60878381164078]</text:p>
          </table:table-cell>
        </table:table-row>
        <table:table-row table:style-name="ro1">
          <table:table-cell office:value-type="string">
            <text:p>OM5353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'Arras</text:p>
          </table:table-cell>
          <table:table-cell office:value-type="string">
            <text:p>Arra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7027632544 , -1.60959367852981]</text:p>
          </table:table-cell>
        </table:table-row>
        <table:table-row table:style-name="ro1">
          <table:table-cell office:value-type="string">
            <text:p>OM5354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'Arras</text:p>
          </table:table-cell>
          <table:table-cell office:value-type="string">
            <text:p>Arra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3420029847 , -1.60946106920907]</text:p>
          </table:table-cell>
        </table:table-row>
        <table:table-row table:style-name="ro1">
          <table:table-cell office:value-type="string">
            <text:p>OM5355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'Issoire</text:p>
          </table:table-cell>
          <table:table-cell office:value-type="string">
            <text:p>Issoi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1467871594 , -1.61066988097119]</text:p>
          </table:table-cell>
        </table:table-row>
        <table:table-row table:style-name="ro1">
          <table:table-cell office:value-type="string">
            <text:p>OM5356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'Issoire</text:p>
          </table:table-cell>
          <table:table-cell office:value-type="string">
            <text:p>Issoi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3049237139 , -1.61135548163709]</text:p>
          </table:table-cell>
        </table:table-row>
        <table:table-row table:style-name="ro1">
          <table:table-cell office:value-type="string">
            <text:p>OM5357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'Issoire</text:p>
          </table:table-cell>
          <table:table-cell office:value-type="string">
            <text:p>Issoi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1927773031 , -1.61107460575008]</text:p>
          </table:table-cell>
        </table:table-row>
        <table:table-row table:style-name="ro1">
          <table:table-cell office:value-type="string">
            <text:p>OM5358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Montargis</text:p>
          </table:table-cell>
          <table:table-cell office:value-type="string">
            <text:p>Montargi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9816523317 , -1.61112067664963]</text:p>
          </table:table-cell>
        </table:table-row>
        <table:table-row table:style-name="ro1">
          <table:table-cell office:value-type="string">
            <text:p>OM5359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Montargis</text:p>
          </table:table-cell>
          <table:table-cell office:value-type="string">
            <text:p>Montargi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40560332451 , -1.61105801101124]</text:p>
          </table:table-cell>
        </table:table-row>
        <table:table-row table:style-name="ro1">
          <table:table-cell office:value-type="string">
            <text:p>OM5360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Montargis</text:p>
          </table:table-cell>
          <table:table-cell office:value-type="string">
            <text:p>Montargi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40730715492 , -1.61104260836045]</text:p>
          </table:table-cell>
        </table:table-row>
        <table:table-row table:style-name="ro1">
          <table:table-cell office:value-type="string">
            <text:p>OM5361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'Orne</text:p>
          </table:table-cell>
          <table:table-cell office:value-type="string">
            <text:p>Or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47931524968 , -1.61041570677955]</text:p>
          </table:table-cell>
        </table:table-row>
        <table:table-row table:style-name="ro1">
          <table:table-cell office:value-type="string">
            <text:p>OM5362</text:p>
          </table:table-cell>
          <table:table-cell office:value-type="string">
            <text:p>om_en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4454604826 , -1.60981523013365]</text:p>
          </table:table-cell>
        </table:table-row>
        <table:table-row table:style-name="ro1">
          <table:table-cell office:value-type="string">
            <text:p>OM5363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Sancerre</text:p>
          </table:table-cell>
          <table:table-cell office:value-type="string">
            <text:p>Issoi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36309028791 , -1.61141890354946]</text:p>
          </table:table-cell>
        </table:table-row>
        <table:table-row table:style-name="ro1">
          <table:table-cell office:value-type="string">
            <text:p>OM5364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u Général Zimmer</text:p>
          </table:table-cell>
          <table:table-cell office:value-type="string">
            <text:p>Zimm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092620179796 , -1.65029013604252]</text:p>
          </table:table-cell>
        </table:table-row>
        <table:table-row table:style-name="ro1">
          <table:table-cell office:value-type="string">
            <text:p>OM5365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u Général Zimmer</text:p>
          </table:table-cell>
          <table:table-cell office:value-type="string">
            <text:p>Zimm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092834764461 , -1.65029627753057]</text:p>
          </table:table-cell>
        </table:table-row>
        <table:table-row table:style-name="ro1">
          <table:table-cell office:value-type="string">
            <text:p>OM5366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4749136435 , -1.61358936056543]</text:p>
          </table:table-cell>
        </table:table-row>
        <table:table-row table:style-name="ro1">
          <table:table-cell office:value-type="string">
            <text:p>OM5367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4726544444 , -1.61305276047859]</text:p>
          </table:table-cell>
        </table:table-row>
        <table:table-row table:style-name="ro1">
          <table:table-cell office:value-type="string">
            <text:p>OM5368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4709103566 , -1.61250104517788]</text:p>
          </table:table-cell>
        </table:table-row>
        <table:table-row table:style-name="ro1">
          <table:table-cell office:value-type="string">
            <text:p>OM5369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6242329164 , -1.61221232516886]</text:p>
          </table:table-cell>
        </table:table-row>
        <table:table-row table:style-name="ro1">
          <table:table-cell office:value-type="string">
            <text:p>OM5370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7879890718 , -1.61116669608819]</text:p>
          </table:table-cell>
        </table:table-row>
        <table:table-row table:style-name="ro1">
          <table:table-cell office:value-type="string">
            <text:p>OM5371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7875675459 , -1.61093784639699]</text:p>
          </table:table-cell>
        </table:table-row>
        <table:table-row table:style-name="ro1">
          <table:table-cell office:value-type="string">
            <text:p>OM5372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8803455236 , -1.60925204014397]</text:p>
          </table:table-cell>
        </table:table-row>
        <table:table-row table:style-name="ro1">
          <table:table-cell office:value-type="string">
            <text:p>OM5373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8807355092 , -1.60875806302448]</text:p>
          </table:table-cell>
        </table:table-row>
        <table:table-row table:style-name="ro1">
          <table:table-cell office:value-type="string">
            <text:p>OM5374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8621044293 , -1.60875971952254]</text:p>
          </table:table-cell>
        </table:table-row>
        <table:table-row table:style-name="ro1">
          <table:table-cell office:value-type="string">
            <text:p>OM5375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lée du Parc</text:p>
          </table:table-cell>
          <table:table-cell office:value-type="string">
            <text:p>Par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3769238061 , -1.60942856708115]</text:p>
          </table:table-cell>
        </table:table-row>
        <table:table-row table:style-name="ro1">
          <table:table-cell office:value-type="string">
            <text:p>OM5376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lée du Parc</text:p>
          </table:table-cell>
          <table:table-cell office:value-type="string">
            <text:p>Par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3676567952 , -1.60882477767513]</text:p>
          </table:table-cell>
        </table:table-row>
        <table:table-row table:style-name="ro1">
          <table:table-cell office:value-type="string">
            <text:p>OM5377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lée du Parc</text:p>
          </table:table-cell>
          <table:table-cell office:value-type="string">
            <text:p>Par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36841808577 , -1.6078697187032]</text:p>
          </table:table-cell>
        </table:table-row>
        <table:table-row table:style-name="ro1">
          <table:table-cell office:value-type="string">
            <text:p>OM5378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3224179505 , -1.6075009151493]</text:p>
          </table:table-cell>
        </table:table-row>
        <table:table-row table:style-name="ro1">
          <table:table-cell office:value-type="string">
            <text:p>OM5379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Marcel Paul</text:p>
          </table:table-cell>
          <table:table-cell office:value-type="string">
            <text:p>Pau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53221693963 , -1.61747218888274]</text:p>
          </table:table-cell>
        </table:table-row>
        <table:table-row table:style-name="ro1">
          <table:table-cell office:value-type="string">
            <text:p>OM5380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Marcel Paul</text:p>
          </table:table-cell>
          <table:table-cell office:value-type="string">
            <text:p>Pau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5206702535 , -1.61758942927593]</text:p>
          </table:table-cell>
        </table:table-row>
        <table:table-row table:style-name="ro1">
          <table:table-cell office:value-type="string">
            <text:p>OM5381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Marcel Paul</text:p>
          </table:table-cell>
          <table:table-cell office:value-type="string">
            <text:p>Pau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51798814597 , -1.61761926936366]</text:p>
          </table:table-cell>
        </table:table-row>
        <table:table-row table:style-name="ro1">
          <table:table-cell office:value-type="string">
            <text:p>OM5382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7890264079 , -1.61167896271914]</text:p>
          </table:table-cell>
        </table:table-row>
        <table:table-row table:style-name="ro1">
          <table:table-cell office:value-type="string">
            <text:p>OM5383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llée du Parc</text:p>
          </table:table-cell>
          <table:table-cell office:value-type="string">
            <text:p>Par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/péda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442706964637 , -1.60849182827222]</text:p>
          </table:table-cell>
        </table:table-row>
        <table:table-row table:style-name="ro1">
          <table:table-cell office:value-type="string">
            <text:p>OM5384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611321044 , -1.61126948743468]</text:p>
          </table:table-cell>
        </table:table-row>
        <table:table-row table:style-name="ro1">
          <table:table-cell office:value-type="string">
            <text:p>OM5385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6028332851 , -1.61124614465236]</text:p>
          </table:table-cell>
        </table:table-row>
        <table:table-row table:style-name="ro1">
          <table:table-cell office:value-type="string">
            <text:p>OM5386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3536909759 , -1.61062653500656]</text:p>
          </table:table-cell>
        </table:table-row>
        <table:table-row table:style-name="ro1">
          <table:table-cell office:value-type="string">
            <text:p>OM5387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1558713692 , -1.61022576536692]</text:p>
          </table:table-cell>
        </table:table-row>
        <table:table-row table:style-name="ro1">
          <table:table-cell office:value-type="string">
            <text:p>OM5388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0071941125 , -1.60986648294266]</text:p>
          </table:table-cell>
        </table:table-row>
        <table:table-row table:style-name="ro1">
          <table:table-cell office:value-type="string">
            <text:p>OM5389</text:p>
          </table:table-cell>
          <table:table-cell office:value-type="string">
            <text:p>om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18722539021 , -1.60952790291269]</text:p>
          </table:table-cell>
        </table:table-row>
        <table:table-row table:style-name="ro1">
          <table:table-cell office:value-type="string">
            <text:p>TS1001</text:p>
          </table:table-cell>
          <table:table-cell office:value-type="string">
            <text:p>ts_ent</text:p>
          </table:table-cell>
          <table:table-cell office:value-type="string">
            <text:p>Salorges - Ste Anne</text:p>
          </table:table-cell>
          <table:table-cell office:value-type="float" office:value="13">
            <text:p>13</text:p>
          </table:table-cell>
          <table:table-cell office:value-type="string">
            <text:p>rue des Salorges</text:p>
          </table:table-cell>
          <table:table-cell office:value-type="string">
            <text:p>salorges</text:p>
          </table:table-cell>
          <table:table-cell office:value-type="string">
            <text:p>1.32</text:p>
          </table:table-cell>
          <table:table-cell office:value-type="string">
            <text:p>4.0</text:p>
          </table:table-cell>
          <table:table-cell office:value-type="string">
            <text:p>Ascenseur</text:p>
          </table:table-cell>
          <table:table-cell office:value-type="string">
            <text:p>gris fonte plaqué inox brossé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tambour_6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4988955882 , -1.57669888838002]</text:p>
          </table:table-cell>
        </table:table-row>
        <table:table-row table:style-name="ro1">
          <table:table-cell office:value-type="string">
            <text:p>TS1002</text:p>
          </table:table-cell>
          <table:table-cell office:value-type="string">
            <text:p>ts_ent</text:p>
          </table:table-cell>
          <table:table-cell office:value-type="string">
            <text:p>Salorges - Ste Anne</text:p>
          </table:table-cell>
          <table:table-cell office:value-type="float" office:value="13">
            <text:p>13</text:p>
          </table:table-cell>
          <table:table-cell office:value-type="string">
            <text:p>rue des Salorges</text:p>
          </table:table-cell>
          <table:table-cell office:value-type="string">
            <text:p>salorges</text:p>
          </table:table-cell>
          <table:table-cell office:value-type="string">
            <text:p>1.32</text:p>
          </table:table-cell>
          <table:table-cell office:value-type="string">
            <text:p>4.0</text:p>
          </table:table-cell>
          <table:table-cell office:value-type="string">
            <text:p>Ascenseur</text:p>
          </table:table-cell>
          <table:table-cell office:value-type="string">
            <text:p>gris fonte plaqué inox brossé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tambour_6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4704841282 , -1.57668469757197]</text:p>
          </table:table-cell>
        </table:table-row>
        <table:table-row table:style-name="ro1">
          <table:table-cell office:value-type="string">
            <text:p>TS4002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9">
            <text:p>9</text:p>
          </table:table-cell>
          <table:table-cell office:value-type="string">
            <text:p>rue de norvège</text:p>
          </table:table-cell>
          <table:table-cell office:value-type="string">
            <text:p>norvèg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3914487076 , -1.52478007392849]</text:p>
          </table:table-cell>
        </table:table-row>
        <table:table-row table:style-name="ro1">
          <table:table-cell office:value-type="string">
            <text:p>TS4003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7">
            <text:p>7</text:p>
          </table:table-cell>
          <table:table-cell office:value-type="string">
            <text:p>rue de norvège</text:p>
          </table:table-cell>
          <table:table-cell office:value-type="string">
            <text:p>norvèg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5536162803 , -1.52459034861418]</text:p>
          </table:table-cell>
        </table:table-row>
        <table:table-row table:style-name="ro1">
          <table:table-cell office:value-type="string">
            <text:p>TS4004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3">
            <text:p>3</text:p>
          </table:table-cell>
          <table:table-cell office:value-type="string">
            <text:p>rue de norvège</text:p>
          </table:table-cell>
          <table:table-cell office:value-type="string">
            <text:p>norvèg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7530396389 , -1.5241201009123]</text:p>
          </table:table-cell>
        </table:table-row>
        <table:table-row table:style-name="ro1">
          <table:table-cell office:value-type="string">
            <text:p>TS4005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hongrie</text:p>
          </table:table-cell>
          <table:table-cell office:value-type="string">
            <text:p>hongri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tambour_10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5179431248 , -1.52359124672195]</text:p>
          </table:table-cell>
        </table:table-row>
        <table:table-row table:style-name="ro1">
          <table:table-cell office:value-type="string">
            <text:p>TS4006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hongrie</text:p>
          </table:table-cell>
          <table:table-cell office:value-type="string">
            <text:p>hongri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tambour_10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4957014695 , -1.5235775265924]</text:p>
          </table:table-cell>
        </table:table-row>
        <table:table-row table:style-name="ro1">
          <table:table-cell office:value-type="string">
            <text:p>TS4014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">
            <text:p>3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7332000456 , -1.52725088592005]</text:p>
          </table:table-cell>
        </table:table-row>
        <table:table-row table:style-name="ro1">
          <table:table-cell office:value-type="string">
            <text:p>TS4015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">
            <text:p>3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7278339945 , -1.52722627668576]</text:p>
          </table:table-cell>
        </table:table-row>
        <table:table-row table:style-name="ro1">
          <table:table-cell office:value-type="string">
            <text:p>TS4016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">
            <text:p>3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749974051 , -1.52724301350402]</text:p>
          </table:table-cell>
        </table:table-row>
        <table:table-row table:style-name="ro1">
          <table:table-cell office:value-type="string">
            <text:p>TS4017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5">
            <text:p>5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4899768987 , -1.52736503539762]</text:p>
          </table:table-cell>
        </table:table-row>
        <table:table-row table:style-name="ro1">
          <table:table-cell office:value-type="string">
            <text:p>TS4018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5">
            <text:p>5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4845602289 , -1.52734193646991]</text:p>
          </table:table-cell>
        </table:table-row>
        <table:table-row table:style-name="ro1">
          <table:table-cell office:value-type="string">
            <text:p>TS4020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0">
            <text:p>10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0469021207 , -1.52737695401529]</text:p>
          </table:table-cell>
        </table:table-row>
        <table:table-row table:style-name="ro1">
          <table:table-cell office:value-type="string">
            <text:p>TS4021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2">
            <text:p>12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38436750564 , -1.52731384124137]</text:p>
          </table:table-cell>
        </table:table-row>
        <table:table-row table:style-name="ro1">
          <table:table-cell office:value-type="string">
            <text:p>TS4022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2">
            <text:p>12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38407553679 , -1.52733936582921]</text:p>
          </table:table-cell>
        </table:table-row>
        <table:table-row table:style-name="ro1">
          <table:table-cell office:value-type="string">
            <text:p>TS4023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0">
            <text:p>10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0429530333 , -1.52740240439056]</text:p>
          </table:table-cell>
        </table:table-row>
        <table:table-row table:style-name="ro1">
          <table:table-cell office:value-type="string">
            <text:p>TS4024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2">
            <text:p>12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37557225233 , -1.52722877284019]</text:p>
          </table:table-cell>
        </table:table-row>
        <table:table-row table:style-name="ro1">
          <table:table-cell office:value-type="string">
            <text:p>TS4025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bitum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049738591 , -1.53106245336948]</text:p>
          </table:table-cell>
        </table:table-row>
        <table:table-row table:style-name="ro1">
          <table:table-cell office:value-type="string">
            <text:p>TS4026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bitum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088730645 , -1.53103850431189]</text:p>
          </table:table-cell>
        </table:table-row>
        <table:table-row table:style-name="ro1">
          <table:table-cell office:value-type="string">
            <text:p>TS5005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'Irlande</text:p>
          </table:table-cell>
          <table:table-cell office:value-type="string">
            <text:p>Irland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6766593214 , -1.52603396368395]</text:p>
          </table:table-cell>
        </table:table-row>
        <table:table-row table:style-name="ro1">
          <table:table-cell office:value-type="string">
            <text:p>TS5006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</text:p>
          </table:table-cell>
          <table:table-cell office:value-type="string">
            <text:p>suis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71492278501 , -1.52304309895212]</text:p>
          </table:table-cell>
        </table:table-row>
        <table:table-row table:style-name="ro1">
          <table:table-cell office:value-type="string">
            <text:p>TS5007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</text:p>
          </table:table-cell>
          <table:table-cell office:value-type="string">
            <text:p>suis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71957371217 , -1.52248608888127]</text:p>
          </table:table-cell>
        </table:table-row>
        <table:table-row table:style-name="ro1">
          <table:table-cell office:value-type="string">
            <text:p>TS5008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</text:p>
          </table:table-cell>
          <table:table-cell office:value-type="string">
            <text:p>suis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9576395965 , -1.5217692248009]</text:p>
          </table:table-cell>
        </table:table-row>
        <table:table-row table:style-name="ro1">
          <table:table-cell office:value-type="string">
            <text:p>TS5009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</text:p>
          </table:table-cell>
          <table:table-cell office:value-type="string">
            <text:p>suis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70629466651 , -1.52195249838774]</text:p>
          </table:table-cell>
        </table:table-row>
        <table:table-row table:style-name="ro1">
          <table:table-cell office:value-type="string">
            <text:p>TS5012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1397357895 , -1.53232448534934]</text:p>
          </table:table-cell>
        </table:table-row>
        <table:table-row table:style-name="ro1">
          <table:table-cell office:value-type="string">
            <text:p>TS5013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9582704102 , -1.53275054797435]</text:p>
          </table:table-cell>
        </table:table-row>
        <table:table-row table:style-name="ro1">
          <table:table-cell office:value-type="string">
            <text:p>TS5014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9623728214 , -1.53272055623819]</text:p>
          </table:table-cell>
        </table:table-row>
        <table:table-row table:style-name="ro1">
          <table:table-cell office:value-type="string">
            <text:p>TS5015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0257740692 , -1.53239954006469]</text:p>
          </table:table-cell>
        </table:table-row>
        <table:table-row table:style-name="ro1">
          <table:table-cell office:value-type="string">
            <text:p>TS5016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0247295042 , -1.53236917619226]</text:p>
          </table:table-cell>
        </table:table-row>
        <table:table-row table:style-name="ro1">
          <table:table-cell office:value-type="string">
            <text:p>TS5017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0306877348 , -1.53234537622686]</text:p>
          </table:table-cell>
        </table:table-row>
        <table:table-row table:style-name="ro1">
          <table:table-cell office:value-type="string">
            <text:p>TS5018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tchéchoslovaquie</text:p>
          </table:table-cell>
          <table:table-cell office:value-type="string">
            <text:p>tchéchoslovaqui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918684395 , -1.53262405323798]</text:p>
          </table:table-cell>
        </table:table-row>
        <table:table-row table:style-name="ro1">
          <table:table-cell office:value-type="string">
            <text:p>TS5019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tchéchoslovaquie</text:p>
          </table:table-cell>
          <table:table-cell office:value-type="string">
            <text:p>tchéchoslovaqui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8273135249 , -1.53197589314945]</text:p>
          </table:table-cell>
        </table:table-row>
        <table:table-row table:style-name="ro1">
          <table:table-cell office:value-type="string">
            <text:p>TS5020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tchéchoslovaquie</text:p>
          </table:table-cell>
          <table:table-cell office:value-type="string">
            <text:p>tchéchoslovaqui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9302038532 , -1.53158503203857]</text:p>
          </table:table-cell>
        </table:table-row>
        <table:table-row table:style-name="ro1">
          <table:table-cell office:value-type="string">
            <text:p>TS5021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tchéchoslovaquie</text:p>
          </table:table-cell>
          <table:table-cell office:value-type="string">
            <text:p>tchéchoslovaqui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9970532726 , -1.53106889486681]</text:p>
          </table:table-cell>
        </table:table-row>
        <table:table-row table:style-name="ro1">
          <table:table-cell office:value-type="string">
            <text:p>TS5022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du rhône</text:p>
          </table:table-cell>
          <table:table-cell office:value-type="string">
            <text:p>rhô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1657637927 , -1.60120619998875]</text:p>
          </table:table-cell>
        </table:table-row>
        <table:table-row table:style-name="ro1">
          <table:table-cell office:value-type="string">
            <text:p>TS5023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2">
            <text:p>2</text:p>
          </table:table-cell>
          <table:table-cell office:value-type="string">
            <text:p>rue du rhône</text:p>
          </table:table-cell>
          <table:table-cell office:value-type="string">
            <text:p>rhô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2428777283 , -1.60103319992969]</text:p>
          </table:table-cell>
        </table:table-row>
        <table:table-row table:style-name="ro1">
          <table:table-cell office:value-type="string">
            <text:p>TS5024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7">
            <text:p>7</text:p>
          </table:table-cell>
          <table:table-cell office:value-type="string">
            <text:p>rue du rhône</text:p>
          </table:table-cell>
          <table:table-cell office:value-type="string">
            <text:p>rhô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3019035882 , -1.60214440472955]</text:p>
          </table:table-cell>
        </table:table-row>
        <table:table-row table:style-name="ro1">
          <table:table-cell office:value-type="string">
            <text:p>TS5025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7">
            <text:p>7</text:p>
          </table:table-cell>
          <table:table-cell office:value-type="string">
            <text:p>rue du rhône</text:p>
          </table:table-cell>
          <table:table-cell office:value-type="string">
            <text:p>rhô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3922876904 , -1.60206626095051]</text:p>
          </table:table-cell>
        </table:table-row>
        <table:table-row table:style-name="ro1">
          <table:table-cell office:value-type="string">
            <text:p>TS5026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2">
            <text:p>22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2297516844 , -1.60167259913952]</text:p>
          </table:table-cell>
        </table:table-row>
        <table:table-row table:style-name="ro1">
          <table:table-cell office:value-type="string">
            <text:p>TS502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6">
            <text:p>26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4605746421 , -1.60119879226935]</text:p>
          </table:table-cell>
        </table:table-row>
        <table:table-row table:style-name="ro1">
          <table:table-cell office:value-type="string">
            <text:p>TS5028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0">
            <text:p>40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643133474 , -1.59999280890347]</text:p>
          </table:table-cell>
        </table:table-row>
        <table:table-row table:style-name="ro1">
          <table:table-cell office:value-type="string">
            <text:p>TS5029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0">
            <text:p>40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640094506 , -1.60002136671843]</text:p>
          </table:table-cell>
        </table:table-row>
        <table:table-row table:style-name="ro1">
          <table:table-cell office:value-type="string">
            <text:p>TS503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4">
            <text:p>44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9147121007 , -1.59950380999456]</text:p>
          </table:table-cell>
        </table:table-row>
        <table:table-row table:style-name="ro1">
          <table:table-cell office:value-type="string">
            <text:p>TS5031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27">
            <text:p>27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40276688111 , -1.58529875240597]</text:p>
          </table:table-cell>
        </table:table-row>
        <table:table-row table:style-name="ro1">
          <table:table-cell office:value-type="string">
            <text:p>TS5032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rue georges méliès/rue pl</text:p>
          </table:table-cell>
          <table:table-cell office:value-type="string">
            <text:p>Méliè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32922307535 , -1.5857750951562]</text:p>
          </table:table-cell>
        </table:table-row>
        <table:table-row table:style-name="ro1">
          <table:table-cell office:value-type="string">
            <text:p>TS5033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37">
            <text:p>37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3278591217 , -1.58575137000253]</text:p>
          </table:table-cell>
        </table:table-row>
        <table:table-row table:style-name="ro1">
          <table:table-cell office:value-type="string">
            <text:p>TS5034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37">
            <text:p>37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826073252 , -1.58516067484054]</text:p>
          </table:table-cell>
        </table:table-row>
        <table:table-row table:style-name="ro1">
          <table:table-cell office:value-type="string">
            <text:p>TS5035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37">
            <text:p>37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809913612 , -1.58518070028167]</text:p>
          </table:table-cell>
        </table:table-row>
        <table:table-row table:style-name="ro1">
          <table:table-cell office:value-type="string">
            <text:p>TS5036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41">
            <text:p>41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9550468363 , -1.58649575657377]</text:p>
          </table:table-cell>
        </table:table-row>
        <table:table-row table:style-name="ro1">
          <table:table-cell office:value-type="string">
            <text:p>TS5037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41">
            <text:p>41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9424367803 , -1.58647210686373]</text:p>
          </table:table-cell>
        </table:table-row>
        <table:table-row table:style-name="ro1">
          <table:table-cell office:value-type="string">
            <text:p>TS5038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">
            <text:p>1</text:p>
          </table:table-cell>
          <table:table-cell office:value-type="string">
            <text:p>place emile cohl</text:p>
          </table:table-cell>
          <table:table-cell office:value-type="string">
            <text:p>Coh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078732636 , -1.58528920626799]</text:p>
          </table:table-cell>
        </table:table-row>
        <table:table-row table:style-name="ro1">
          <table:table-cell office:value-type="string">
            <text:p>TS5039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">
            <text:p>1</text:p>
          </table:table-cell>
          <table:table-cell office:value-type="string">
            <text:p>place emile cohl</text:p>
          </table:table-cell>
          <table:table-cell office:value-type="string">
            <text:p>Coh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0934016086 , -1.58531300622841]</text:p>
          </table:table-cell>
        </table:table-row>
        <table:table-row table:style-name="ro1">
          <table:table-cell office:value-type="string">
            <text:p>TS5040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">
            <text:p>1</text:p>
          </table:table-cell>
          <table:table-cell office:value-type="string">
            <text:p>place emile cohl</text:p>
          </table:table-cell>
          <table:table-cell office:value-type="string">
            <text:p>Coh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1081219798 , -1.58533529499128]</text:p>
          </table:table-cell>
        </table:table-row>
        <table:table-row table:style-name="ro1">
          <table:table-cell office:value-type="string">
            <text:p>TS5041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21">
            <text:p>21</text:p>
          </table:table-cell>
          <table:table-cell office:value-type="string">
            <text:p>rue de la maison blanche</text:p>
          </table:table-cell>
          <table:table-cell office:value-type="string">
            <text:p>Blanch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6270049753 , -1.58516065054801]</text:p>
          </table:table-cell>
        </table:table-row>
        <table:table-row table:style-name="ro1">
          <table:table-cell office:value-type="string">
            <text:p>TS5042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21">
            <text:p>21</text:p>
          </table:table-cell>
          <table:table-cell office:value-type="string">
            <text:p>rue de la maison blanche</text:p>
          </table:table-cell>
          <table:table-cell office:value-type="string">
            <text:p>Blanch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6421866828 , -1.585139038894]</text:p>
          </table:table-cell>
        </table:table-row>
        <table:table-row table:style-name="ro1">
          <table:table-cell office:value-type="string">
            <text:p>TS5043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9">
            <text:p>19</text:p>
          </table:table-cell>
          <table:table-cell office:value-type="string">
            <text:p>rue jules raimu</text:p>
          </table:table-cell>
          <table:table-cell office:value-type="string">
            <text:p>Raim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1460631746 , -1.58443211861803]</text:p>
          </table:table-cell>
        </table:table-row>
        <table:table-row table:style-name="ro1">
          <table:table-cell office:value-type="string">
            <text:p>TS5044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9">
            <text:p>19</text:p>
          </table:table-cell>
          <table:table-cell office:value-type="string">
            <text:p>rue jules raimu</text:p>
          </table:table-cell>
          <table:table-cell office:value-type="string">
            <text:p>Raim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1602154089 , -1.58441043111206]</text:p>
          </table:table-cell>
        </table:table-row>
        <table:table-row table:style-name="ro1">
          <table:table-cell office:value-type="string">
            <text:p>TS5045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1">
            <text:p>11</text:p>
          </table:table-cell>
          <table:table-cell office:value-type="string">
            <text:p>rue jules raimu</text:p>
          </table:table-cell>
          <table:table-cell office:value-type="string">
            <text:p>Raim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7590510654 , -1.58376595427906]</text:p>
          </table:table-cell>
        </table:table-row>
        <table:table-row table:style-name="ro1">
          <table:table-cell office:value-type="string">
            <text:p>TS5046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1">
            <text:p>11</text:p>
          </table:table-cell>
          <table:table-cell office:value-type="string">
            <text:p>rue jules raimu</text:p>
          </table:table-cell>
          <table:table-cell office:value-type="string">
            <text:p>Raim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7752104652 , -1.58374592880408]</text:p>
          </table:table-cell>
        </table:table-row>
        <table:table-row table:style-name="ro1">
          <table:table-cell office:value-type="string">
            <text:p>TS5047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3">
            <text:p>3</text:p>
          </table:table-cell>
          <table:table-cell office:value-type="string">
            <text:p>rue jules raimu</text:p>
          </table:table-cell>
          <table:table-cell office:value-type="string">
            <text:p>Raim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3645195905 , -1.58307803957081]</text:p>
          </table:table-cell>
        </table:table-row>
        <table:table-row table:style-name="ro1">
          <table:table-cell office:value-type="string">
            <text:p>TS5048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3">
            <text:p>3</text:p>
          </table:table-cell>
          <table:table-cell office:value-type="string">
            <text:p>rue jacques feyder</text:p>
          </table:table-cell>
          <table:table-cell office:value-type="string">
            <text:p>Feyd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09895287902 , -1.58387924257706]</text:p>
          </table:table-cell>
        </table:table-row>
        <table:table-row table:style-name="ro1">
          <table:table-cell office:value-type="string">
            <text:p>TS5049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3">
            <text:p>3</text:p>
          </table:table-cell>
          <table:table-cell office:value-type="string">
            <text:p>rue jacques feyder</text:p>
          </table:table-cell>
          <table:table-cell office:value-type="string">
            <text:p>Feyd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0056882128 , -1.58385921742316]</text:p>
          </table:table-cell>
        </table:table-row>
        <table:table-row table:style-name="ro1">
          <table:table-cell office:value-type="string">
            <text:p>TS5050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">
            <text:p>1</text:p>
          </table:table-cell>
          <table:table-cell office:value-type="string">
            <text:p>rue de corse</text:p>
          </table:table-cell>
          <table:table-cell office:value-type="string">
            <text:p>Cor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307447795 , -1.52192680237593]</text:p>
          </table:table-cell>
        </table:table-row>
        <table:table-row table:style-name="ro1">
          <table:table-cell office:value-type="string">
            <text:p>TS5051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">
            <text:p>1</text:p>
          </table:table-cell>
          <table:table-cell office:value-type="string">
            <text:p>rue de corse</text:p>
          </table:table-cell>
          <table:table-cell office:value-type="string">
            <text:p>Cor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3125262051 , -1.52189839354493]</text:p>
          </table:table-cell>
        </table:table-row>
        <table:table-row table:style-name="ro1">
          <table:table-cell office:value-type="string">
            <text:p>TS5052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tchéchoslovaquie</text:p>
          </table:table-cell>
          <table:table-cell office:value-type="string">
            <text:p>tchéchoslovaquie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5056204474 , -1.5326447350673]</text:p>
          </table:table-cell>
        </table:table-row>
        <table:table-row table:style-name="ro1">
          <table:table-cell office:value-type="string">
            <text:p>TS5054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/tour Suisse</text:p>
          </table:table-cell>
          <table:table-cell office:value-type="string">
            <text:p>suis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6685241343 , -1.52146668689776]</text:p>
          </table:table-cell>
        </table:table-row>
        <table:table-row table:style-name="ro1">
          <table:table-cell office:value-type="string">
            <text:p>TS5055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/tour Suisse</text:p>
          </table:table-cell>
          <table:table-cell office:value-type="string">
            <text:p>suis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6512774446 , -1.52145787116239]</text:p>
          </table:table-cell>
        </table:table-row>
        <table:table-row table:style-name="ro1">
          <table:table-cell office:value-type="string">
            <text:p>TS5056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'Irlande</text:p>
          </table:table-cell>
          <table:table-cell office:value-type="string">
            <text:p>Irland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6646779877 , -1.52605278689195]</text:p>
          </table:table-cell>
        </table:table-row>
        <table:table-row table:style-name="ro1">
          <table:table-cell office:value-type="string">
            <text:p>TS5057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tchéchoslovaquie</text:p>
          </table:table-cell>
          <table:table-cell office:value-type="string">
            <text:p>tchéchoslovaqui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9949593531 , -1.53110054687015]</text:p>
          </table:table-cell>
        </table:table-row>
        <table:table-row table:style-name="ro1">
          <table:table-cell office:value-type="string">
            <text:p>TS5058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0">
            <text:p>0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271547335 , -1.53442240731614]</text:p>
          </table:table-cell>
        </table:table-row>
        <table:table-row table:style-name="ro1">
          <table:table-cell office:value-type="string">
            <text:p>TS5059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">
            <text:p>1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0695683648 , -1.57761134135108]</text:p>
          </table:table-cell>
        </table:table-row>
        <table:table-row table:style-name="ro1">
          <table:table-cell office:value-type="string">
            <text:p>TS5060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">
            <text:p>1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0556227228 , -1.57762699419982]</text:p>
          </table:table-cell>
        </table:table-row>
        <table:table-row table:style-name="ro1">
          <table:table-cell office:value-type="string">
            <text:p>TS5061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">
            <text:p>1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244372077 , -1.57766689464806]</text:p>
          </table:table-cell>
        </table:table-row>
        <table:table-row table:style-name="ro1">
          <table:table-cell office:value-type="string">
            <text:p>TS5062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">
            <text:p>1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184696792 , -1.57769071046222]</text:p>
          </table:table-cell>
        </table:table-row>
        <table:table-row table:style-name="ro1">
          <table:table-cell office:value-type="string">
            <text:p>TS5063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3">
            <text:p>3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4663345298 , -1.57875146687182]</text:p>
          </table:table-cell>
        </table:table-row>
        <table:table-row table:style-name="ro1">
          <table:table-cell office:value-type="string">
            <text:p>TS5064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3">
            <text:p>3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4535690667 , -1.57873234254716]</text:p>
          </table:table-cell>
        </table:table-row>
        <table:table-row table:style-name="ro1">
          <table:table-cell office:value-type="string">
            <text:p>TS5065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3">
            <text:p>3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4500221617 , -1.57877604105837]</text:p>
          </table:table-cell>
        </table:table-row>
        <table:table-row table:style-name="ro1">
          <table:table-cell office:value-type="string">
            <text:p>TS5066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3">
            <text:p>3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4372567026 , -1.57875691673367]</text:p>
          </table:table-cell>
        </table:table-row>
        <table:table-row table:style-name="ro1">
          <table:table-cell office:value-type="string">
            <text:p>TS5067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5">
            <text:p>5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0905614676 , -1.57909077351272]</text:p>
          </table:table-cell>
        </table:table-row>
        <table:table-row table:style-name="ro1">
          <table:table-cell office:value-type="string">
            <text:p>TS5068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5">
            <text:p>5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079574249 , -1.57909507896673]</text:p>
          </table:table-cell>
        </table:table-row>
        <table:table-row table:style-name="ro1">
          <table:table-cell office:value-type="string">
            <text:p>TS5069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5">
            <text:p>5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25353382 , -1.57909938442354]</text:p>
          </table:table-cell>
        </table:table-row>
        <table:table-row table:style-name="ro1">
          <table:table-cell office:value-type="string">
            <text:p>TS5070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5">
            <text:p>5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416686858 , -1.57910512654114]</text:p>
          </table:table-cell>
        </table:table-row>
        <table:table-row table:style-name="ro1">
          <table:table-cell office:value-type="string">
            <text:p>TS5071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2">
            <text:p>12</text:p>
          </table:table-cell>
          <table:table-cell office:value-type="string">
            <text:p>rue du Rhone</text:p>
          </table:table-cell>
          <table:table-cell office:value-type="string">
            <text:p>rho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73058919 , -1.6029466691991]</text:p>
          </table:table-cell>
        </table:table-row>
        <table:table-row table:style-name="ro1">
          <table:table-cell office:value-type="string">
            <text:p>TS5072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3">
            <text:p>13</text:p>
          </table:table-cell>
          <table:table-cell office:value-type="string">
            <text:p>rue du Rhone</text:p>
          </table:table-cell>
          <table:table-cell office:value-type="string">
            <text:p>rho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5912624741 , -1.60252455717672]</text:p>
          </table:table-cell>
        </table:table-row>
        <table:table-row table:style-name="ro1">
          <table:table-cell office:value-type="string">
            <text:p>TS5073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1">
            <text:p>11</text:p>
          </table:table-cell>
          <table:table-cell office:value-type="string">
            <text:p>rue du Rhone</text:p>
          </table:table-cell>
          <table:table-cell office:value-type="string">
            <text:p>rho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4797300158 , -1.60255723296951]</text:p>
          </table:table-cell>
        </table:table-row>
        <table:table-row table:style-name="ro1">
          <table:table-cell office:value-type="string">
            <text:p>TS5074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2">
            <text:p>2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99017967234 , -1.57382893782074]</text:p>
          </table:table-cell>
        </table:table-row>
        <table:table-row table:style-name="ro1">
          <table:table-cell office:value-type="string">
            <text:p>TS5075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2">
            <text:p>2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9880180716 , -1.57382735708543]</text:p>
          </table:table-cell>
        </table:table-row>
        <table:table-row table:style-name="ro1">
          <table:table-cell office:value-type="string">
            <text:p>TS5076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2">
            <text:p>2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98801764628 , -1.57379704174116]</text:p>
          </table:table-cell>
        </table:table-row>
        <table:table-row table:style-name="ro1">
          <table:table-cell office:value-type="string">
            <text:p>TS5077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4">
            <text:p>4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328883206 , -1.5743497620348]</text:p>
          </table:table-cell>
        </table:table-row>
        <table:table-row table:style-name="ro1">
          <table:table-cell office:value-type="string">
            <text:p>TS5078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4">
            <text:p>4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3081940201 , -1.57435128039106]</text:p>
          </table:table-cell>
        </table:table-row>
        <table:table-row table:style-name="ro1">
          <table:table-cell office:value-type="string">
            <text:p>TS5079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4">
            <text:p>4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2863729786 , -1.57435574749143]</text:p>
          </table:table-cell>
        </table:table-row>
        <table:table-row table:style-name="ro1">
          <table:table-cell office:value-type="string">
            <text:p>TS5080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6">
            <text:p>6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7992802097 , -1.57432353527315]</text:p>
          </table:table-cell>
        </table:table-row>
        <table:table-row table:style-name="ro1">
          <table:table-cell office:value-type="string">
            <text:p>TS5081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6">
            <text:p>6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7981442342 , -1.57429616818433]</text:p>
          </table:table-cell>
        </table:table-row>
        <table:table-row table:style-name="ro1">
          <table:table-cell office:value-type="string">
            <text:p>TS5082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6">
            <text:p>6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7785397664 , -1.57432656568123]</text:p>
          </table:table-cell>
        </table:table-row>
        <table:table-row table:style-name="ro1">
          <table:table-cell office:value-type="string">
            <text:p>TS5083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6">
            <text:p>6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7775063124 , -1.57429617454612]</text:p>
          </table:table-cell>
        </table:table-row>
        <table:table-row table:style-name="ro1">
          <table:table-cell office:value-type="string">
            <text:p>TS5084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8">
            <text:p>8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0996333488 , -1.57356032550376]</text:p>
          </table:table-cell>
        </table:table-row>
        <table:table-row table:style-name="ro1">
          <table:table-cell office:value-type="string">
            <text:p>TS5085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8">
            <text:p>8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0815709199 , -1.57357567833411]</text:p>
          </table:table-cell>
        </table:table-row>
        <table:table-row table:style-name="ro1">
          <table:table-cell office:value-type="string">
            <text:p>TS5086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8">
            <text:p>8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090554171 , -1.57358678285399]</text:p>
          </table:table-cell>
        </table:table-row>
        <table:table-row table:style-name="ro1">
          <table:table-cell office:value-type="string">
            <text:p>TS5087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8">
            <text:p>8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0900149027 , -1.57360054836982]</text:p>
          </table:table-cell>
        </table:table-row>
        <table:table-row table:style-name="ro1">
          <table:table-cell office:value-type="string">
            <text:p>TS5088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0">
            <text:p>10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085397316 , -1.57287129424641]</text:p>
          </table:table-cell>
        </table:table-row>
        <table:table-row table:style-name="ro1">
          <table:table-cell office:value-type="string">
            <text:p>TS5089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0">
            <text:p>10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053447442 , -1.57284377651875]</text:p>
          </table:table-cell>
        </table:table-row>
        <table:table-row table:style-name="ro1">
          <table:table-cell office:value-type="string">
            <text:p>TS5090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0">
            <text:p>10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1032303253 , -1.57281482201079]</text:p>
          </table:table-cell>
        </table:table-row>
        <table:table-row table:style-name="ro1">
          <table:table-cell office:value-type="string">
            <text:p>TS5091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0">
            <text:p>0</text:p>
          </table:table-cell>
          <table:table-cell office:value-type="string">
            <text:p>allée Jacques Berque</text:p>
          </table:table-cell>
          <table:table-cell office:value-type="string">
            <text:p>Berqu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10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4333803267 , -1.53732123999433]</text:p>
          </table:table-cell>
        </table:table-row>
        <table:table-row table:style-name="ro1">
          <table:table-cell office:value-type="string">
            <text:p>TS5092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0">
            <text:p>0</text:p>
          </table:table-cell>
          <table:table-cell office:value-type="string">
            <text:p>allée Jacques Berque</text:p>
          </table:table-cell>
          <table:table-cell office:value-type="string">
            <text:p>Berqu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10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4507273643 , -1.53732703872401]</text:p>
          </table:table-cell>
        </table:table-row>
        <table:table-row table:style-name="ro1">
          <table:table-cell office:value-type="string">
            <text:p>TS5093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0">
            <text:p>0</text:p>
          </table:table-cell>
          <table:table-cell office:value-type="string">
            <text:p>allée Jacques Berque</text:p>
          </table:table-cell>
          <table:table-cell office:value-type="string">
            <text:p>Berqu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10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4701331498 , -1.53733298647206]</text:p>
          </table:table-cell>
        </table:table-row>
        <table:table-row table:style-name="ro1">
          <table:table-cell office:value-type="string">
            <text:p>TS5094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0">
            <text:p>0</text:p>
          </table:table-cell>
          <table:table-cell office:value-type="string">
            <text:p>allée Jacques Berque</text:p>
          </table:table-cell>
          <table:table-cell office:value-type="string">
            <text:p>Berqu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10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4864508125 , -1.53733871070205]</text:p>
          </table:table-cell>
        </table:table-row>
        <table:table-row table:style-name="ro1">
          <table:table-cell office:value-type="string">
            <text:p>TS5095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0">
            <text:p>0</text:p>
          </table:table-cell>
          <table:table-cell office:value-type="string">
            <text:p>allée Jacques Berque</text:p>
          </table:table-cell>
          <table:table-cell office:value-type="string">
            <text:p>Berqu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10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5059073715 , -1.53734314775353]</text:p>
          </table:table-cell>
        </table:table-row>
        <table:table-row table:style-name="ro1">
          <table:table-cell office:value-type="string">
            <text:p>TS5096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0">
            <text:p>0</text:p>
          </table:table-cell>
          <table:table-cell office:value-type="string">
            <text:p>allée Jacques Berque</text:p>
          </table:table-cell>
          <table:table-cell office:value-type="string">
            <text:p>Berqu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10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5222250335 , -1.53734887199042]</text:p>
          </table:table-cell>
        </table:table-row>
        <table:table-row table:style-name="ro1">
          <table:table-cell office:value-type="string">
            <text:p>TS5097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9">
            <text:p>9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6376699397 , -1.53418234797039]</text:p>
          </table:table-cell>
        </table:table-row>
        <table:table-row table:style-name="ro1">
          <table:table-cell office:value-type="string">
            <text:p>TS5098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9">
            <text:p>9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6543936139 , -1.53417598532909]</text:p>
          </table:table-cell>
        </table:table-row>
        <table:table-row table:style-name="ro1">
          <table:table-cell office:value-type="string">
            <text:p>TS5099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11">
            <text:p>11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1423256253 , -1.53433394601078]</text:p>
          </table:table-cell>
        </table:table-row>
        <table:table-row table:style-name="ro1">
          <table:table-cell office:value-type="string">
            <text:p>TS5100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11">
            <text:p>11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1573096388 , -1.53434865985372]</text:p>
          </table:table-cell>
        </table:table-row>
        <table:table-row table:style-name="ro1">
          <table:table-cell office:value-type="string">
            <text:p>TS5101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13">
            <text:p>13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5804060097 , -1.53474727703304]</text:p>
          </table:table-cell>
        </table:table-row>
        <table:table-row table:style-name="ro1">
          <table:table-cell office:value-type="string">
            <text:p>TS5102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13">
            <text:p>13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5964700835 , -1.53476055477957]</text:p>
          </table:table-cell>
        </table:table-row>
        <table:table-row table:style-name="ro1">
          <table:table-cell office:value-type="string">
            <text:p>TS5103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13">
            <text:p>13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6182969322 , -1.53466369344574]</text:p>
          </table:table-cell>
        </table:table-row>
        <table:table-row table:style-name="ro1">
          <table:table-cell office:value-type="string">
            <text:p>TS5104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13">
            <text:p>13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6333316406 , -1.53467689671584]</text:p>
          </table:table-cell>
        </table:table-row>
        <table:table-row table:style-name="ro1">
          <table:table-cell office:value-type="string">
            <text:p>TS5105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de la drome</text:p>
          </table:table-cell>
          <table:table-cell office:value-type="string">
            <text:p>drom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7893005316 , -1.60213270968481]</text:p>
          </table:table-cell>
        </table:table-row>
        <table:table-row table:style-name="ro1">
          <table:table-cell office:value-type="string">
            <text:p>TS5106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de la drome</text:p>
          </table:table-cell>
          <table:table-cell office:value-type="string">
            <text:p>drom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807367023 , -1.60211738259801]</text:p>
          </table:table-cell>
        </table:table-row>
        <table:table-row table:style-name="ro1">
          <table:table-cell office:value-type="string">
            <text:p>TS5107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2">
            <text:p>12</text:p>
          </table:table-cell>
          <table:table-cell office:value-type="string">
            <text:p>rue de la Saone</text:p>
          </table:table-cell>
          <table:table-cell office:value-type="string">
            <text:p>sao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6750189 , -1.60284961038401]</text:p>
          </table:table-cell>
        </table:table-row>
        <table:table-row table:style-name="ro1">
          <table:table-cell office:value-type="string">
            <text:p>TS5108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8">
            <text:p>8</text:p>
          </table:table-cell>
          <table:table-cell office:value-type="string">
            <text:p>rue de la Saone</text:p>
          </table:table-cell>
          <table:table-cell office:value-type="string">
            <text:p>sao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4420568353 , -1.60305354076017]</text:p>
          </table:table-cell>
        </table:table-row>
        <table:table-row table:style-name="ro1">
          <table:table-cell office:value-type="string">
            <text:p>TS5109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4">
            <text:p>4</text:p>
          </table:table-cell>
          <table:table-cell office:value-type="string">
            <text:p>rue de la Saone</text:p>
          </table:table-cell>
          <table:table-cell office:value-type="string">
            <text:p>sao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1411069162 , -1.60325397971054]</text:p>
          </table:table-cell>
        </table:table-row>
        <table:table-row table:style-name="ro1">
          <table:table-cell office:value-type="string">
            <text:p>TS5110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8">
            <text:p>8</text:p>
          </table:table-cell>
          <table:table-cell office:value-type="string">
            <text:p>rue de l'Isère</text:p>
          </table:table-cell>
          <table:table-cell office:value-type="string">
            <text:p>ise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29236904828 , -1.60339756210349]</text:p>
          </table:table-cell>
        </table:table-row>
        <table:table-row table:style-name="ro1">
          <table:table-cell office:value-type="string">
            <text:p>TS5111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8">
            <text:p>8</text:p>
          </table:table-cell>
          <table:table-cell office:value-type="string">
            <text:p>rue de l'Isère</text:p>
          </table:table-cell>
          <table:table-cell office:value-type="string">
            <text:p>ise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29076824754 , -1.60341303974279]</text:p>
          </table:table-cell>
        </table:table-row>
        <table:table-row table:style-name="ro1">
          <table:table-cell office:value-type="string">
            <text:p>TS5112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8">
            <text:p>8</text:p>
          </table:table-cell>
          <table:table-cell office:value-type="string">
            <text:p>rue de l'Isère</text:p>
          </table:table-cell>
          <table:table-cell office:value-type="string">
            <text:p>ise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28982154002 , -1.60338811628723]</text:p>
          </table:table-cell>
        </table:table-row>
        <table:table-row table:style-name="ro1">
          <table:table-cell office:value-type="string">
            <text:p>TS5113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de l'Isère</text:p>
          </table:table-cell>
          <table:table-cell office:value-type="string">
            <text:p>ise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25950112327 , -1.60256783922237]</text:p>
          </table:table-cell>
        </table:table-row>
        <table:table-row table:style-name="ro1">
          <table:table-cell office:value-type="string">
            <text:p>TS5114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de l'Isère</text:p>
          </table:table-cell>
          <table:table-cell office:value-type="string">
            <text:p>ise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25778191154 , -1.60258777234454]</text:p>
          </table:table-cell>
        </table:table-row>
        <table:table-row table:style-name="ro1">
          <table:table-cell office:value-type="string">
            <text:p>TS5115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7">
            <text:p>17</text:p>
          </table:table-cell>
          <table:table-cell office:value-type="string">
            <text:p>rue du Rhone</text:p>
          </table:table-cell>
          <table:table-cell office:value-type="string">
            <text:p>rhon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4721174207 , -1.60344398383291]</text:p>
          </table:table-cell>
        </table:table-row>
        <table:table-row table:style-name="ro1">
          <table:table-cell office:value-type="string">
            <text:p>TS5116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29">
            <text:p>29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091489477 , -1.60547948694116]</text:p>
          </table:table-cell>
        </table:table-row>
        <table:table-row table:style-name="ro1">
          <table:table-cell office:value-type="string">
            <text:p>TS5117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27">
            <text:p>27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87712246348 , -1.60576179575438]</text:p>
          </table:table-cell>
        </table:table-row>
        <table:table-row table:style-name="ro1">
          <table:table-cell office:value-type="string">
            <text:p>TS5118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21">
            <text:p>21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84427244557 , -1.60604349466162]</text:p>
          </table:table-cell>
        </table:table-row>
        <table:table-row table:style-name="ro1">
          <table:table-cell office:value-type="string">
            <text:p>TS5119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7">
            <text:p>17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80620294369 , -1.60637283209848]</text:p>
          </table:table-cell>
        </table:table-row>
        <table:table-row table:style-name="ro1">
          <table:table-cell office:value-type="string">
            <text:p>TS5120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3">
            <text:p>13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7660524214 , -1.60630711468371]</text:p>
          </table:table-cell>
        </table:table-row>
        <table:table-row table:style-name="ro1">
          <table:table-cell office:value-type="string">
            <text:p>TS5121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1534690363 , -1.60683893570763]</text:p>
          </table:table-cell>
        </table:table-row>
        <table:table-row table:style-name="ro1">
          <table:table-cell office:value-type="string">
            <text:p>TS5122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9">
            <text:p>9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462362357 , -1.60655731820476]</text:p>
          </table:table-cell>
        </table:table-row>
        <table:table-row table:style-name="ro1">
          <table:table-cell office:value-type="string">
            <text:p>TS5123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10">
            <text:p>10</text:p>
          </table:table-cell>
          <table:table-cell office:value-type="string">
            <text:p>rue de l'Indre</text:p>
          </table:table-cell>
          <table:table-cell office:value-type="string">
            <text:p>Ind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0090252547 , -1.53661598771824]</text:p>
          </table:table-cell>
        </table:table-row>
        <table:table-row table:style-name="ro1">
          <table:table-cell office:value-type="string">
            <text:p>TS5124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10">
            <text:p>10</text:p>
          </table:table-cell>
          <table:table-cell office:value-type="string">
            <text:p>rue de l'Indre</text:p>
          </table:table-cell>
          <table:table-cell office:value-type="string">
            <text:p>Ind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0088588803 , -1.53659023051164]</text:p>
          </table:table-cell>
        </table:table-row>
        <table:table-row table:style-name="ro1">
          <table:table-cell office:value-type="string">
            <text:p>TS5126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6">
            <text:p>6</text:p>
          </table:table-cell>
          <table:table-cell office:value-type="string">
            <text:p>rue de l'Indre</text:p>
          </table:table-cell>
          <table:table-cell office:value-type="string">
            <text:p>Ind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9953440133 , -1.53619398857976]</text:p>
          </table:table-cell>
        </table:table-row>
        <table:table-row table:style-name="ro1">
          <table:table-cell office:value-type="string">
            <text:p>TS5127</text:p>
          </table:table-cell>
          <table:table-cell office:value-type="string">
            <text:p>ts_ent</text:p>
          </table:table-cell>
          <table:table-cell office:value-type="string">
            <text:p>Vieux Malakoff</text:p>
          </table:table-cell>
          <table:table-cell office:value-type="float" office:value="6">
            <text:p>6</text:p>
          </table:table-cell>
          <table:table-cell office:value-type="string">
            <text:p>rue de l'Indre</text:p>
          </table:table-cell>
          <table:table-cell office:value-type="string">
            <text:p>Ind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9951775447 , -1.53616823138103]</text:p>
          </table:table-cell>
        </table:table-row>
        <table:table-row table:style-name="ro1">
          <table:table-cell office:value-type="string">
            <text:p>TS5128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">
            <text:p>1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7603922968 , -1.57428961452404]</text:p>
          </table:table-cell>
        </table:table-row>
        <table:table-row table:style-name="ro1">
          <table:table-cell office:value-type="string">
            <text:p>TS5129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7">
            <text:p>7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7491135434 , -1.5738613566213]</text:p>
          </table:table-cell>
        </table:table-row>
        <table:table-row table:style-name="ro1">
          <table:table-cell office:value-type="string">
            <text:p>TS5130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9">
            <text:p>9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5273260003 , -1.57300694869096]</text:p>
          </table:table-cell>
        </table:table-row>
        <table:table-row table:style-name="ro1">
          <table:table-cell office:value-type="string">
            <text:p>TS5131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5">
            <text:p>15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6452873082 , -1.5723274380297]</text:p>
          </table:table-cell>
        </table:table-row>
        <table:table-row table:style-name="ro1">
          <table:table-cell office:value-type="string">
            <text:p>TS5132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7">
            <text:p>17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9602405518 , -1.57219888827186]</text:p>
          </table:table-cell>
        </table:table-row>
        <table:table-row table:style-name="ro1">
          <table:table-cell office:value-type="string">
            <text:p>TS5133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25">
            <text:p>25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95272923312 , -1.57218273995751]</text:p>
          </table:table-cell>
        </table:table-row>
        <table:table-row table:style-name="ro1">
          <table:table-cell office:value-type="string">
            <text:p>TS5134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31">
            <text:p>31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99107125529 , -1.57216529440395]</text:p>
          </table:table-cell>
        </table:table-row>
        <table:table-row table:style-name="ro1">
          <table:table-cell office:value-type="string">
            <text:p>TS5135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35">
            <text:p>35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2178918965 , -1.572022530617]</text:p>
          </table:table-cell>
        </table:table-row>
        <table:table-row table:style-name="ro1">
          <table:table-cell office:value-type="string">
            <text:p>TS5136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41">
            <text:p>41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522364141 , -1.57168554905675]</text:p>
          </table:table-cell>
        </table:table-row>
        <table:table-row table:style-name="ro1">
          <table:table-cell office:value-type="string">
            <text:p>TS5137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43">
            <text:p>43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8994689879 , -1.57112347370631]</text:p>
          </table:table-cell>
        </table:table-row>
        <table:table-row table:style-name="ro1">
          <table:table-cell office:value-type="string">
            <text:p>TS5138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6">
            <text:p>6</text:p>
          </table:table-cell>
          <table:table-cell office:value-type="string">
            <text:p>Avenue Laurent Bonnevay</text:p>
          </table:table-cell>
          <table:table-cell office:value-type="string">
            <text:p>Bonneva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4093567651 , -1.54131403496931]</text:p>
          </table:table-cell>
        </table:table-row>
        <table:table-row table:style-name="ro1">
          <table:table-cell office:value-type="string">
            <text:p>TS5139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6">
            <text:p>6</text:p>
          </table:table-cell>
          <table:table-cell office:value-type="string">
            <text:p>Avenue Laurent Bonnevay</text:p>
          </table:table-cell>
          <table:table-cell office:value-type="string">
            <text:p>Bonneva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4310244735 , -1.54131409083751]</text:p>
          </table:table-cell>
        </table:table-row>
        <table:table-row table:style-name="ro1">
          <table:table-cell office:value-type="string">
            <text:p>TS5140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2">
            <text:p>2</text:p>
          </table:table-cell>
          <table:table-cell office:value-type="string">
            <text:p>Avenue Laurent Bonnevay</text:p>
          </table:table-cell>
          <table:table-cell office:value-type="string">
            <text:p>Bonneva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8318025214 , -1.54071940543657]</text:p>
          </table:table-cell>
        </table:table-row>
        <table:table-row table:style-name="ro1">
          <table:table-cell office:value-type="string">
            <text:p>TS5141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2">
            <text:p>2</text:p>
          </table:table-cell>
          <table:table-cell office:value-type="string">
            <text:p>Avenue Laurent Bonnevay</text:p>
          </table:table-cell>
          <table:table-cell office:value-type="string">
            <text:p>Bonneva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8524916698 , -1.54071787629716]</text:p>
          </table:table-cell>
        </table:table-row>
        <table:table-row table:style-name="ro1">
          <table:table-cell office:value-type="string">
            <text:p>TS5142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10">
            <text:p>10</text:p>
          </table:table-cell>
          <table:table-cell office:value-type="string">
            <text:p>Rue Gabriel Goudy</text:p>
          </table:table-cell>
          <table:table-cell office:value-type="string">
            <text:p>Goud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4305693618 , -1.5408339312886]</text:p>
          </table:table-cell>
        </table:table-row>
        <table:table-row table:style-name="ro1">
          <table:table-cell office:value-type="string">
            <text:p>TS5143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10">
            <text:p>10</text:p>
          </table:table-cell>
          <table:table-cell office:value-type="string">
            <text:p>Rue Gabriel Goudy</text:p>
          </table:table-cell>
          <table:table-cell office:value-type="string">
            <text:p>Goud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4483866479 , -1.54085641657249]</text:p>
          </table:table-cell>
        </table:table-row>
        <table:table-row table:style-name="ro1">
          <table:table-cell office:value-type="string">
            <text:p>TS5144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6">
            <text:p>6</text:p>
          </table:table-cell>
          <table:table-cell office:value-type="string">
            <text:p>Rue Gabriel Goudy</text:p>
          </table:table-cell>
          <table:table-cell office:value-type="string">
            <text:p>Goud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8452328237 , -1.54129846224335]</text:p>
          </table:table-cell>
        </table:table-row>
        <table:table-row table:style-name="ro1">
          <table:table-cell office:value-type="string">
            <text:p>TS5145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6">
            <text:p>6</text:p>
          </table:table-cell>
          <table:table-cell office:value-type="string">
            <text:p>Rue Gabriel Goudy</text:p>
          </table:table-cell>
          <table:table-cell office:value-type="string">
            <text:p>Goud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8590341678 , -1.54131762908727]</text:p>
          </table:table-cell>
        </table:table-row>
        <table:table-row table:style-name="ro1">
          <table:table-cell office:value-type="string">
            <text:p>TS5146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6">
            <text:p>6</text:p>
          </table:table-cell>
          <table:table-cell office:value-type="string">
            <text:p>Rue Gabriel Goudy</text:p>
          </table:table-cell>
          <table:table-cell office:value-type="string">
            <text:p>Goud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8728863344 , -1.541335285709]</text:p>
          </table:table-cell>
        </table:table-row>
        <table:table-row table:style-name="ro1">
          <table:table-cell office:value-type="string">
            <text:p>TS5147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3">
            <text:p>3</text:p>
          </table:table-cell>
          <table:table-cell office:value-type="string">
            <text:p>Rue Henri Sellier</text:p>
          </table:table-cell>
          <table:table-cell office:value-type="string">
            <text:p>Sellier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5408436578 , -1.54237096364146]</text:p>
          </table:table-cell>
        </table:table-row>
        <table:table-row table:style-name="ro1">
          <table:table-cell office:value-type="string">
            <text:p>TS5148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3">
            <text:p>3</text:p>
          </table:table-cell>
          <table:table-cell office:value-type="string">
            <text:p>Rue Henri Sellier</text:p>
          </table:table-cell>
          <table:table-cell office:value-type="string">
            <text:p>Sellier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5257589178 , -1.54235927315056]</text:p>
          </table:table-cell>
        </table:table-row>
        <table:table-row table:style-name="ro1">
          <table:table-cell office:value-type="string">
            <text:p>TS5149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1">
            <text:p>1</text:p>
          </table:table-cell>
          <table:table-cell office:value-type="string">
            <text:p>Rue Paul Théry</text:p>
          </table:table-cell>
          <table:table-cell office:value-type="string">
            <text:p>Thér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0218303199 , -1.53829126810331]</text:p>
          </table:table-cell>
        </table:table-row>
        <table:table-row table:style-name="ro1">
          <table:table-cell office:value-type="string">
            <text:p>TS5150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21">
            <text:p>21</text:p>
          </table:table-cell>
          <table:table-cell office:value-type="string">
            <text:p>Rue Gabriel Goudy</text:p>
          </table:table-cell>
          <table:table-cell office:value-type="string">
            <text:p>Goud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3467187568 , -1.53894331831843]</text:p>
          </table:table-cell>
        </table:table-row>
        <table:table-row table:style-name="ro1">
          <table:table-cell office:value-type="string">
            <text:p>TS5151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21">
            <text:p>21</text:p>
          </table:table-cell>
          <table:table-cell office:value-type="string">
            <text:p>Rue Gabriel Goudy</text:p>
          </table:table-cell>
          <table:table-cell office:value-type="string">
            <text:p>Goud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3361575232 , -1.53891984564027]</text:p>
          </table:table-cell>
        </table:table-row>
        <table:table-row table:style-name="ro1">
          <table:table-cell office:value-type="string">
            <text:p>TS5152</text:p>
          </table:table-cell>
          <table:table-cell office:value-type="string">
            <text:p>ts_ent</text:p>
          </table:table-cell>
          <table:table-cell office:value-type="string">
            <text:p>St Jacques - Pirmil</text:p>
          </table:table-cell>
          <table:table-cell office:value-type="float" office:value="21">
            <text:p>21</text:p>
          </table:table-cell>
          <table:table-cell office:value-type="string">
            <text:p>Rue Gabriel Goudy</text:p>
          </table:table-cell>
          <table:table-cell office:value-type="string">
            <text:p>Goudy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3245161139 , -1.53889780863444]</text:p>
          </table:table-cell>
        </table:table-row>
        <table:table-row table:style-name="ro1">
          <table:table-cell office:value-type="string">
            <text:p>TS5153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2">
            <text:p>2</text:p>
          </table:table-cell>
          <table:table-cell office:value-type="string">
            <text:p>Rue d'Ascain</text:p>
          </table:table-cell>
          <table:table-cell office:value-type="string">
            <text:p>Asc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2602174766 , -1.52639725079771]</text:p>
          </table:table-cell>
        </table:table-row>
        <table:table-row table:style-name="ro1">
          <table:table-cell office:value-type="string">
            <text:p>TS5154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2">
            <text:p>2</text:p>
          </table:table-cell>
          <table:table-cell office:value-type="string">
            <text:p>Rue d'Ascain</text:p>
          </table:table-cell>
          <table:table-cell office:value-type="string">
            <text:p>Asc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2600488008 , -1.52637150261746]</text:p>
          </table:table-cell>
        </table:table-row>
        <table:table-row table:style-name="ro1">
          <table:table-cell office:value-type="string">
            <text:p>TS5162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9">
            <text:p>9</text:p>
          </table:table-cell>
          <table:table-cell office:value-type="string">
            <text:p>rue de Chypre</text:p>
          </table:table-cell>
          <table:table-cell office:value-type="string">
            <text:p>Chyp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4524036054 , -1.525181800775]</text:p>
          </table:table-cell>
        </table:table-row>
        <table:table-row table:style-name="ro1">
          <table:table-cell office:value-type="string">
            <text:p>TS5163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9">
            <text:p>9</text:p>
          </table:table-cell>
          <table:table-cell office:value-type="string">
            <text:p>rue de Chypre</text:p>
          </table:table-cell>
          <table:table-cell office:value-type="string">
            <text:p>Chyp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4636084909 , -1.52515534917176]</text:p>
          </table:table-cell>
        </table:table-row>
        <table:table-row table:style-name="ro1">
          <table:table-cell office:value-type="string">
            <text:p>TS5164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">
            <text:p>1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6296046171 , -1.52762896832941]</text:p>
          </table:table-cell>
        </table:table-row>
        <table:table-row table:style-name="ro1">
          <table:table-cell office:value-type="string">
            <text:p>TS5165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">
            <text:p>1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5031599837 , -1.52755322894755]</text:p>
          </table:table-cell>
        </table:table-row>
        <table:table-row table:style-name="ro1">
          <table:table-cell office:value-type="string">
            <text:p>TS5166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">
            <text:p>1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6355618768 , -1.52760517607883]</text:p>
          </table:table-cell>
        </table:table-row>
        <table:table-row table:style-name="ro1">
          <table:table-cell office:value-type="string">
            <text:p>TS5167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">
            <text:p>1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509066583 , -1.52753094697966]</text:p>
          </table:table-cell>
        </table:table-row>
        <table:table-row table:style-name="ro1">
          <table:table-cell office:value-type="string">
            <text:p>TS5168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">
            <text:p>3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7935792904 , -1.52772407036962]</text:p>
          </table:table-cell>
        </table:table-row>
        <table:table-row table:style-name="ro1">
          <table:table-cell office:value-type="string">
            <text:p>TS5169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">
            <text:p>3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8005659539 , -1.52770035237097]</text:p>
          </table:table-cell>
        </table:table-row>
        <table:table-row table:style-name="ro1">
          <table:table-cell office:value-type="string">
            <text:p>TS5170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4">
            <text:p>4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9116010664 , -1.52792788421059]</text:p>
          </table:table-cell>
        </table:table-row>
        <table:table-row table:style-name="ro1">
          <table:table-cell office:value-type="string">
            <text:p>TS5171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4">
            <text:p>4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9056943909 , -1.5279501663023]</text:p>
          </table:table-cell>
        </table:table-row>
        <table:table-row table:style-name="ro1">
          <table:table-cell office:value-type="string">
            <text:p>TS5172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4">
            <text:p>4</text:p>
          </table:table-cell>
          <table:table-cell office:value-type="string">
            <text:p>rue d'Hendaye</text:p>
          </table:table-cell>
          <table:table-cell office:value-type="string">
            <text:p>henday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9331674811 , -1.52793095515217]</text:p>
          </table:table-cell>
        </table:table-row>
        <table:table-row table:style-name="ro1">
          <table:table-cell office:value-type="string">
            <text:p>TS5173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">
            <text:p>1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3283127635 , -1.52953244178169]</text:p>
          </table:table-cell>
        </table:table-row>
        <table:table-row table:style-name="ro1">
          <table:table-cell office:value-type="string">
            <text:p>TS5174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">
            <text:p>1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3482257354 , -1.52952328263993]</text:p>
          </table:table-cell>
        </table:table-row>
        <table:table-row table:style-name="ro1">
          <table:table-cell office:value-type="string">
            <text:p>TS5175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">
            <text:p>3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0515391618 , -1.52966232800322]</text:p>
          </table:table-cell>
        </table:table-row>
        <table:table-row table:style-name="ro1">
          <table:table-cell office:value-type="string">
            <text:p>TS5176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">
            <text:p>3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0558753065 , -1.52968686373784]</text:p>
          </table:table-cell>
        </table:table-row>
        <table:table-row table:style-name="ro1">
          <table:table-cell office:value-type="string">
            <text:p>TS5177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5">
            <text:p>5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8388752799 , -1.52975748221524]</text:p>
          </table:table-cell>
        </table:table-row>
        <table:table-row table:style-name="ro1">
          <table:table-cell office:value-type="string">
            <text:p>TS5178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5">
            <text:p>5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8442407876 , -1.52978209221442]</text:p>
          </table:table-cell>
        </table:table-row>
        <table:table-row table:style-name="ro1">
          <table:table-cell office:value-type="string">
            <text:p>TS5179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7">
            <text:p>7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4364110642 , -1.52948164762991]</text:p>
          </table:table-cell>
        </table:table-row>
        <table:table-row table:style-name="ro1">
          <table:table-cell office:value-type="string">
            <text:p>TS5180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7">
            <text:p>7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4423180358 , -1.52945936590272]</text:p>
          </table:table-cell>
        </table:table-row>
        <table:table-row table:style-name="ro1">
          <table:table-cell office:value-type="string">
            <text:p>TS5181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9">
            <text:p>9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0620248978 , -1.5292608308418]</text:p>
          </table:table-cell>
        </table:table-row>
        <table:table-row table:style-name="ro1">
          <table:table-cell office:value-type="string">
            <text:p>TS5182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9">
            <text:p>9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5067779825 , -1.52924307990858]</text:p>
          </table:table-cell>
        </table:table-row>
        <table:table-row table:style-name="ro1">
          <table:table-cell office:value-type="string">
            <text:p>TS5185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5">
            <text:p>25</text:p>
          </table:table-cell>
          <table:table-cell office:value-type="string">
            <text:p>Rue Louis le Nain</text:p>
          </table:table-cell>
          <table:table-cell office:value-type="string">
            <text:p>Nain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9886601609 , -1.59896997392753]</text:p>
          </table:table-cell>
        </table:table-row>
        <table:table-row table:style-name="ro1">
          <table:table-cell office:value-type="string">
            <text:p>TS5186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8">
            <text:p>8</text:p>
          </table:table-cell>
          <table:table-cell office:value-type="string">
            <text:p>Rue Louis le Nain</text:p>
          </table:table-cell>
          <table:table-cell office:value-type="string">
            <text:p>Nain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71175497606 , -1.59869853090687]</text:p>
          </table:table-cell>
        </table:table-row>
        <table:table-row table:style-name="ro1">
          <table:table-cell office:value-type="string">
            <text:p>TS518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5">
            <text:p>5</text:p>
          </table:table-cell>
          <table:table-cell office:value-type="string">
            <text:p>Rue Louis le Nain</text:p>
          </table:table-cell>
          <table:table-cell office:value-type="string">
            <text:p>Nain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73815327728 , -1.59855282661124]</text:p>
          </table:table-cell>
        </table:table-row>
        <table:table-row table:style-name="ro1">
          <table:table-cell office:value-type="string">
            <text:p>TS5188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1">
            <text:p>31</text:p>
          </table:table-cell>
          <table:table-cell office:value-type="string">
            <text:p>Rue Louis le Nain</text:p>
          </table:table-cell>
          <table:table-cell office:value-type="string">
            <text:p>Nain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5967499735 , -1.59814738973523]</text:p>
          </table:table-cell>
        </table:table-row>
        <table:table-row table:style-name="ro1">
          <table:table-cell office:value-type="string">
            <text:p>TS519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5">
            <text:p>15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418127506 , -1.590311835444]</text:p>
          </table:table-cell>
        </table:table-row>
        <table:table-row table:style-name="ro1">
          <table:table-cell office:value-type="string">
            <text:p>TS5198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7">
            <text:p>7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0793211712 , -1.58962501031564]</text:p>
          </table:table-cell>
        </table:table-row>
        <table:table-row table:style-name="ro1">
          <table:table-cell office:value-type="string">
            <text:p>TS5199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">
            <text:p>3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8913108918 , -1.58923706475083]</text:p>
          </table:table-cell>
        </table:table-row>
        <table:table-row table:style-name="ro1">
          <table:table-cell office:value-type="string">
            <text:p>TS520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0">
            <text:p>20</text:p>
          </table:table-cell>
          <table:table-cell office:value-type="string">
            <text:p>Rue Ernest Meissonnier</text:p>
          </table:table-cell>
          <table:table-cell office:value-type="string">
            <text:p>Meissonn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3121059919 , -1.58939754874893]</text:p>
          </table:table-cell>
        </table:table-row>
        <table:table-row table:style-name="ro1">
          <table:table-cell office:value-type="string">
            <text:p>TS5201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0">
            <text:p>20</text:p>
          </table:table-cell>
          <table:table-cell office:value-type="string">
            <text:p>Rue Ernest Meissonnier</text:p>
          </table:table-cell>
          <table:table-cell office:value-type="string">
            <text:p>Meissonn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3216274855 , -1.58942096877908]</text:p>
          </table:table-cell>
        </table:table-row>
        <table:table-row table:style-name="ro1">
          <table:table-cell office:value-type="string">
            <text:p>TS5202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4">
            <text:p>14</text:p>
          </table:table-cell>
          <table:table-cell office:value-type="string">
            <text:p>Rue Ernest Meissonnier</text:p>
          </table:table-cell>
          <table:table-cell office:value-type="string">
            <text:p>Meissonn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0085057641 , -1.58973730017062]</text:p>
          </table:table-cell>
        </table:table-row>
        <table:table-row table:style-name="ro1">
          <table:table-cell office:value-type="string">
            <text:p>TS5209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0">
            <text:p>0</text:p>
          </table:table-cell>
          <table:table-cell office:value-type="string">
            <text:p>Rue Auguste Lepère</text:p>
          </table:table-cell>
          <table:table-cell office:value-type="string">
            <text:p>Lepère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76088032832 , -1.59863619523978]</text:p>
          </table:table-cell>
        </table:table-row>
        <table:table-row table:style-name="ro1">
          <table:table-cell office:value-type="string">
            <text:p>TS5203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8">
            <text:p>8</text:p>
          </table:table-cell>
          <table:table-cell office:value-type="string">
            <text:p>Rue Ernest Meissonnier</text:p>
          </table:table-cell>
          <table:table-cell office:value-type="string">
            <text:p>Meissonn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0467463485 , -1.59012939829511]</text:p>
          </table:table-cell>
        </table:table-row>
        <table:table-row table:style-name="ro1">
          <table:table-cell office:value-type="string">
            <text:p>TS5204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6">
            <text:p>6</text:p>
          </table:table-cell>
          <table:table-cell office:value-type="string">
            <text:p>Rue Ernest Meissonnier</text:p>
          </table:table-cell>
          <table:table-cell office:value-type="string">
            <text:p>Meissonn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963368527 , -1.59082006658036]</text:p>
          </table:table-cell>
        </table:table-row>
        <table:table-row table:style-name="ro1">
          <table:table-cell office:value-type="string">
            <text:p>TS5205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6">
            <text:p>6</text:p>
          </table:table-cell>
          <table:table-cell office:value-type="string">
            <text:p>Rue Ernest Meissonnier</text:p>
          </table:table-cell>
          <table:table-cell office:value-type="string">
            <text:p>Meissonn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9739705414 , -1.5908420512831]</text:p>
          </table:table-cell>
        </table:table-row>
        <table:table-row table:style-name="ro1">
          <table:table-cell office:value-type="string">
            <text:p>TS5206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8">
            <text:p>8</text:p>
          </table:table-cell>
          <table:table-cell office:value-type="string">
            <text:p>Rue Nicolas Lancret</text:p>
          </table:table-cell>
          <table:table-cell office:value-type="string">
            <text:p>Lancr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1755655689 , -1.59113638508996]</text:p>
          </table:table-cell>
        </table:table-row>
        <table:table-row table:style-name="ro1">
          <table:table-cell office:value-type="string">
            <text:p>TS520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">
            <text:p>3</text:p>
          </table:table-cell>
          <table:table-cell office:value-type="string">
            <text:p>Rue Nicolas Lancret</text:p>
          </table:table-cell>
          <table:table-cell office:value-type="string">
            <text:p>Lancr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7025793583 , -1.59178329172087]</text:p>
          </table:table-cell>
        </table:table-row>
        <table:table-row table:style-name="ro1">
          <table:table-cell office:value-type="string">
            <text:p>TS5208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">
            <text:p>3</text:p>
          </table:table-cell>
          <table:table-cell office:value-type="string">
            <text:p>Rue Nicolas Lancret</text:p>
          </table:table-cell>
          <table:table-cell office:value-type="string">
            <text:p>Lancr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7141590391 , -1.59180686260324]</text:p>
          </table:table-cell>
        </table:table-row>
        <table:table-row table:style-name="ro1">
          <table:table-cell office:value-type="string">
            <text:p>TS521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7">
            <text:p>7</text:p>
          </table:table-cell>
          <table:table-cell office:value-type="string">
            <text:p>Rue Louis le Nain</text:p>
          </table:table-cell>
          <table:table-cell office:value-type="string">
            <text:p>Nain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67610539747 , -1.59919644686488]</text:p>
          </table:table-cell>
        </table:table-row>
        <table:table-row table:style-name="ro1">
          <table:table-cell office:value-type="string">
            <text:p>TS5211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2">
            <text:p>12</text:p>
          </table:table-cell>
          <table:table-cell office:value-type="string">
            <text:p>Rue Louis le Nain</text:p>
          </table:table-cell>
          <table:table-cell office:value-type="string">
            <text:p>Nain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6687460659 , -1.5991455884886]</text:p>
          </table:table-cell>
        </table:table-row>
        <table:table-row table:style-name="ro1">
          <table:table-cell office:value-type="string">
            <text:p>TS5212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0">
            <text:p>10</text:p>
          </table:table-cell>
          <table:table-cell office:value-type="string">
            <text:p>Rue Louis le Nain</text:p>
          </table:table-cell>
          <table:table-cell office:value-type="string">
            <text:p>Nain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70189832495 , -1.59880489525567]</text:p>
          </table:table-cell>
        </table:table-row>
        <table:table-row table:style-name="ro1">
          <table:table-cell office:value-type="string">
            <text:p>TS5214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0">
            <text:p>10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2102489588 , -1.53142084796605]</text:p>
          </table:table-cell>
        </table:table-row>
        <table:table-row table:style-name="ro1">
          <table:table-cell office:value-type="string">
            <text:p>TS5215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0">
            <text:p>10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2001226906 , -1.5314458527506]</text:p>
          </table:table-cell>
        </table:table-row>
        <table:table-row table:style-name="ro1">
          <table:table-cell office:value-type="string">
            <text:p>TS5216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8">
            <text:p>8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7597444686 , -1.5322962462785]</text:p>
          </table:table-cell>
        </table:table-row>
        <table:table-row table:style-name="ro1">
          <table:table-cell office:value-type="string">
            <text:p>TS5217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8">
            <text:p>8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7578225921 , -1.53226128695717]</text:p>
          </table:table-cell>
        </table:table-row>
        <table:table-row table:style-name="ro1">
          <table:table-cell office:value-type="string">
            <text:p>TS5218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8">
            <text:p>8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7556978787 , -1.53223236870086]</text:p>
          </table:table-cell>
        </table:table-row>
        <table:table-row table:style-name="ro1">
          <table:table-cell office:value-type="string">
            <text:p>TS5221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4">
            <text:p>4</text:p>
          </table:table-cell>
          <table:table-cell office:value-type="string">
            <text:p>Rue Emilienne Leroux</text:p>
          </table:table-cell>
          <table:table-cell office:value-type="string">
            <text:p>Leroux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8757643933 , -1.53283602322277]</text:p>
          </table:table-cell>
        </table:table-row>
        <table:table-row table:style-name="ro1">
          <table:table-cell office:value-type="string">
            <text:p>TS5222</text:p>
          </table:table-cell>
          <table:table-cell office:value-type="string">
            <text:p>ts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e la Tremperie</text:p>
          </table:table-cell>
          <table:table-cell office:value-type="string">
            <text:p>Tremperi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100983114 , -1.55372336489783]</text:p>
          </table:table-cell>
        </table:table-row>
        <table:table-row table:style-name="ro1">
          <table:table-cell office:value-type="string">
            <text:p>TS5223</text:p>
          </table:table-cell>
          <table:table-cell office:value-type="string">
            <text:p>ts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e la Tremperie</text:p>
          </table:table-cell>
          <table:table-cell office:value-type="string">
            <text:p>Tremperi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150825686 , -1.55369798156453]</text:p>
          </table:table-cell>
        </table:table-row>
        <table:table-row table:style-name="ro1">
          <table:table-cell office:value-type="string">
            <text:p>TS5224</text:p>
          </table:table-cell>
          <table:table-cell office:value-type="string">
            <text:p>ts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e la Tremperie</text:p>
          </table:table-cell>
          <table:table-cell office:value-type="string">
            <text:p>Tremperi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210961825 , -1.55367267304966]</text:p>
          </table:table-cell>
        </table:table-row>
        <table:table-row table:style-name="ro1">
          <table:table-cell office:value-type="string">
            <text:p>TS5225</text:p>
          </table:table-cell>
          <table:table-cell office:value-type="string">
            <text:p>ts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u Port Maillard</text:p>
          </table:table-cell>
          <table:table-cell office:value-type="string">
            <text:p>Maill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8163830644 , -1.55183559185543]</text:p>
          </table:table-cell>
        </table:table-row>
        <table:table-row table:style-name="ro1">
          <table:table-cell office:value-type="string">
            <text:p>TS5226</text:p>
          </table:table-cell>
          <table:table-cell office:value-type="string">
            <text:p>ts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u Port Maillard</text:p>
          </table:table-cell>
          <table:table-cell office:value-type="string">
            <text:p>Maill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8213669064 , -1.55181020815499]</text:p>
          </table:table-cell>
        </table:table-row>
        <table:table-row table:style-name="ro1">
          <table:table-cell office:value-type="string">
            <text:p>TS5227</text:p>
          </table:table-cell>
          <table:table-cell office:value-type="string">
            <text:p>ts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u Port Maillard</text:p>
          </table:table-cell>
          <table:table-cell office:value-type="string">
            <text:p>Maill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8263507429 , -1.55178482444983]</text:p>
          </table:table-cell>
        </table:table-row>
        <table:table-row table:style-name="ro1">
          <table:table-cell office:value-type="string">
            <text:p>TS5228</text:p>
          </table:table-cell>
          <table:table-cell office:value-type="string">
            <text:p>ts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u Port Maillard</text:p>
          </table:table-cell>
          <table:table-cell office:value-type="string">
            <text:p>Maill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8322620107 , -1.55176253704007]</text:p>
          </table:table-cell>
        </table:table-row>
        <table:table-row table:style-name="ro1">
          <table:table-cell office:value-type="string">
            <text:p>TS5229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119">
            <text:p>119</text:p>
          </table:table-cell>
          <table:table-cell office:value-type="string">
            <text:p>Rue Bonne Garde</text:p>
          </table:table-cell>
          <table:table-cell office:value-type="string">
            <text:p>Garde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68187649531 , -1.53382655699749]</text:p>
          </table:table-cell>
        </table:table-row>
        <table:table-row table:style-name="ro1">
          <table:table-cell office:value-type="string">
            <text:p>TS523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4">
            <text:p>44</text:p>
          </table:table-cell>
          <table:table-cell office:value-type="string">
            <text:p>Rue Georges de la Tour</text:p>
          </table:table-cell>
          <table:table-cell office:value-type="string">
            <text:p>T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3448212357 , -1.59951187754468]</text:p>
          </table:table-cell>
        </table:table-row>
        <table:table-row table:style-name="ro1">
          <table:table-cell office:value-type="string">
            <text:p>TS5231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4">
            <text:p>44</text:p>
          </table:table-cell>
          <table:table-cell office:value-type="string">
            <text:p>Rue Georges de la Tour</text:p>
          </table:table-cell>
          <table:table-cell office:value-type="string">
            <text:p>T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3398269124 , -1.59953726178776]</text:p>
          </table:table-cell>
        </table:table-row>
        <table:table-row table:style-name="ro1">
          <table:table-cell office:value-type="string">
            <text:p>TS5232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0">
            <text:p>30</text:p>
          </table:table-cell>
          <table:table-cell office:value-type="string">
            <text:p>Rue Georges de la Tour</text:p>
          </table:table-cell>
          <table:table-cell office:value-type="string">
            <text:p>T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2136251716 , -1.60078525806129]</text:p>
          </table:table-cell>
        </table:table-row>
        <table:table-row table:style-name="ro1">
          <table:table-cell office:value-type="string">
            <text:p>TS5233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0">
            <text:p>30</text:p>
          </table:table-cell>
          <table:table-cell office:value-type="string">
            <text:p>Rue Georges de la Tour</text:p>
          </table:table-cell>
          <table:table-cell office:value-type="string">
            <text:p>T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1997278677 , -1.60079938338338]</text:p>
          </table:table-cell>
        </table:table-row>
        <table:table-row table:style-name="ro1">
          <table:table-cell office:value-type="string">
            <text:p>TS5234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">
            <text:p>4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3951962788 , -1.60287298177548]</text:p>
          </table:table-cell>
        </table:table-row>
        <table:table-row table:style-name="ro1">
          <table:table-cell office:value-type="string">
            <text:p>TS5235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">
            <text:p>4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3812987173 , -1.60288710634277]</text:p>
          </table:table-cell>
        </table:table-row>
        <table:table-row table:style-name="ro1">
          <table:table-cell office:value-type="string">
            <text:p>TS5236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">
            <text:p>4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3908690894 , -1.60290901772968]</text:p>
          </table:table-cell>
        </table:table-row>
        <table:table-row table:style-name="ro1">
          <table:table-cell office:value-type="string">
            <text:p>TS523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">
            <text:p>4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4057959785 , -1.60289496894564]</text:p>
          </table:table-cell>
        </table:table-row>
        <table:table-row table:style-name="ro1">
          <table:table-cell office:value-type="string">
            <text:p>TS5238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6">
            <text:p>6</text:p>
          </table:table-cell>
          <table:table-cell office:value-type="string">
            <text:p>Rue Amédée de la Patellière</text:p>
          </table:table-cell>
          <table:table-cell office:value-type="string">
            <text:p>Patell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594962682 , -1.60116602240615]</text:p>
          </table:table-cell>
        </table:table-row>
        <table:table-row table:style-name="ro1">
          <table:table-cell office:value-type="string">
            <text:p>TS5239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6">
            <text:p>6</text:p>
          </table:table-cell>
          <table:table-cell office:value-type="string">
            <text:p>Rue Amédée de la Patellière</text:p>
          </table:table-cell>
          <table:table-cell office:value-type="string">
            <text:p>Patell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5810137141 , -1.60118165815388]</text:p>
          </table:table-cell>
        </table:table-row>
        <table:table-row table:style-name="ro1">
          <table:table-cell office:value-type="string">
            <text:p>TS524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">
            <text:p>3</text:p>
          </table:table-cell>
          <table:table-cell office:value-type="string">
            <text:p>Rue Amédée de la Patellière</text:p>
          </table:table-cell>
          <table:table-cell office:value-type="string">
            <text:p>Patell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425063495 , -1.60124591926301]</text:p>
          </table:table-cell>
        </table:table-row>
        <table:table-row table:style-name="ro1">
          <table:table-cell office:value-type="string">
            <text:p>TS5241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">
            <text:p>3</text:p>
          </table:table-cell>
          <table:table-cell office:value-type="string">
            <text:p>Rue Amédée de la Patellière</text:p>
          </table:table-cell>
          <table:table-cell office:value-type="string">
            <text:p>Patell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4119890042 , -1.60126616352179]</text:p>
          </table:table-cell>
        </table:table-row>
        <table:table-row table:style-name="ro1">
          <table:table-cell office:value-type="string">
            <text:p>TS5242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6">
            <text:p>6</text:p>
          </table:table-cell>
          <table:table-cell office:value-type="string">
            <text:p>Rue Charles Perron</text:p>
          </table:table-cell>
          <table:table-cell office:value-type="string">
            <text:p>Perr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4110931801 , -1.60035357281434]</text:p>
          </table:table-cell>
        </table:table-row>
        <table:table-row table:style-name="ro1">
          <table:table-cell office:value-type="string">
            <text:p>TS5243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6">
            <text:p>6</text:p>
          </table:table-cell>
          <table:table-cell office:value-type="string">
            <text:p>Rue Charles Perron</text:p>
          </table:table-cell>
          <table:table-cell office:value-type="string">
            <text:p>Perr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3961149983 , -1.60036913327857]</text:p>
          </table:table-cell>
        </table:table-row>
        <table:table-row table:style-name="ro1">
          <table:table-cell office:value-type="string">
            <text:p>TS5244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5">
            <text:p>5</text:p>
          </table:table-cell>
          <table:table-cell office:value-type="string">
            <text:p>Rue Charles Perron</text:p>
          </table:table-cell>
          <table:table-cell office:value-type="string">
            <text:p>Perr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2797386636 , -1.60048326709402]</text:p>
          </table:table-cell>
        </table:table-row>
        <table:table-row table:style-name="ro1">
          <table:table-cell office:value-type="string">
            <text:p>TS5245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5">
            <text:p>5</text:p>
          </table:table-cell>
          <table:table-cell office:value-type="string">
            <text:p>Rue Charles Perron</text:p>
          </table:table-cell>
          <table:table-cell office:value-type="string">
            <text:p>Perr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2681607785 , -1.60045969374824]</text:p>
          </table:table-cell>
        </table:table-row>
        <table:table-row table:style-name="ro1">
          <table:table-cell office:value-type="string">
            <text:p>TS5246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">
            <text:p>3</text:p>
          </table:table-cell>
          <table:table-cell office:value-type="string">
            <text:p>Rue Henry Ottmann</text:p>
          </table:table-cell>
          <table:table-cell office:value-type="string">
            <text:p>Ottman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7346809114 , -1.60185099076107]</text:p>
          </table:table-cell>
        </table:table-row>
        <table:table-row table:style-name="ro1">
          <table:table-cell office:value-type="string">
            <text:p>TS524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">
            <text:p>3</text:p>
          </table:table-cell>
          <table:table-cell office:value-type="string">
            <text:p>Rue Henry Ottmann</text:p>
          </table:table-cell>
          <table:table-cell office:value-type="string">
            <text:p>Ottman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7248522317 , -1.60183663486122]</text:p>
          </table:table-cell>
        </table:table-row>
        <table:table-row table:style-name="ro1">
          <table:table-cell office:value-type="string">
            <text:p>TS5248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8">
            <text:p>8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00341463026 , -1.6070329962626]</text:p>
          </table:table-cell>
        </table:table-row>
        <table:table-row table:style-name="ro1">
          <table:table-cell office:value-type="string">
            <text:p>TS5249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6">
            <text:p>6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8804156953 , -1.60667033656599]</text:p>
          </table:table-cell>
        </table:table-row>
        <table:table-row table:style-name="ro1">
          <table:table-cell office:value-type="string">
            <text:p>TS5250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2">
            <text:p>2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6635068405 , -1.6061334167097]</text:p>
          </table:table-cell>
        </table:table-row>
        <table:table-row table:style-name="ro1">
          <table:table-cell office:value-type="string">
            <text:p>TS5251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4">
            <text:p>4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4329751142 , -1.60793064544827]</text:p>
          </table:table-cell>
        </table:table-row>
        <table:table-row table:style-name="ro1">
          <table:table-cell office:value-type="string">
            <text:p>TS5252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8">
            <text:p>8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695542244 , -1.60770619535504]</text:p>
          </table:table-cell>
        </table:table-row>
        <table:table-row table:style-name="ro1">
          <table:table-cell office:value-type="string">
            <text:p>TS5253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12">
            <text:p>12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0167896371 , -1.60742549533992]</text:p>
          </table:table-cell>
        </table:table-row>
        <table:table-row table:style-name="ro1">
          <table:table-cell office:value-type="string">
            <text:p>TS5254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7">
            <text:p>7</text:p>
          </table:table-cell>
          <table:table-cell office:value-type="string">
            <text:p>Rue de l'Aveyron</text:p>
          </table:table-cell>
          <table:table-cell office:value-type="string">
            <text:p>Aveyr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8821949213 , -1.60713695018851]</text:p>
          </table:table-cell>
        </table:table-row>
        <table:table-row table:style-name="ro1">
          <table:table-cell office:value-type="string">
            <text:p>TS5255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de l'Aveyron</text:p>
          </table:table-cell>
          <table:table-cell office:value-type="string">
            <text:p>Aveyr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6319110401 , -1.60748496513486]</text:p>
          </table:table-cell>
        </table:table-row>
        <table:table-row table:style-name="ro1">
          <table:table-cell office:value-type="string">
            <text:p>TS5256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">
            <text:p>1</text:p>
          </table:table-cell>
          <table:table-cell office:value-type="string">
            <text:p>Rue de l'Ariège</text:p>
          </table:table-cell>
          <table:table-cell office:value-type="string">
            <text:p>Arièg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2171392802 , -1.60748317517014]</text:p>
          </table:table-cell>
        </table:table-row>
        <table:table-row table:style-name="ro1">
          <table:table-cell office:value-type="string">
            <text:p>TS5257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">
            <text:p>1</text:p>
          </table:table-cell>
          <table:table-cell office:value-type="string">
            <text:p>Rue de l'Ariège</text:p>
          </table:table-cell>
          <table:table-cell office:value-type="string">
            <text:p>Arièg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018752994 , -1.60700822326334]</text:p>
          </table:table-cell>
        </table:table-row>
        <table:table-row table:style-name="ro1">
          <table:table-cell office:value-type="string">
            <text:p>TS5258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19">
            <text:p>19</text:p>
          </table:table-cell>
          <table:table-cell office:value-type="string">
            <text:p>Rue Romain Rolland</text:p>
          </table:table-cell>
          <table:table-cell office:value-type="string">
            <text:p>Rollan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3924384252 , -1.6094161860968]</text:p>
          </table:table-cell>
        </table:table-row>
        <table:table-row table:style-name="ro1">
          <table:table-cell office:value-type="string">
            <text:p>TS5259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19">
            <text:p>19</text:p>
          </table:table-cell>
          <table:table-cell office:value-type="string">
            <text:p>Rue Romain Rolland</text:p>
          </table:table-cell>
          <table:table-cell office:value-type="string">
            <text:p>Rollan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3840019883 , -1.6093913358483]</text:p>
          </table:table-cell>
        </table:table-row>
        <table:table-row table:style-name="ro1">
          <table:table-cell office:value-type="string">
            <text:p>TS5260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19">
            <text:p>19</text:p>
          </table:table-cell>
          <table:table-cell office:value-type="string">
            <text:p>Rue Romain Rolland</text:p>
          </table:table-cell>
          <table:table-cell office:value-type="string">
            <text:p>Rollan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3691259577 , -1.60940386766281]</text:p>
          </table:table-cell>
        </table:table-row>
        <table:table-row table:style-name="ro1">
          <table:table-cell office:value-type="string">
            <text:p>TS5261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19">
            <text:p>19</text:p>
          </table:table-cell>
          <table:table-cell office:value-type="string">
            <text:p>Rue Romain Rolland</text:p>
          </table:table-cell>
          <table:table-cell office:value-type="string">
            <text:p>Rollan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3765847849 , -1.60942713156856]</text:p>
          </table:table-cell>
        </table:table-row>
        <table:table-row table:style-name="ro1">
          <table:table-cell office:value-type="string">
            <text:p>TS5262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4">
            <text:p>4</text:p>
          </table:table-cell>
          <table:table-cell office:value-type="string">
            <text:p>Rue Etienne Coutan</text:p>
          </table:table-cell>
          <table:table-cell office:value-type="string">
            <text:p>Couta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3516224758 , -1.60813866780521]</text:p>
          </table:table-cell>
        </table:table-row>
        <table:table-row table:style-name="ro1">
          <table:table-cell office:value-type="string">
            <text:p>TS5263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1">
            <text:p>1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stabilité avec réser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88032824979 , -1.5217421112589]</text:p>
          </table:table-cell>
        </table:table-row>
        <table:table-row table:style-name="ro1">
          <table:table-cell office:value-type="string">
            <text:p>TS5264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1">
            <text:p>1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stabilité avec réser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87852596227 , -1.52172565106401]</text:p>
          </table:table-cell>
        </table:table-row>
        <table:table-row table:style-name="ro1">
          <table:table-cell office:value-type="string">
            <text:p>TS5265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2">
            <text:p>2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7700931418 , -1.60416351105103]</text:p>
          </table:table-cell>
        </table:table-row>
        <table:table-row table:style-name="ro1">
          <table:table-cell office:value-type="string">
            <text:p>TS5266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2">
            <text:p>2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7806926531 , -1.60418549249518]</text:p>
          </table:table-cell>
        </table:table-row>
        <table:table-row table:style-name="ro1">
          <table:table-cell office:value-type="string">
            <text:p>TS5267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2">
            <text:p>2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7637068915 , -1.60419938553094]</text:p>
          </table:table-cell>
        </table:table-row>
        <table:table-row table:style-name="ro1">
          <table:table-cell office:value-type="string">
            <text:p>TS5268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2">
            <text:p>2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7541367114 , -1.60417747987501]</text:p>
          </table:table-cell>
        </table:table-row>
        <table:table-row table:style-name="ro1">
          <table:table-cell office:value-type="string">
            <text:p>TS5269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2">
            <text:p>2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7466694775 , -1.60421478911569]</text:p>
          </table:table-cell>
        </table:table-row>
        <table:table-row table:style-name="ro1">
          <table:table-cell office:value-type="string">
            <text:p>TS5270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36">
            <text:p>36</text:p>
          </table:table-cell>
          <table:table-cell office:value-type="string">
            <text:p>Rue de l'Adour</text:p>
          </table:table-cell>
          <table:table-cell office:value-type="string">
            <text:p>Ad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1633575895 , -1.60974559005256]</text:p>
          </table:table-cell>
        </table:table-row>
        <table:table-row table:style-name="ro1">
          <table:table-cell office:value-type="string">
            <text:p>TS5271</text:p>
          </table:table-cell>
          <table:table-cell office:value-type="string">
            <text:p>ts_ent</text:p>
          </table:table-cell>
          <table:table-cell office:value-type="string">
            <text:p>Mendes France</text:p>
          </table:table-cell>
          <table:table-cell office:value-type="float" office:value="28">
            <text:p>28</text:p>
          </table:table-cell>
          <table:table-cell office:value-type="string">
            <text:p>Rue de l'Adour</text:p>
          </table:table-cell>
          <table:table-cell office:value-type="string">
            <text:p>Ad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9200206344 , -1.60913707860112]</text:p>
          </table:table-cell>
        </table:table-row>
        <table:table-row table:style-name="ro1">
          <table:table-cell office:value-type="string">
            <text:p>TS5272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7">
            <text:p>7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78855169713 , -1.57586713084477]</text:p>
          </table:table-cell>
        </table:table-row>
        <table:table-row table:style-name="ro1">
          <table:table-cell office:value-type="string">
            <text:p>TS5273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7">
            <text:p>7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78983342087 , -1.5758847412708]</text:p>
          </table:table-cell>
        </table:table-row>
        <table:table-row table:style-name="ro1">
          <table:table-cell office:value-type="string">
            <text:p>TS5274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1">
            <text:p>11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208705628 , -1.57613480529625]</text:p>
          </table:table-cell>
        </table:table-row>
        <table:table-row table:style-name="ro1">
          <table:table-cell office:value-type="string">
            <text:p>TS5275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1">
            <text:p>11</text:p>
          </table:table-cell>
          <table:table-cell office:value-type="string">
            <text:p>Rue de Montréal</text:p>
          </table:table-cell>
          <table:table-cell office:value-type="string">
            <text:p>Montréa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7503406895 , -1.57742761483641]</text:p>
          </table:table-cell>
        </table:table-row>
        <table:table-row table:style-name="ro1">
          <table:table-cell office:value-type="string">
            <text:p>TS5276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1">
            <text:p>11</text:p>
          </table:table-cell>
          <table:table-cell office:value-type="string">
            <text:p>Rue de Montréal</text:p>
          </table:table-cell>
          <table:table-cell office:value-type="string">
            <text:p>Montréa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7521008141 , -1.57742587172896]</text:p>
          </table:table-cell>
        </table:table-row>
        <table:table-row table:style-name="ro1">
          <table:table-cell office:value-type="string">
            <text:p>TS5277</text:p>
          </table:table-cell>
          <table:table-cell office:value-type="string">
            <text:p>ts_ent</text:p>
          </table:table-cell>
          <table:table-cell office:value-type="string">
            <text:p>Bout des Pavés-Chêne des Angla</text:p>
          </table:table-cell>
          <table:table-cell office:value-type="float" office:value="11">
            <text:p>11</text:p>
          </table:table-cell>
          <table:table-cell office:value-type="string">
            <text:p>Rue de Montréal</text:p>
          </table:table-cell>
          <table:table-cell office:value-type="string">
            <text:p>Montréa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75210048298 , -1.57739555771693]</text:p>
          </table:table-cell>
        </table:table-row>
        <table:table-row table:style-name="ro1">
          <table:table-cell office:value-type="string">
            <text:p>TS5282</text:p>
          </table:table-cell>
          <table:table-cell office:value-type="string">
            <text:p>ts_ent</text:p>
          </table:table-cell>
          <table:table-cell office:value-type="string">
            <text:p>Haluchère-Perray</text:p>
          </table:table-cell>
          <table:table-cell office:value-type="float" office:value="8">
            <text:p>8</text:p>
          </table:table-cell>
          <table:table-cell office:value-type="string">
            <text:p>Rue René Dumont</text:p>
          </table:table-cell>
          <table:table-cell office:value-type="string">
            <text:p>Dumon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acier galvanisé stri</text:p>
          </table:table-cell>
          <table:table-cell office:value-type="float" office:value="0">
            <text:p>0</text:p>
          </table:table-cell>
          <table:table-cell office:value-type="string">
            <text:p>simple tambou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1981301988 , -1.51544707695876]</text:p>
          </table:table-cell>
        </table:table-row>
        <table:table-row table:style-name="ro1">
          <table:table-cell office:value-type="string">
            <text:p>TS5283</text:p>
          </table:table-cell>
          <table:table-cell office:value-type="string">
            <text:p>ts_ent</text:p>
          </table:table-cell>
          <table:table-cell office:value-type="string">
            <text:p>Haluchère-Perray</text:p>
          </table:table-cell>
          <table:table-cell office:value-type="float" office:value="8">
            <text:p>8</text:p>
          </table:table-cell>
          <table:table-cell office:value-type="string">
            <text:p>Rue René Dumont</text:p>
          </table:table-cell>
          <table:table-cell office:value-type="string">
            <text:p>Dumon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acier galvanisé stri</text:p>
          </table:table-cell>
          <table:table-cell office:value-type="float" office:value="0">
            <text:p>0</text:p>
          </table:table-cell>
          <table:table-cell office:value-type="string">
            <text:p>simple tambou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1854046081 , -1.51542646376362]</text:p>
          </table:table-cell>
        </table:table-row>
        <table:table-row table:style-name="ro1">
          <table:table-cell office:value-type="string">
            <text:p>TS5284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51">
            <text:p>51</text:p>
          </table:table-cell>
          <table:table-cell office:value-type="string">
            <text:p>Rue du Breil</text:p>
          </table:table-cell>
          <table:table-cell office:value-type="string">
            <text:p>Brei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95263928951 , -1.58645493116292]</text:p>
          </table:table-cell>
        </table:table-row>
        <table:table-row table:style-name="ro1">
          <table:table-cell office:value-type="string">
            <text:p>TS5285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57">
            <text:p>57</text:p>
          </table:table-cell>
          <table:table-cell office:value-type="string">
            <text:p>Rue du Breil</text:p>
          </table:table-cell>
          <table:table-cell office:value-type="string">
            <text:p>Brei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99271326751 , -1.58717208733928]</text:p>
          </table:table-cell>
        </table:table-row>
        <table:table-row table:style-name="ro1">
          <table:table-cell office:value-type="string">
            <text:p>TS5286</text:p>
          </table:table-cell>
          <table:table-cell office:value-type="string">
            <text:p>ts_ent</text:p>
          </table:table-cell>
          <table:table-cell office:value-type="string">
            <text:p>Haluchère-Perray</text:p>
          </table:table-cell>
          <table:table-cell office:value-type="float" office:value="8">
            <text:p>8</text:p>
          </table:table-cell>
          <table:table-cell office:value-type="string">
            <text:p>Rue René Dumont</text:p>
          </table:table-cell>
          <table:table-cell office:value-type="string">
            <text:p>Dumon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acier galvanisé stri</text:p>
          </table:table-cell>
          <table:table-cell office:value-type="float" office:value="0">
            <text:p>0</text:p>
          </table:table-cell>
          <table:table-cell office:value-type="string">
            <text:p>simple tambou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2119356551 , -1.51546625278533]</text:p>
          </table:table-cell>
        </table:table-row>
        <table:table-row table:style-name="ro1">
          <table:table-cell office:value-type="string">
            <text:p>TS5287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1">
            <text:p>31</text:p>
          </table:table-cell>
          <table:table-cell office:value-type="string">
            <text:p>Boulevard Emile Gabory</text:p>
          </table:table-cell>
          <table:table-cell office:value-type="string">
            <text:p>Gabory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59576979 , -1.52904095206893]</text:p>
          </table:table-cell>
        </table:table-row>
        <table:table-row table:style-name="ro1">
          <table:table-cell office:value-type="string">
            <text:p>TS5288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1">
            <text:p>31</text:p>
          </table:table-cell>
          <table:table-cell office:value-type="string">
            <text:p>Boulevard Emile Gabory</text:p>
          </table:table-cell>
          <table:table-cell office:value-type="string">
            <text:p>Gabory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579704968 , -1.52902768099756]</text:p>
          </table:table-cell>
        </table:table-row>
        <table:table-row table:style-name="ro1">
          <table:table-cell office:value-type="string">
            <text:p>TS5289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1">
            <text:p>31</text:p>
          </table:table-cell>
          <table:table-cell office:value-type="string">
            <text:p>Boulevard Emile Gabory</text:p>
          </table:table-cell>
          <table:table-cell office:value-type="string">
            <text:p>Gabory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39364359773 , -1.52848619902338]</text:p>
          </table:table-cell>
        </table:table-row>
        <table:table-row table:style-name="ro1">
          <table:table-cell office:value-type="string">
            <text:p>TS5290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31">
            <text:p>31</text:p>
          </table:table-cell>
          <table:table-cell office:value-type="string">
            <text:p>Boulevard Emile Gabory</text:p>
          </table:table-cell>
          <table:table-cell office:value-type="string">
            <text:p>Gabory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39203204304 , -1.52847443847126]</text:p>
          </table:table-cell>
        </table:table-row>
        <table:table-row table:style-name="ro1">
          <table:table-cell office:value-type="string">
            <text:p>TS5291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7">
            <text:p>7</text:p>
          </table:table-cell>
          <table:table-cell office:value-type="string">
            <text:p>Rue Charles Dullin</text:p>
          </table:table-cell>
          <table:table-cell office:value-type="string">
            <text:p>Dullin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4526384109 , -1.58676494461316]</text:p>
          </table:table-cell>
        </table:table-row>
        <table:table-row table:style-name="ro1">
          <table:table-cell office:value-type="string">
            <text:p>TS5292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7">
            <text:p>7</text:p>
          </table:table-cell>
          <table:table-cell office:value-type="string">
            <text:p>Rue Charles Dullin</text:p>
          </table:table-cell>
          <table:table-cell office:value-type="string">
            <text:p>Dullin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4386914271 , -1.58678058674278]</text:p>
          </table:table-cell>
        </table:table-row>
        <table:table-row table:style-name="ro1">
          <table:table-cell office:value-type="string">
            <text:p>TS5293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Rue Maurice Tourneur</text:p>
          </table:table-cell>
          <table:table-cell office:value-type="string">
            <text:p>Tourneur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1473068516 , -1.58751973982156]</text:p>
          </table:table-cell>
        </table:table-row>
        <table:table-row table:style-name="ro1">
          <table:table-cell office:value-type="string">
            <text:p>TS5294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Rue Maurice Tourneur</text:p>
          </table:table-cell>
          <table:table-cell office:value-type="string">
            <text:p>Tourneur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1343376654 , -1.58753696837234]</text:p>
          </table:table-cell>
        </table:table-row>
        <table:table-row table:style-name="ro1">
          <table:table-cell office:value-type="string">
            <text:p>TS5295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Allée Jacques Becker</text:p>
          </table:table-cell>
          <table:table-cell office:value-type="string">
            <text:p>Becker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7613170092 , -1.58797622030196]</text:p>
          </table:table-cell>
        </table:table-row>
        <table:table-row table:style-name="ro1">
          <table:table-cell office:value-type="string">
            <text:p>TS5296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Allée Jacques Becker</text:p>
          </table:table-cell>
          <table:table-cell office:value-type="string">
            <text:p>Becker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7483991923 , -1.58799193742074]</text:p>
          </table:table-cell>
        </table:table-row>
        <table:table-row table:style-name="ro1">
          <table:table-cell office:value-type="string">
            <text:p>TS5297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65">
            <text:p>65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3326553477 , -1.58817050580116]</text:p>
          </table:table-cell>
        </table:table-row>
        <table:table-row table:style-name="ro1">
          <table:table-cell office:value-type="string">
            <text:p>TS5298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65">
            <text:p>65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3475289751 , -1.58815796223536]</text:p>
          </table:table-cell>
        </table:table-row>
        <table:table-row table:style-name="ro1">
          <table:table-cell office:value-type="string">
            <text:p>TS5299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2">
            <text:p>2</text:p>
          </table:table-cell>
          <table:table-cell office:value-type="string">
            <text:p>Allée Henri Chrétien</text:p>
          </table:table-cell>
          <table:table-cell office:value-type="string">
            <text:p>Chrétien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2005876806 , -1.58792751466323]</text:p>
          </table:table-cell>
        </table:table-row>
        <table:table-row table:style-name="ro1">
          <table:table-cell office:value-type="string">
            <text:p>TS5300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2">
            <text:p>2</text:p>
          </table:table-cell>
          <table:table-cell office:value-type="string">
            <text:p>Allée Henri Chrétien</text:p>
          </table:table-cell>
          <table:table-cell office:value-type="string">
            <text:p>Chrétien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2145348239 , -1.58791187319215]</text:p>
          </table:table-cell>
        </table:table-row>
        <table:table-row table:style-name="ro1">
          <table:table-cell office:value-type="string">
            <text:p>TS5301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4">
            <text:p>14</text:p>
          </table:table-cell>
          <table:table-cell office:value-type="string">
            <text:p>Allée Henri Chrétien</text:p>
          </table:table-cell>
          <table:table-cell office:value-type="string">
            <text:p>Chrétien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09527665356 , -1.5874775764112]</text:p>
          </table:table-cell>
        </table:table-row>
        <table:table-row table:style-name="ro1">
          <table:table-cell office:value-type="string">
            <text:p>TS5302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4">
            <text:p>14</text:p>
          </table:table-cell>
          <table:table-cell office:value-type="string">
            <text:p>Allée Henri Chrétien</text:p>
          </table:table-cell>
          <table:table-cell office:value-type="string">
            <text:p>Chrétien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09645013569 , -1.5874966164575]</text:p>
          </table:table-cell>
        </table:table-row>
        <table:table-row table:style-name="ro1">
          <table:table-cell office:value-type="string">
            <text:p>TS5303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3">
            <text:p>13</text:p>
          </table:table-cell>
          <table:table-cell office:value-type="string">
            <text:p>rue Louis Jouvet</text:p>
          </table:table-cell>
          <table:table-cell office:value-type="string">
            <text:p>Jouvet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2935118856 , -1.58689506982806]</text:p>
          </table:table-cell>
        </table:table-row>
        <table:table-row table:style-name="ro1">
          <table:table-cell office:value-type="string">
            <text:p>TS5304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13">
            <text:p>13</text:p>
          </table:table-cell>
          <table:table-cell office:value-type="string">
            <text:p>rue Louis Jouvet</text:p>
          </table:table-cell>
          <table:table-cell office:value-type="string">
            <text:p>Jouvet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2828063001 , -1.58687610527967]</text:p>
          </table:table-cell>
        </table:table-row>
        <table:table-row table:style-name="ro1">
          <table:table-cell office:value-type="string">
            <text:p>TS5305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7">
            <text:p>7</text:p>
          </table:table-cell>
          <table:table-cell office:value-type="string">
            <text:p>rue Louis Jouvet</text:p>
          </table:table-cell>
          <table:table-cell office:value-type="string">
            <text:p>Jouvet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6730120274 , -1.58641690046442]</text:p>
          </table:table-cell>
        </table:table-row>
        <table:table-row table:style-name="ro1">
          <table:table-cell office:value-type="string">
            <text:p>TS5306</text:p>
          </table:table-cell>
          <table:table-cell office:value-type="string">
            <text:p>ts_ent</text:p>
          </table:table-cell>
          <table:table-cell office:value-type="string">
            <text:p>Breil-Malville</text:p>
          </table:table-cell>
          <table:table-cell office:value-type="float" office:value="7">
            <text:p>7</text:p>
          </table:table-cell>
          <table:table-cell office:value-type="string">
            <text:p>rue Louis Jouvet</text:p>
          </table:table-cell>
          <table:table-cell office:value-type="string">
            <text:p>Jouvet</text:p>
          </table:table-cell>
          <table:table-cell table:number-columns-repeated="2" office:value-type="string">
            <text:p>0.0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6623577822 , -1.58639642468034]</text:p>
          </table:table-cell>
        </table:table-row>
        <table:table-row table:style-name="ro1">
          <table:table-cell office:value-type="string">
            <text:p>TS5307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8">
            <text:p>8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 RAL 6012</text:p>
          </table:table-cell>
          <table:table-cell office:value-type="string">
            <text:p>aluminium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2563725965 , -1.52746928121103]</text:p>
          </table:table-cell>
        </table:table-row>
        <table:table-row table:style-name="ro1">
          <table:table-cell office:value-type="string">
            <text:p>TS5308</text:p>
          </table:table-cell>
          <table:table-cell office:value-type="string">
            <text:p>ts_ent</text:p>
          </table:table-cell>
          <table:table-cell office:value-type="string">
            <text:p>Gde Grèneraie - Clos toreau</text:p>
          </table:table-cell>
          <table:table-cell office:value-type="float" office:value="8">
            <text:p>8</text:p>
          </table:table-cell>
          <table:table-cell office:value-type="string">
            <text:p>rue de saint jean de luz</text:p>
          </table:table-cell>
          <table:table-cell office:value-type="string">
            <text:p>Lu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 RAL 6012</text:p>
          </table:table-cell>
          <table:table-cell office:value-type="string">
            <text:p>aluminium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42592923138 , -1.52744375643201]</text:p>
          </table:table-cell>
        </table:table-row>
        <table:table-row table:style-name="ro1">
          <table:table-cell office:value-type="string">
            <text:p>TS5312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1">
            <text:p>1</text:p>
          </table:table-cell>
          <table:table-cell office:value-type="string">
            <text:p>Rue de Pont Aven</text:p>
          </table:table-cell>
          <table:table-cell office:value-type="string">
            <text:p>Ave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6724385377 , -1.57500590550138]</text:p>
          </table:table-cell>
        </table:table-row>
        <table:table-row table:style-name="ro1">
          <table:table-cell office:value-type="string">
            <text:p>TS5313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1">
            <text:p>1</text:p>
          </table:table-cell>
          <table:table-cell office:value-type="string">
            <text:p>Rue de Pont Aven</text:p>
          </table:table-cell>
          <table:table-cell office:value-type="string">
            <text:p>Ave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5773685349 , -1.57452295353633]</text:p>
          </table:table-cell>
        </table:table-row>
        <table:table-row table:style-name="ro1">
          <table:table-cell office:value-type="string">
            <text:p>TS5314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2">
            <text:p>2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3391480194 , -1.57850706714485]</text:p>
          </table:table-cell>
        </table:table-row>
        <table:table-row table:style-name="ro1">
          <table:table-cell office:value-type="string">
            <text:p>TS5315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6">
            <text:p>6</text:p>
          </table:table-cell>
          <table:table-cell office:value-type="string">
            <text:p>Rue de Douarnenez</text:p>
          </table:table-cell>
          <table:table-cell office:value-type="string">
            <text:p>Douarnene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8745801656 , -1.57598592426578]</text:p>
          </table:table-cell>
        </table:table-row>
        <table:table-row table:style-name="ro1">
          <table:table-cell office:value-type="string">
            <text:p>TS5316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6">
            <text:p>6</text:p>
          </table:table-cell>
          <table:table-cell office:value-type="string">
            <text:p>Rue de Douarnenez</text:p>
          </table:table-cell>
          <table:table-cell office:value-type="string">
            <text:p>Douarnene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8850309924 , -1.57601245922499]</text:p>
          </table:table-cell>
        </table:table-row>
        <table:table-row table:style-name="ro1">
          <table:table-cell office:value-type="string">
            <text:p>TS5317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7">
            <text:p>7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484660645 , -1.578838039294]</text:p>
          </table:table-cell>
        </table:table-row>
        <table:table-row table:style-name="ro1">
          <table:table-cell office:value-type="string">
            <text:p>TS5318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7">
            <text:p>7</text:p>
          </table:table-cell>
          <table:table-cell office:value-type="string">
            <text:p>Rue de Douarnenez</text:p>
          </table:table-cell>
          <table:table-cell office:value-type="string">
            <text:p>Douarnene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9241305513 , -1.5763200155451]</text:p>
          </table:table-cell>
        </table:table-row>
        <table:table-row table:style-name="ro1">
          <table:table-cell office:value-type="string">
            <text:p>TS5319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7">
            <text:p>7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4621180609 , -1.57883335668746]</text:p>
          </table:table-cell>
        </table:table-row>
        <table:table-row table:style-name="ro1">
          <table:table-cell office:value-type="string">
            <text:p>TS5320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13">
            <text:p>13</text:p>
          </table:table-cell>
          <table:table-cell office:value-type="string">
            <text:p>Rue de Douarnenez</text:p>
          </table:table-cell>
          <table:table-cell office:value-type="string">
            <text:p>Douarnene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5243682649 , -1.57712038340412]</text:p>
          </table:table-cell>
        </table:table-row>
        <table:table-row table:style-name="ro1">
          <table:table-cell office:value-type="string">
            <text:p>TS5321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10">
            <text:p>10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6458437517 , -1.57773715823046]</text:p>
          </table:table-cell>
        </table:table-row>
        <table:table-row table:style-name="ro1">
          <table:table-cell office:value-type="string">
            <text:p>TS5322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5">
            <text:p>5</text:p>
          </table:table-cell>
          <table:table-cell office:value-type="string">
            <text:p>Rue de Pont Aven</text:p>
          </table:table-cell>
          <table:table-cell office:value-type="string">
            <text:p>Ave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8404802185 , -1.57586256746999]</text:p>
          </table:table-cell>
        </table:table-row>
        <table:table-row table:style-name="ro1">
          <table:table-cell office:value-type="string">
            <text:p>TS5324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2">
            <text:p>2</text:p>
          </table:table-cell>
          <table:table-cell office:value-type="string">
            <text:p>Rue de Douarnenez</text:p>
          </table:table-cell>
          <table:table-cell office:value-type="string">
            <text:p>Douarnene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6067687382 , -1.57530236872672]</text:p>
          </table:table-cell>
        </table:table-row>
        <table:table-row table:style-name="ro1">
          <table:table-cell office:value-type="string">
            <text:p>TS5325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0">
            <text:p>10</text:p>
          </table:table-cell>
          <table:table-cell office:value-type="string">
            <text:p>rue Jacques Callot</text:p>
          </table:table-cell>
          <table:table-cell office:value-type="string">
            <text:p>Cal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5415020348 , -1.5985287717422]</text:p>
          </table:table-cell>
        </table:table-row>
        <table:table-row table:style-name="ro1">
          <table:table-cell office:value-type="string">
            <text:p>TS5326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0">
            <text:p>10</text:p>
          </table:table-cell>
          <table:table-cell office:value-type="string">
            <text:p>rue Jacques Callot</text:p>
          </table:table-cell>
          <table:table-cell office:value-type="string">
            <text:p>Cal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5554506331 , -1.59851313496376]</text:p>
          </table:table-cell>
        </table:table-row>
        <table:table-row table:style-name="ro1">
          <table:table-cell office:value-type="string">
            <text:p>TS532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0">
            <text:p>10</text:p>
          </table:table-cell>
          <table:table-cell office:value-type="string">
            <text:p>rue Jacques Callot</text:p>
          </table:table-cell>
          <table:table-cell office:value-type="string">
            <text:p>Cal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5704285572 , -1.59849757387359]</text:p>
          </table:table-cell>
        </table:table-row>
        <table:table-row table:style-name="ro1">
          <table:table-cell office:value-type="string">
            <text:p>TS5328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4">
            <text:p>34</text:p>
          </table:table-cell>
          <table:table-cell office:value-type="string">
            <text:p>Rue Antoine Watteau</text:p>
          </table:table-cell>
          <table:table-cell office:value-type="string">
            <text:p>Watt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6319810801 , -1.59920344393247]</text:p>
          </table:table-cell>
        </table:table-row>
        <table:table-row table:style-name="ro1">
          <table:table-cell office:value-type="string">
            <text:p>TS5329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4">
            <text:p>34</text:p>
          </table:table-cell>
          <table:table-cell office:value-type="string">
            <text:p>Rue Antoine Watteau</text:p>
          </table:table-cell>
          <table:table-cell office:value-type="string">
            <text:p>Watt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6468043423 , -1.59919241597466]</text:p>
          </table:table-cell>
        </table:table-row>
        <table:table-row table:style-name="ro1">
          <table:table-cell office:value-type="string">
            <text:p>TS533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34">
            <text:p>34</text:p>
          </table:table-cell>
          <table:table-cell office:value-type="string">
            <text:p>Rue Antoine Watteau</text:p>
          </table:table-cell>
          <table:table-cell office:value-type="string">
            <text:p>Watt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6393434922 , -1.59916914548924]</text:p>
          </table:table-cell>
        </table:table-row>
        <table:table-row table:style-name="ro1">
          <table:table-cell office:value-type="string">
            <text:p>TS5331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2">
            <text:p>12</text:p>
          </table:table-cell>
          <table:table-cell office:value-type="string">
            <text:p>Rue Edmond Bertreux</text:p>
          </table:table-cell>
          <table:table-cell office:value-type="string">
            <text:p>Bertreux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8083220646 , -1.59902774075761]</text:p>
          </table:table-cell>
        </table:table-row>
        <table:table-row table:style-name="ro1">
          <table:table-cell office:value-type="string">
            <text:p>TS5332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2">
            <text:p>12</text:p>
          </table:table-cell>
          <table:table-cell office:value-type="string">
            <text:p>Rue Edmond Bertreux</text:p>
          </table:table-cell>
          <table:table-cell office:value-type="string">
            <text:p>Bertreux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8114593033 , -1.59905675189534]</text:p>
          </table:table-cell>
        </table:table-row>
        <table:table-row table:style-name="ro1">
          <table:table-cell office:value-type="string">
            <text:p>TS5333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2">
            <text:p>12</text:p>
          </table:table-cell>
          <table:table-cell office:value-type="string">
            <text:p>Rue Edmond Bertreux</text:p>
          </table:table-cell>
          <table:table-cell office:value-type="string">
            <text:p>Bertreux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8253048099 , -1.5990441373953]</text:p>
          </table:table-cell>
        </table:table-row>
        <table:table-row table:style-name="ro1">
          <table:table-cell office:value-type="string">
            <text:p>TS5334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">
            <text:p>2</text:p>
          </table:table-cell>
          <table:table-cell office:value-type="string">
            <text:p>rue Jacques Callot</text:p>
          </table:table-cell>
          <table:table-cell office:value-type="string">
            <text:p>Cal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2119013936 , -1.59790619951588]</text:p>
          </table:table-cell>
        </table:table-row>
        <table:table-row table:style-name="ro1">
          <table:table-cell office:value-type="string">
            <text:p>TS5335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">
            <text:p>2</text:p>
          </table:table-cell>
          <table:table-cell office:value-type="string">
            <text:p>rue Jacques Callot</text:p>
          </table:table-cell>
          <table:table-cell office:value-type="string">
            <text:p>Callo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2268792375 , -1.59789063835598]</text:p>
          </table:table-cell>
        </table:table-row>
        <table:table-row table:style-name="ro1">
          <table:table-cell office:value-type="string">
            <text:p>TS5336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0">
            <text:p>10</text:p>
          </table:table-cell>
          <table:table-cell office:value-type="string">
            <text:p>Rue Honoré Daumier</text:p>
          </table:table-cell>
          <table:table-cell office:value-type="string">
            <text:p>Daum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5742830012 , -1.59705649991384]</text:p>
          </table:table-cell>
        </table:table-row>
        <table:table-row table:style-name="ro1">
          <table:table-cell office:value-type="string">
            <text:p>TS533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0">
            <text:p>10</text:p>
          </table:table-cell>
          <table:table-cell office:value-type="string">
            <text:p>Rue Honoré Daumier</text:p>
          </table:table-cell>
          <table:table-cell office:value-type="string">
            <text:p>Daum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5871505186 , -1.59704229832708]</text:p>
          </table:table-cell>
        </table:table-row>
        <table:table-row table:style-name="ro1">
          <table:table-cell office:value-type="string">
            <text:p>TS5338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">
            <text:p>2</text:p>
          </table:table-cell>
          <table:table-cell office:value-type="string">
            <text:p>Rue Honoré Daumier</text:p>
          </table:table-cell>
          <table:table-cell office:value-type="string">
            <text:p>Daum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3077178342 , -1.59649159753616]</text:p>
          </table:table-cell>
        </table:table-row>
        <table:table-row table:style-name="ro1">
          <table:table-cell office:value-type="string">
            <text:p>TS5339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">
            <text:p>2</text:p>
          </table:table-cell>
          <table:table-cell office:value-type="string">
            <text:p>Rue Honoré Daumier</text:p>
          </table:table-cell>
          <table:table-cell office:value-type="string">
            <text:p>Daum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3183703177 , -1.59651207213754]</text:p>
          </table:table-cell>
        </table:table-row>
        <table:table-row table:style-name="ro1">
          <table:table-cell office:value-type="string">
            <text:p>TS534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5">
            <text:p>5</text:p>
          </table:table-cell>
          <table:table-cell office:value-type="string">
            <text:p>Rue Jean Honoré Fragonard</text:p>
          </table:table-cell>
          <table:table-cell office:value-type="string">
            <text:p>Fragon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025950841 , -1.60266069627535]</text:p>
          </table:table-cell>
        </table:table-row>
        <table:table-row table:style-name="ro1">
          <table:table-cell office:value-type="string">
            <text:p>TS5341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8">
            <text:p>8</text:p>
          </table:table-cell>
          <table:table-cell office:value-type="string">
            <text:p>Rue Jean Honoré Fragonard</text:p>
          </table:table-cell>
          <table:table-cell office:value-type="string">
            <text:p>Fragon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4074630798 , -1.60227677828587]</text:p>
          </table:table-cell>
        </table:table-row>
        <table:table-row table:style-name="ro1">
          <table:table-cell office:value-type="string">
            <text:p>TS5342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8">
            <text:p>8</text:p>
          </table:table-cell>
          <table:table-cell office:value-type="string">
            <text:p>Rue Jean Honoré Fragonard</text:p>
          </table:table-cell>
          <table:table-cell office:value-type="string">
            <text:p>Fragonar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3968116286 , -1.60225630297004]</text:p>
          </table:table-cell>
        </table:table-row>
        <table:table-row table:style-name="ro1">
          <table:table-cell office:value-type="string">
            <text:p>TS5344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4">
            <text:p>4</text:p>
          </table:table-cell>
          <table:table-cell office:value-type="string">
            <text:p>Rue du Jamet</text:p>
          </table:table-cell>
          <table:table-cell office:value-type="string">
            <text:p>Jam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8161052186 , -1.60644664872487]</text:p>
          </table:table-cell>
        </table:table-row>
        <table:table-row table:style-name="ro1">
          <table:table-cell office:value-type="string">
            <text:p>TS5345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6">
            <text:p>16</text:p>
          </table:table-cell>
          <table:table-cell office:value-type="string">
            <text:p>Rue du Jamet</text:p>
          </table:table-cell>
          <table:table-cell office:value-type="string">
            <text:p>Jam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3083916965 , -1.60566066546312]</text:p>
          </table:table-cell>
        </table:table-row>
        <table:table-row table:style-name="ro1">
          <table:table-cell office:value-type="string">
            <text:p>TS5346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6">
            <text:p>16</text:p>
          </table:table-cell>
          <table:table-cell office:value-type="string">
            <text:p>Rue du Jamet</text:p>
          </table:table-cell>
          <table:table-cell office:value-type="string">
            <text:p>Jam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3169839481 , -1.60568098371136]</text:p>
          </table:table-cell>
        </table:table-row>
        <table:table-row table:style-name="ro1">
          <table:table-cell office:value-type="string">
            <text:p>TS5347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20">
            <text:p>20</text:p>
          </table:table-cell>
          <table:table-cell office:value-type="string">
            <text:p>Rue du Jamet</text:p>
          </table:table-cell>
          <table:table-cell office:value-type="string">
            <text:p>Jam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6669282918 , -1.60552655781973]</text:p>
          </table:table-cell>
        </table:table-row>
        <table:table-row table:style-name="ro1">
          <table:table-cell office:value-type="string">
            <text:p>TS5348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28">
            <text:p>28</text:p>
          </table:table-cell>
          <table:table-cell office:value-type="string">
            <text:p>Rue du Jamet</text:p>
          </table:table-cell>
          <table:table-cell office:value-type="string">
            <text:p>Jam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3803838393 , -1.60497186908831]</text:p>
          </table:table-cell>
        </table:table-row>
        <table:table-row table:style-name="ro1">
          <table:table-cell office:value-type="string">
            <text:p>TS5349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28">
            <text:p>28</text:p>
          </table:table-cell>
          <table:table-cell office:value-type="string">
            <text:p>Rue du Jamet</text:p>
          </table:table-cell>
          <table:table-cell office:value-type="string">
            <text:p>Jamet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3899538768 , -1.60499377391861]</text:p>
          </table:table-cell>
        </table:table-row>
        <table:table-row table:style-name="ro1">
          <table:table-cell office:value-type="string">
            <text:p>TS5350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46">
            <text:p>46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31869935103 , -1.51956909878594]</text:p>
          </table:table-cell>
        </table:table-row>
        <table:table-row table:style-name="ro1">
          <table:table-cell office:value-type="string">
            <text:p>TS5351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46">
            <text:p>46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32018089982 , -1.5195580388548]</text:p>
          </table:table-cell>
        </table:table-row>
        <table:table-row table:style-name="ro1">
          <table:table-cell office:value-type="string">
            <text:p>TS5352</text:p>
          </table:table-cell>
          <table:table-cell office:value-type="string">
            <text:p>ts_ent</text:p>
          </table:table-cell>
          <table:table-cell office:value-type="string">
            <text:p>Beaujoire - Halvèque</text:p>
          </table:table-cell>
          <table:table-cell office:value-type="float" office:value="14">
            <text:p>14</text:p>
          </table:table-cell>
          <table:table-cell office:value-type="string">
            <text:p>Rue Claude et Simone Millot</text:p>
          </table:table-cell>
          <table:table-cell office:value-type="string">
            <text:p>Millo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10589092307 , -1.51471112893372]</text:p>
          </table:table-cell>
        </table:table-row>
        <table:table-row table:style-name="ro1">
          <table:table-cell office:value-type="string">
            <text:p>TS5353</text:p>
          </table:table-cell>
          <table:table-cell office:value-type="string">
            <text:p>ts_ent</text:p>
          </table:table-cell>
          <table:table-cell office:value-type="string">
            <text:p>Beaujoire - Halvèque</text:p>
          </table:table-cell>
          <table:table-cell office:value-type="float" office:value="20">
            <text:p>20</text:p>
          </table:table-cell>
          <table:table-cell office:value-type="string">
            <text:p>Avenue de Josselin</text:p>
          </table:table-cell>
          <table:table-cell office:value-type="string">
            <text:p>Josselin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1100637559 , -1.51414109214192]</text:p>
          </table:table-cell>
        </table:table-row>
        <table:table-row table:style-name="ro1">
          <table:table-cell office:value-type="string">
            <text:p>TS5354</text:p>
          </table:table-cell>
          <table:table-cell office:value-type="string">
            <text:p>ts_ent</text:p>
          </table:table-cell>
          <table:table-cell office:value-type="string">
            <text:p>Beaujoire - Halvèque</text:p>
          </table:table-cell>
          <table:table-cell office:value-type="float" office:value="20">
            <text:p>20</text:p>
          </table:table-cell>
          <table:table-cell office:value-type="string">
            <text:p>Avenue de Josselin</text:p>
          </table:table-cell>
          <table:table-cell office:value-type="string">
            <text:p>Josselin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1180264669 , -1.51411893004026]</text:p>
          </table:table-cell>
        </table:table-row>
        <table:table-row table:style-name="ro1">
          <table:table-cell office:value-type="string">
            <text:p>TS5355</text:p>
          </table:table-cell>
          <table:table-cell office:value-type="string">
            <text:p>ts_ent</text:p>
          </table:table-cell>
          <table:table-cell office:value-type="string">
            <text:p>Beaujoire - Halvèque</text:p>
          </table:table-cell>
          <table:table-cell office:value-type="float" office:value="6">
            <text:p>6</text:p>
          </table:table-cell>
          <table:table-cell office:value-type="string">
            <text:p>Rue Claude et Simone Millot</text:p>
          </table:table-cell>
          <table:table-cell office:value-type="string">
            <text:p>Millo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6194551605 , -1.51387311660712]</text:p>
          </table:table-cell>
        </table:table-row>
        <table:table-row table:style-name="ro1">
          <table:table-cell office:value-type="string">
            <text:p>TS5356</text:p>
          </table:table-cell>
          <table:table-cell office:value-type="string">
            <text:p>ts_ent</text:p>
          </table:table-cell>
          <table:table-cell office:value-type="string">
            <text:p>Beaujoire - Halvèque</text:p>
          </table:table-cell>
          <table:table-cell office:value-type="float" office:value="6">
            <text:p>6</text:p>
          </table:table-cell>
          <table:table-cell office:value-type="string">
            <text:p>Rue Claude et Simone Millot</text:p>
          </table:table-cell>
          <table:table-cell office:value-type="string">
            <text:p>Millo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6098175105 , -1.51385271831311]</text:p>
          </table:table-cell>
        </table:table-row>
        <table:table-row table:style-name="ro1">
          <table:table-cell office:value-type="string">
            <text:p>TS5357</text:p>
          </table:table-cell>
          <table:table-cell office:value-type="string">
            <text:p>ts_ent</text:p>
          </table:table-cell>
          <table:table-cell office:value-type="string">
            <text:p>Beaujoire - Halvèque</text:p>
          </table:table-cell>
          <table:table-cell office:value-type="float" office:value="3">
            <text:p>3</text:p>
          </table:table-cell>
          <table:table-cell office:value-type="string">
            <text:p>Rue Louis et Louise Le Paih</text:p>
          </table:table-cell>
          <table:table-cell office:value-type="string">
            <text:p>Paih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7301455211 , -1.51299893936]</text:p>
          </table:table-cell>
        </table:table-row>
        <table:table-row table:style-name="ro1">
          <table:table-cell office:value-type="string">
            <text:p>TS5358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0">
            <text:p>0</text:p>
          </table:table-cell>
          <table:table-cell office:value-type="string">
            <text:p>Rue Barbara</text:p>
          </table:table-cell>
          <table:table-cell office:value-type="string">
            <text:p>Barbara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169295694 , -1.52219019589521]</text:p>
          </table:table-cell>
        </table:table-row>
        <table:table-row table:style-name="ro1">
          <table:table-cell office:value-type="string">
            <text:p>TS5359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16">
            <text:p>16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9768803938 , -1.52159652211754]</text:p>
          </table:table-cell>
        </table:table-row>
        <table:table-row table:style-name="ro1">
          <table:table-cell office:value-type="string">
            <text:p>TS5360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16">
            <text:p>16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97855266546 , -1.52159014901701]</text:p>
          </table:table-cell>
        </table:table-row>
        <table:table-row table:style-name="ro1">
          <table:table-cell office:value-type="string">
            <text:p>TS5361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0">
            <text:p>0</text:p>
          </table:table-cell>
          <table:table-cell office:value-type="string">
            <text:p>Rue Barbara</text:p>
          </table:table-cell>
          <table:table-cell office:value-type="string">
            <text:p>Barbara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15207165696 , -1.52169414980947]</text:p>
          </table:table-cell>
        </table:table-row>
        <table:table-row table:style-name="ro1">
          <table:table-cell office:value-type="string">
            <text:p>TS5362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13">
            <text:p>13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02416517578 , -1.52155787810415]</text:p>
          </table:table-cell>
        </table:table-row>
        <table:table-row table:style-name="ro1">
          <table:table-cell office:value-type="string">
            <text:p>TS5363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13">
            <text:p>13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02594038362 , -1.52155157922026]</text:p>
          </table:table-cell>
        </table:table-row>
        <table:table-row table:style-name="ro1">
          <table:table-cell office:value-type="string">
            <text:p>TS5364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6">
            <text:p>6</text:p>
          </table:table-cell>
          <table:table-cell office:value-type="string">
            <text:p>Rue du Bois Hue</text:p>
          </table:table-cell>
          <table:table-cell office:value-type="string">
            <text:p>Hu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22713525659 , -1.52152546432113]</text:p>
          </table:table-cell>
        </table:table-row>
        <table:table-row table:style-name="ro1">
          <table:table-cell office:value-type="string">
            <text:p>TS5365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6">
            <text:p>6</text:p>
          </table:table-cell>
          <table:table-cell office:value-type="string">
            <text:p>Rue du Bois Hue</text:p>
          </table:table-cell>
          <table:table-cell office:value-type="string">
            <text:p>Hu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22862188137 , -1.52151289271613]</text:p>
          </table:table-cell>
        </table:table-row>
        <table:table-row table:style-name="ro1">
          <table:table-cell office:value-type="string">
            <text:p>TS5366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38">
            <text:p>38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24091788237 , -1.52014973659374]</text:p>
          </table:table-cell>
        </table:table-row>
        <table:table-row table:style-name="ro1">
          <table:table-cell office:value-type="string">
            <text:p>TS5367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38">
            <text:p>38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24260531034 , -1.5201388255047]</text:p>
          </table:table-cell>
        </table:table-row>
        <table:table-row table:style-name="ro1">
          <table:table-cell office:value-type="string">
            <text:p>TS5368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46">
            <text:p>46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31711486545 , -1.51958008445993]</text:p>
          </table:table-cell>
        </table:table-row>
        <table:table-row table:style-name="ro1">
          <table:table-cell office:value-type="string">
            <text:p>TS5369</text:p>
          </table:table-cell>
          <table:table-cell office:value-type="string">
            <text:p>ts_ent</text:p>
          </table:table-cell>
          <table:table-cell office:value-type="string">
            <text:p>La Bottière</text:p>
          </table:table-cell>
          <table:table-cell office:value-type="float" office:value="94">
            <text:p>94</text:p>
          </table:table-cell>
          <table:table-cell office:value-type="string">
            <text:p>Rue Félix Ménétrier</text:p>
          </table:table-cell>
          <table:table-cell office:value-type="string">
            <text:p>Ménétr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2093318642 , -1.5210387622694]</text:p>
          </table:table-cell>
        </table:table-row>
        <table:table-row table:style-name="ro1">
          <table:table-cell office:value-type="string">
            <text:p>TS5370</text:p>
          </table:table-cell>
          <table:table-cell office:value-type="string">
            <text:p>ts_ent</text:p>
          </table:table-cell>
          <table:table-cell office:value-type="string">
            <text:p>La Bottière</text:p>
          </table:table-cell>
          <table:table-cell office:value-type="float" office:value="94">
            <text:p>94</text:p>
          </table:table-cell>
          <table:table-cell office:value-type="string">
            <text:p>Rue Félix Ménétrier</text:p>
          </table:table-cell>
          <table:table-cell office:value-type="string">
            <text:p>Ménétr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2296160206 , -1.52104931593945]</text:p>
          </table:table-cell>
        </table:table-row>
        <table:table-row table:style-name="ro1">
          <table:table-cell office:value-type="string">
            <text:p>TS5371</text:p>
          </table:table-cell>
          <table:table-cell office:value-type="string">
            <text:p>ts_ent</text:p>
          </table:table-cell>
          <table:table-cell office:value-type="string">
            <text:p>La Bottière</text:p>
          </table:table-cell>
          <table:table-cell office:value-type="float" office:value="3">
            <text:p>3</text:p>
          </table:table-cell>
          <table:table-cell office:value-type="string">
            <text:p>Rue Urbain le Verrier</text:p>
          </table:table-cell>
          <table:table-cell office:value-type="string">
            <text:p>Verr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626920684 , -1.51848705020074]</text:p>
          </table:table-cell>
        </table:table-row>
        <table:table-row table:style-name="ro1">
          <table:table-cell office:value-type="string">
            <text:p>TS5372</text:p>
          </table:table-cell>
          <table:table-cell office:value-type="string">
            <text:p>ts_ent</text:p>
          </table:table-cell>
          <table:table-cell office:value-type="string">
            <text:p>La Bottière</text:p>
          </table:table-cell>
          <table:table-cell office:value-type="float" office:value="7">
            <text:p>7</text:p>
          </table:table-cell>
          <table:table-cell office:value-type="string">
            <text:p>Rue Urbain le Verrier</text:p>
          </table:table-cell>
          <table:table-cell office:value-type="string">
            <text:p>Verr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9655825835 , -1.51900540081542]</text:p>
          </table:table-cell>
        </table:table-row>
        <table:table-row table:style-name="ro1">
          <table:table-cell office:value-type="string">
            <text:p>TS5373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61">
            <text:p>61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0565836499 , -1.5788483251105]</text:p>
          </table:table-cell>
        </table:table-row>
        <table:table-row table:style-name="ro1">
          <table:table-cell office:value-type="string">
            <text:p>TS5374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61">
            <text:p>61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0780456228 , -1.57885444388625]</text:p>
          </table:table-cell>
        </table:table-row>
        <table:table-row table:style-name="ro1">
          <table:table-cell office:value-type="string">
            <text:p>TS5375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61">
            <text:p>61</text:p>
          </table:table-cell>
          <table:table-cell office:value-type="string">
            <text:p>Avenue du Bout des Landes</text:p>
          </table:table-cell>
          <table:table-cell office:value-type="string">
            <text:p>Lande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098426945 , -1.57886199930189]</text:p>
          </table:table-cell>
        </table:table-row>
        <table:table-row table:style-name="ro1">
          <table:table-cell office:value-type="string">
            <text:p>TS5376</text:p>
          </table:table-cell>
          <table:table-cell office:value-type="string">
            <text:p>ts_ent</text:p>
          </table:table-cell>
          <table:table-cell office:value-type="string">
            <text:p>Boissière</text:p>
          </table:table-cell>
          <table:table-cell office:value-type="float" office:value="1">
            <text:p>1</text:p>
          </table:table-cell>
          <table:table-cell office:value-type="string">
            <text:p>Rue Paul Claudel</text:p>
          </table:table-cell>
          <table:table-cell office:value-type="string">
            <text:p>Claude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21034277797 , -1.56713903784582]</text:p>
          </table:table-cell>
        </table:table-row>
        <table:table-row table:style-name="ro1">
          <table:table-cell office:value-type="string">
            <text:p>TS5377</text:p>
          </table:table-cell>
          <table:table-cell office:value-type="string">
            <text:p>ts_ent</text:p>
          </table:table-cell>
          <table:table-cell office:value-type="string">
            <text:p>Boissière</text:p>
          </table:table-cell>
          <table:table-cell office:value-type="float" office:value="1">
            <text:p>1</text:p>
          </table:table-cell>
          <table:table-cell office:value-type="string">
            <text:p>Rue Paul Claudel</text:p>
          </table:table-cell>
          <table:table-cell office:value-type="string">
            <text:p>Claude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21063562856 , -1.56711348766726]</text:p>
          </table:table-cell>
        </table:table-row>
        <table:table-row table:style-name="ro1">
          <table:table-cell office:value-type="string">
            <text:p>TS5378</text:p>
          </table:table-cell>
          <table:table-cell office:value-type="string">
            <text:p>ts_ent</text:p>
          </table:table-cell>
          <table:table-cell office:value-type="string">
            <text:p>Boissière</text:p>
          </table:table-cell>
          <table:table-cell office:value-type="float" office:value="1">
            <text:p>1</text:p>
          </table:table-cell>
          <table:table-cell office:value-type="string">
            <text:p>Rue Paul Claudel</text:p>
          </table:table-cell>
          <table:table-cell office:value-type="string">
            <text:p>Claude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21208754081 , -1.56714182691416]</text:p>
          </table:table-cell>
        </table:table-row>
        <table:table-row table:style-name="ro1">
          <table:table-cell office:value-type="string">
            <text:p>TS5379</text:p>
          </table:table-cell>
          <table:table-cell office:value-type="string">
            <text:p>ts_ent</text:p>
          </table:table-cell>
          <table:table-cell office:value-type="string">
            <text:p>Boissière</text:p>
          </table:table-cell>
          <table:table-cell office:value-type="float" office:value="1">
            <text:p>1</text:p>
          </table:table-cell>
          <table:table-cell office:value-type="string">
            <text:p>Rue Paul Claudel</text:p>
          </table:table-cell>
          <table:table-cell office:value-type="string">
            <text:p>Claudel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21237015826 , -1.5671193003104]</text:p>
          </table:table-cell>
        </table:table-row>
        <table:table-row table:style-name="ro1">
          <table:table-cell office:value-type="string">
            <text:p>TS5380</text:p>
          </table:table-cell>
          <table:table-cell office:value-type="string">
            <text:p>ts_ent</text:p>
          </table:table-cell>
          <table:table-cell office:value-type="string">
            <text:p>Boissière</text:p>
          </table:table-cell>
          <table:table-cell office:value-type="float" office:value="1">
            <text:p>1</text:p>
          </table:table-cell>
          <table:table-cell office:value-type="string">
            <text:p>Rue Prosper Mérimée</text:p>
          </table:table-cell>
          <table:table-cell office:value-type="string">
            <text:p>Mérimé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48682380874 , -1.5676151824212]</text:p>
          </table:table-cell>
        </table:table-row>
        <table:table-row table:style-name="ro1">
          <table:table-cell office:value-type="string">
            <text:p>TS5381</text:p>
          </table:table-cell>
          <table:table-cell office:value-type="string">
            <text:p>ts_ent</text:p>
          </table:table-cell>
          <table:table-cell office:value-type="string">
            <text:p>Boissière</text:p>
          </table:table-cell>
          <table:table-cell office:value-type="float" office:value="1">
            <text:p>1</text:p>
          </table:table-cell>
          <table:table-cell office:value-type="string">
            <text:p>Rue Prosper Mérimée</text:p>
          </table:table-cell>
          <table:table-cell office:value-type="string">
            <text:p>Mérimé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48701373594 , -1.56758955580609]</text:p>
          </table:table-cell>
        </table:table-row>
        <table:table-row table:style-name="ro1">
          <table:table-cell office:value-type="string">
            <text:p>TS5382</text:p>
          </table:table-cell>
          <table:table-cell office:value-type="string">
            <text:p>ts_ent</text:p>
          </table:table-cell>
          <table:table-cell office:value-type="string">
            <text:p>Boissière</text:p>
          </table:table-cell>
          <table:table-cell office:value-type="float" office:value="1">
            <text:p>1</text:p>
          </table:table-cell>
          <table:table-cell office:value-type="string">
            <text:p>Rue Prosper Mérimée</text:p>
          </table:table-cell>
          <table:table-cell office:value-type="string">
            <text:p>Mérimé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48906218077 , -1.56759408247313]</text:p>
          </table:table-cell>
        </table:table-row>
        <table:table-row table:style-name="ro1">
          <table:table-cell office:value-type="string">
            <text:p>TS5383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14">
            <text:p>14</text:p>
          </table:table-cell>
          <table:table-cell office:value-type="string">
            <text:p>Rue de Toronto</text:p>
          </table:table-cell>
          <table:table-cell office:value-type="string">
            <text:p>Toronto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2660748865 , -1.57781992434506]</text:p>
          </table:table-cell>
        </table:table-row>
        <table:table-row table:style-name="ro1">
          <table:table-cell office:value-type="string">
            <text:p>TS5384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14">
            <text:p>14</text:p>
          </table:table-cell>
          <table:table-cell office:value-type="string">
            <text:p>Rue de Toronto</text:p>
          </table:table-cell>
          <table:table-cell office:value-type="string">
            <text:p>Toronto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2667995753 , -1.5778593858515]</text:p>
          </table:table-cell>
        </table:table-row>
        <table:table-row table:style-name="ro1">
          <table:table-cell office:value-type="string">
            <text:p>TS5385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14">
            <text:p>14</text:p>
          </table:table-cell>
          <table:table-cell office:value-type="string">
            <text:p>Rue de Toronto</text:p>
          </table:table-cell>
          <table:table-cell office:value-type="string">
            <text:p>Toronto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82797159278 , -1.57784365852861]</text:p>
          </table:table-cell>
        </table:table-row>
        <table:table-row table:style-name="ro1">
          <table:table-cell office:value-type="string">
            <text:p>TS5386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9">
            <text:p>9</text:p>
          </table:table-cell>
          <table:table-cell office:value-type="string">
            <text:p>Rue de Vancouver</text:p>
          </table:table-cell>
          <table:table-cell office:value-type="string">
            <text:p>Vancouv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92593021368 , -1.57813817983412]</text:p>
          </table:table-cell>
        </table:table-row>
        <table:table-row table:style-name="ro1">
          <table:table-cell office:value-type="string">
            <text:p>TS5387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9">
            <text:p>9</text:p>
          </table:table-cell>
          <table:table-cell office:value-type="string">
            <text:p>Rue de Vancouver</text:p>
          </table:table-cell>
          <table:table-cell office:value-type="string">
            <text:p>Vancouv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92766981407 , -1.57814248483246]</text:p>
          </table:table-cell>
        </table:table-row>
        <table:table-row table:style-name="ro1">
          <table:table-cell office:value-type="string">
            <text:p>TS5388</text:p>
          </table:table-cell>
          <table:table-cell office:value-type="string">
            <text:p>ts_ent</text:p>
          </table:table-cell>
          <table:table-cell office:value-type="string">
            <text:p>Bout des pavés-Chêne des</text:p>
          </table:table-cell>
          <table:table-cell office:value-type="float" office:value="7">
            <text:p>7</text:p>
          </table:table-cell>
          <table:table-cell office:value-type="string">
            <text:p>Rue de Hamilton</text:p>
          </table:table-cell>
          <table:table-cell office:value-type="string">
            <text:p>Hamilto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trappe 80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94912382954 , -1.57653331325201]</text:p>
          </table:table-cell>
        </table:table-row>
        <table:table-row table:style-name="ro1">
          <table:table-cell office:value-type="string">
            <text:p>TS5389</text:p>
          </table:table-cell>
          <table:table-cell office:value-type="string">
            <text:p>ts_ent</text:p>
          </table:table-cell>
          <table:table-cell office:value-type="string">
            <text:p>Richebourg - St Clément</text:p>
          </table:table-cell>
          <table:table-cell office:value-type="float" office:value="37">
            <text:p>37</text:p>
          </table:table-cell>
          <table:table-cell office:value-type="string">
            <text:p>Rue Maréchal Joffre</text:p>
          </table:table-cell>
          <table:table-cell office:value-type="string">
            <text:p>Joff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9007</text:p>
          </table:table-cell>
          <table:table-cell office:value-type="string">
            <text:p>acier galvanisé stri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18585715759 , -1.54710357341477]</text:p>
          </table:table-cell>
        </table:table-row>
        <table:table-row table:style-name="ro1">
          <table:table-cell office:value-type="string">
            <text:p>TS539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0">
            <text:p>0</text:p>
          </table:table-cell>
          <table:table-cell office:value-type="string">
            <text:p>rue Auguste Lepère</text:p>
          </table:table-cell>
          <table:table-cell office:value-type="string">
            <text:p>Lepèr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72232175926 , -1.59787010342564]</text:p>
          </table:table-cell>
        </table:table-row>
        <table:table-row table:style-name="ro1">
          <table:table-cell office:value-type="string">
            <text:p>TS5391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0">
            <text:p>0</text:p>
          </table:table-cell>
          <table:table-cell office:value-type="string">
            <text:p>rue Auguste Lepère</text:p>
          </table:table-cell>
          <table:table-cell office:value-type="string">
            <text:p>Lepèr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71643992534 , -1.59774913487845]</text:p>
          </table:table-cell>
        </table:table-row>
        <table:table-row table:style-name="ro1">
          <table:table-cell office:value-type="string">
            <text:p>TS5392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4">
            <text:p>4</text:p>
          </table:table-cell>
          <table:table-cell office:value-type="string">
            <text:p>Rue Antoine Watteau</text:p>
          </table:table-cell>
          <table:table-cell office:value-type="string">
            <text:p>Watt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5461500439 , -1.60141905270174]</text:p>
          </table:table-cell>
        </table:table-row>
        <table:table-row table:style-name="ro1">
          <table:table-cell office:value-type="string">
            <text:p>TS5393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">
            <text:p>2</text:p>
          </table:table-cell>
          <table:table-cell office:value-type="string">
            <text:p>Rue Jean Baptiste Chardin</text:p>
          </table:table-cell>
          <table:table-cell office:value-type="string">
            <text:p>Chard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1173714154 , -1.59980094082668]</text:p>
          </table:table-cell>
        </table:table-row>
        <table:table-row table:style-name="ro1">
          <table:table-cell office:value-type="string">
            <text:p>TS5394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">
            <text:p>2</text:p>
          </table:table-cell>
          <table:table-cell office:value-type="string">
            <text:p>Rue Jean Baptiste Chardin</text:p>
          </table:table-cell>
          <table:table-cell office:value-type="string">
            <text:p>Chard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128023311 , -1.59982141601188]</text:p>
          </table:table-cell>
        </table:table-row>
        <table:table-row table:style-name="ro1">
          <table:table-cell office:value-type="string">
            <text:p>TS5395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8">
            <text:p>18</text:p>
          </table:table-cell>
          <table:table-cell office:value-type="string">
            <text:p>Rue Antoine Watteau</text:p>
          </table:table-cell>
          <table:table-cell office:value-type="string">
            <text:p>Watt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1259307961 , -1.60078917771818]</text:p>
          </table:table-cell>
        </table:table-row>
        <table:table-row table:style-name="ro1">
          <table:table-cell office:value-type="string">
            <text:p>TS5396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8">
            <text:p>18</text:p>
          </table:table-cell>
          <table:table-cell office:value-type="string">
            <text:p>Rue Antoine Watteau</text:p>
          </table:table-cell>
          <table:table-cell office:value-type="string">
            <text:p>Watteau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1365825054 , -1.60080965302103]</text:p>
          </table:table-cell>
        </table:table-row>
        <table:table-row table:style-name="ro1">
          <table:table-cell office:value-type="string">
            <text:p>TS5397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6">
            <text:p>6</text:p>
          </table:table-cell>
          <table:table-cell office:value-type="string">
            <text:p>Rue Jean Baptiste Greuze</text:p>
          </table:table-cell>
          <table:table-cell office:value-type="string">
            <text:p>Greuz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2766509268 , -1.59861146665742]</text:p>
          </table:table-cell>
        </table:table-row>
        <table:table-row table:style-name="ro1">
          <table:table-cell office:value-type="string">
            <text:p>TS5398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2">
            <text:p>12</text:p>
          </table:table-cell>
          <table:table-cell office:value-type="string">
            <text:p>Rue Georges de la Tour</text:p>
          </table:table-cell>
          <table:table-cell office:value-type="string">
            <text:p>T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0351590193 , -1.60217543640086]</text:p>
          </table:table-cell>
        </table:table-row>
        <table:table-row table:style-name="ro1">
          <table:table-cell office:value-type="string">
            <text:p>TS5399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2">
            <text:p>12</text:p>
          </table:table-cell>
          <table:table-cell office:value-type="string">
            <text:p>Rue Georges de la Tour</text:p>
          </table:table-cell>
          <table:table-cell office:value-type="string">
            <text:p>T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0501374453 , -1.60215987654443]</text:p>
          </table:table-cell>
        </table:table-row>
        <table:table-row table:style-name="ro1">
          <table:table-cell office:value-type="string">
            <text:p>TS540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12">
            <text:p>12</text:p>
          </table:table-cell>
          <table:table-cell office:value-type="string">
            <text:p>Rue Georges de la Tour</text:p>
          </table:table-cell>
          <table:table-cell office:value-type="string">
            <text:p>Tou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40394859797 , -1.60213940062606]</text:p>
          </table:table-cell>
        </table:table-row>
        <table:table-row table:style-name="ro1">
          <table:table-cell office:value-type="string">
            <text:p>TS5401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2">
            <text:p>2</text:p>
          </table:table-cell>
          <table:table-cell office:value-type="string">
            <text:p>Rue de Brest</text:p>
          </table:table-cell>
          <table:table-cell office:value-type="string">
            <text:p>Bres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157402936 , -1.58075746668201]</text:p>
          </table:table-cell>
        </table:table-row>
        <table:table-row table:style-name="ro1">
          <table:table-cell office:value-type="string">
            <text:p>TS5402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6">
            <text:p>6</text:p>
          </table:table-cell>
          <table:table-cell office:value-type="string">
            <text:p>Rue de Brest</text:p>
          </table:table-cell>
          <table:table-cell office:value-type="string">
            <text:p>Bres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9646895419 , -1.5812941313534]</text:p>
          </table:table-cell>
        </table:table-row>
        <table:table-row table:style-name="ro1">
          <table:table-cell office:value-type="string">
            <text:p>TS5403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6">
            <text:p>6</text:p>
          </table:table-cell>
          <table:table-cell office:value-type="string">
            <text:p>Rue de Brest</text:p>
          </table:table-cell>
          <table:table-cell office:value-type="string">
            <text:p>Bres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9788410685 , -1.5812724293527]</text:p>
          </table:table-cell>
        </table:table-row>
        <table:table-row table:style-name="ro1">
          <table:table-cell office:value-type="string">
            <text:p>TS5404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8">
            <text:p>8</text:p>
          </table:table-cell>
          <table:table-cell office:value-type="string">
            <text:p>Rue de Brest</text:p>
          </table:table-cell>
          <table:table-cell office:value-type="string">
            <text:p>Bres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62028302222 , -1.58139192609571]</text:p>
          </table:table-cell>
        </table:table-row>
        <table:table-row table:style-name="ro1">
          <table:table-cell office:value-type="string">
            <text:p>TS5405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8">
            <text:p>8</text:p>
          </table:table-cell>
          <table:table-cell office:value-type="string">
            <text:p>Rue de Brest</text:p>
          </table:table-cell>
          <table:table-cell office:value-type="string">
            <text:p>Bres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61976344876 , -1.58142338004844]</text:p>
          </table:table-cell>
        </table:table-row>
        <table:table-row table:style-name="ro1">
          <table:table-cell office:value-type="string">
            <text:p>TS5406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2">
            <text:p>2</text:p>
          </table:table-cell>
          <table:table-cell office:value-type="string">
            <text:p>Rue de Brest</text:p>
          </table:table-cell>
          <table:table-cell office:value-type="string">
            <text:p>Bres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3664734024 , -1.58095166202448]</text:p>
          </table:table-cell>
        </table:table-row>
        <table:table-row table:style-name="ro1">
          <table:table-cell office:value-type="string">
            <text:p>TS5407</text:p>
          </table:table-cell>
          <table:table-cell office:value-type="string">
            <text:p>ts_ent</text:p>
          </table:table-cell>
          <table:table-cell office:value-type="string">
            <text:p>Graslin - Commerce</text:p>
          </table:table-cell>
          <table:table-cell office:value-type="float" office:value="0">
            <text:p>0</text:p>
          </table:table-cell>
          <table:table-cell office:value-type="string">
            <text:p>Allée de la Bourse</text:p>
          </table:table-cell>
          <table:table-cell office:value-type="string">
            <text:p>Bour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remplissage asphalt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4144188788 , -1.55861215433755]</text:p>
          </table:table-cell>
        </table:table-row>
        <table:table-row table:style-name="ro1">
          <table:table-cell office:value-type="string">
            <text:p>TS5408</text:p>
          </table:table-cell>
          <table:table-cell office:value-type="string">
            <text:p>ts_ent</text:p>
          </table:table-cell>
          <table:table-cell office:value-type="string">
            <text:p>Graslin - Commerce</text:p>
          </table:table-cell>
          <table:table-cell office:value-type="float" office:value="0">
            <text:p>0</text:p>
          </table:table-cell>
          <table:table-cell office:value-type="string">
            <text:p>Allée de la Bourse</text:p>
          </table:table-cell>
          <table:table-cell office:value-type="string">
            <text:p>Bours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remplissage asphalt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4274859298 , -1.55859190376437]</text:p>
          </table:table-cell>
        </table:table-row>
        <table:table-row table:style-name="ro1">
          <table:table-cell office:value-type="string">
            <text:p>TS5409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25">
            <text:p>25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2288515112 , -1.52908400646401]</text:p>
          </table:table-cell>
        </table:table-row>
        <table:table-row table:style-name="ro1">
          <table:table-cell office:value-type="string">
            <text:p>TS5410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25">
            <text:p>25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2348090647 , -1.52906020604379]</text:p>
          </table:table-cell>
        </table:table-row>
        <table:table-row table:style-name="ro1">
          <table:table-cell office:value-type="string">
            <text:p>TS5411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25">
            <text:p>25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2407666132 , -1.52903640561829]</text:p>
          </table:table-cell>
        </table:table-row>
        <table:table-row table:style-name="ro1">
          <table:table-cell office:value-type="string">
            <text:p>TS5412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25">
            <text:p>25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3592626159 , -1.52907222409258]</text:p>
          </table:table-cell>
        </table:table-row>
        <table:table-row table:style-name="ro1">
          <table:table-cell office:value-type="string">
            <text:p>TS5413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25">
            <text:p>25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3509929695 , -1.52910342968457]</text:p>
          </table:table-cell>
        </table:table-row>
        <table:table-row table:style-name="ro1">
          <table:table-cell office:value-type="string">
            <text:p>TS5414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7">
            <text:p>17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301898327 , -1.52831104763312]</text:p>
          </table:table-cell>
        </table:table-row>
        <table:table-row table:style-name="ro1">
          <table:table-cell office:value-type="string">
            <text:p>TS5415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7">
            <text:p>17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384592649 , -1.52827984187314]</text:p>
          </table:table-cell>
        </table:table-row>
        <table:table-row table:style-name="ro1">
          <table:table-cell office:value-type="string">
            <text:p>TS5416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7">
            <text:p>17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46627378 , -1.52825165763937]</text:p>
          </table:table-cell>
        </table:table-row>
        <table:table-row table:style-name="ro1">
          <table:table-cell office:value-type="string">
            <text:p>TS5417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4">
            <text:p>14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7330276834 , -1.5274651468301]</text:p>
          </table:table-cell>
        </table:table-row>
        <table:table-row table:style-name="ro1">
          <table:table-cell office:value-type="string">
            <text:p>TS5418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4">
            <text:p>14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7423769115 , -1.52743250430774]</text:p>
          </table:table-cell>
        </table:table-row>
        <table:table-row table:style-name="ro1">
          <table:table-cell office:value-type="string">
            <text:p>TS5419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">
            <text:p>1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9827031751 , -1.52654270633582]</text:p>
          </table:table-cell>
        </table:table-row>
        <table:table-row table:style-name="ro1">
          <table:table-cell office:value-type="string">
            <text:p>TS5420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1">
            <text:p>1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9967939846 , -1.52652252129843]</text:p>
          </table:table-cell>
        </table:table-row>
        <table:table-row table:style-name="ro1">
          <table:table-cell office:value-type="string">
            <text:p>TS5421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5">
            <text:p>5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245862599 , -1.60165409256327]</text:p>
          </table:table-cell>
        </table:table-row>
        <table:table-row table:style-name="ro1">
          <table:table-cell office:value-type="string">
            <text:p>TS5422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">
            <text:p>2</text:p>
          </table:table-cell>
          <table:table-cell office:value-type="string">
            <text:p>Rue Jean Baptiste Chardin</text:p>
          </table:table-cell>
          <table:table-cell office:value-type="string">
            <text:p>Chardin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1152611678 , -1.59980230033166]</text:p>
          </table:table-cell>
        </table:table-row>
        <table:table-row table:style-name="ro1">
          <table:table-cell office:value-type="string">
            <text:p>TS5423</text:p>
          </table:table-cell>
          <table:table-cell office:value-type="string">
            <text:p>ts_ent</text:p>
          </table:table-cell>
          <table:table-cell office:value-type="string">
            <text:p>La Bottière</text:p>
          </table:table-cell>
          <table:table-cell office:value-type="float" office:value="98">
            <text:p>98</text:p>
          </table:table-cell>
          <table:table-cell office:value-type="string">
            <text:p>Rue Félix Ménétrier</text:p>
          </table:table-cell>
          <table:table-cell office:value-type="string">
            <text:p>Ménétr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7535912278 , -1.52009921798605]</text:p>
          </table:table-cell>
        </table:table-row>
        <table:table-row table:style-name="ro1">
          <table:table-cell office:value-type="string">
            <text:p>TS5424</text:p>
          </table:table-cell>
          <table:table-cell office:value-type="string">
            <text:p>ts_ent</text:p>
          </table:table-cell>
          <table:table-cell office:value-type="string">
            <text:p>La Bottière</text:p>
          </table:table-cell>
          <table:table-cell office:value-type="float" office:value="67">
            <text:p>67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0552679629 , -1.51854888232384]</text:p>
          </table:table-cell>
        </table:table-row>
        <table:table-row table:style-name="ro1">
          <table:table-cell office:value-type="string">
            <text:p>TS5426</text:p>
          </table:table-cell>
          <table:table-cell office:value-type="string">
            <text:p>ts_ent</text:p>
          </table:table-cell>
          <table:table-cell office:value-type="string">
            <text:p>La Bottière</text:p>
          </table:table-cell>
          <table:table-cell office:value-type="float" office:value="98">
            <text:p>98</text:p>
          </table:table-cell>
          <table:table-cell office:value-type="string">
            <text:p>Rue Félix Ménétrier</text:p>
          </table:table-cell>
          <table:table-cell office:value-type="string">
            <text:p>Ménétrier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7398876456 , -1.52007701774379]</text:p>
          </table:table-cell>
        </table:table-row>
        <table:table-row table:style-name="ro1">
          <table:table-cell office:value-type="string">
            <text:p>TS5427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0">
            <text:p>0</text:p>
          </table:table-cell>
          <table:table-cell office:value-type="string">
            <text:p>Rue de la Save</text:p>
          </table:table-cell>
          <table:table-cell office:value-type="string">
            <text:p>Sav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7769187483 , -1.60466603264104]</text:p>
          </table:table-cell>
        </table:table-row>
        <table:table-row table:style-name="ro1">
          <table:table-cell office:value-type="string">
            <text:p>TS5428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4">
            <text:p>14</text:p>
          </table:table-cell>
          <table:table-cell office:value-type="string">
            <text:p>Rue du Doubs</text:p>
          </table:table-cell>
          <table:table-cell office:value-type="string">
            <text:p>Doub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9629849477 , -1.60610670390085]</text:p>
          </table:table-cell>
        </table:table-row>
        <table:table-row table:style-name="ro1">
          <table:table-cell office:value-type="string">
            <text:p>TS5429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4">
            <text:p>14</text:p>
          </table:table-cell>
          <table:table-cell office:value-type="string">
            <text:p>Rue du Doubs</text:p>
          </table:table-cell>
          <table:table-cell office:value-type="string">
            <text:p>Doub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9480575911 , -1.60612074671396]</text:p>
          </table:table-cell>
        </table:table-row>
        <table:table-row table:style-name="ro1">
          <table:table-cell office:value-type="string">
            <text:p>TS5430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12">
            <text:p>12</text:p>
          </table:table-cell>
          <table:table-cell office:value-type="string">
            <text:p>Rue du Doubs</text:p>
          </table:table-cell>
          <table:table-cell office:value-type="string">
            <text:p>Doub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6398411983 , -1.6063524341356]</text:p>
          </table:table-cell>
        </table:table-row>
        <table:table-row table:style-name="ro1">
          <table:table-cell office:value-type="string">
            <text:p>TS5431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6">
            <text:p>6</text:p>
          </table:table-cell>
          <table:table-cell office:value-type="string">
            <text:p>Rue du Doubs</text:p>
          </table:table-cell>
          <table:table-cell office:value-type="string">
            <text:p>Doub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1396065498 , -1.60580227283121]</text:p>
          </table:table-cell>
        </table:table-row>
        <table:table-row table:style-name="ro1">
          <table:table-cell office:value-type="string">
            <text:p>TS5432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6">
            <text:p>6</text:p>
          </table:table-cell>
          <table:table-cell office:value-type="string">
            <text:p>Rue du Drac</text:p>
          </table:table-cell>
          <table:table-cell office:value-type="string">
            <text:p>Dra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7527973134 , -1.6048925254037]</text:p>
          </table:table-cell>
        </table:table-row>
        <table:table-row table:style-name="ro1">
          <table:table-cell office:value-type="string">
            <text:p>TS5433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6">
            <text:p>6</text:p>
          </table:table-cell>
          <table:table-cell office:value-type="string">
            <text:p>Rue du Drac</text:p>
          </table:table-cell>
          <table:table-cell office:value-type="string">
            <text:p>Drac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7443082325 , -1.60486918747325]</text:p>
          </table:table-cell>
        </table:table-row>
        <table:table-row table:style-name="ro1">
          <table:table-cell office:value-type="string">
            <text:p>TS5434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2">
            <text:p>2</text:p>
          </table:table-cell>
          <table:table-cell office:value-type="string">
            <text:p>Rue du Gers</text:p>
          </table:table-cell>
          <table:table-cell office:value-type="string">
            <text:p>Ger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47063276755 , -1.6040466323769]</text:p>
          </table:table-cell>
        </table:table-row>
        <table:table-row table:style-name="ro1">
          <table:table-cell office:value-type="string">
            <text:p>TS5435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du Gers</text:p>
          </table:table-cell>
          <table:table-cell office:value-type="string">
            <text:p>Ger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0233020598 , -1.60455451949756]</text:p>
          </table:table-cell>
        </table:table-row>
        <table:table-row table:style-name="ro1">
          <table:table-cell office:value-type="string">
            <text:p>TS5436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3">
            <text:p>3</text:p>
          </table:table-cell>
          <table:table-cell office:value-type="string">
            <text:p>Rue du Gers</text:p>
          </table:table-cell>
          <table:table-cell office:value-type="string">
            <text:p>Ger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0381775714 , -1.60454198665521]</text:p>
          </table:table-cell>
        </table:table-row>
        <table:table-row table:style-name="ro1">
          <table:table-cell office:value-type="string">
            <text:p>TS5437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9">
            <text:p>9</text:p>
          </table:table-cell>
          <table:table-cell office:value-type="string">
            <text:p>Rue du Gers</text:p>
          </table:table-cell>
          <table:table-cell office:value-type="string">
            <text:p>Gers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2241188299 , -1.60501903213803]</text:p>
          </table:table-cell>
        </table:table-row>
        <table:table-row table:style-name="ro1">
          <table:table-cell office:value-type="string">
            <text:p>TS5438</text:p>
          </table:table-cell>
          <table:table-cell office:value-type="string">
            <text:p>ts_ent</text:p>
          </table:table-cell>
          <table:table-cell office:value-type="string">
            <text:p>Lauriers</text:p>
          </table:table-cell>
          <table:table-cell office:value-type="float" office:value="0">
            <text:p>0</text:p>
          </table:table-cell>
          <table:table-cell office:value-type="string">
            <text:p>Rue de la Save</text:p>
          </table:table-cell>
          <table:table-cell office:value-type="string">
            <text:p>Sav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57679092627 , -1.60468808302238]</text:p>
          </table:table-cell>
        </table:table-row>
        <table:table-row table:style-name="ro1">
          <table:table-cell office:value-type="string">
            <text:p>TS5439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2">
            <text:p>2</text:p>
          </table:table-cell>
          <table:table-cell office:value-type="string">
            <text:p>Rue Jean Baptiste Chardin</text:p>
          </table:table-cell>
          <table:table-cell office:value-type="string">
            <text:p>Chardin</text:p>
          </table:table-cell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31258614702 , -1.59982428646025]</text:p>
          </table:table-cell>
        </table:table-row>
        <table:table-row table:style-name="ro1">
          <table:table-cell office:value-type="string">
            <text:p>TS5440</text:p>
          </table:table-cell>
          <table:table-cell office:value-type="string">
            <text:p>ts_ent</text:p>
          </table:table-cell>
          <table:table-cell office:value-type="string">
            <text:p>Dervallières - Chézine</text:p>
          </table:table-cell>
          <table:table-cell office:value-type="float" office:value="5">
            <text:p>5</text:p>
          </table:table-cell>
          <table:table-cell office:value-type="string">
            <text:p>Rue Claude Lorrain</text:p>
          </table:table-cell>
          <table:table-cell office:value-type="string">
            <text:p>Lorrain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2308326279 , -1.60167116390207]</text:p>
          </table:table-cell>
        </table:table-row>
        <table:table-row table:style-name="ro1">
          <table:table-cell office:value-type="string">
            <text:p>TS5441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15">
            <text:p>15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10710793516 , -1.52147068150685]</text:p>
          </table:table-cell>
        </table:table-row>
        <table:table-row table:style-name="ro1">
          <table:table-cell office:value-type="string">
            <text:p>TS5442</text:p>
          </table:table-cell>
          <table:table-cell office:value-type="string">
            <text:p>ts_ent</text:p>
          </table:table-cell>
          <table:table-cell office:value-type="string">
            <text:p>St Joseph de Porterie</text:p>
          </table:table-cell>
          <table:table-cell office:value-type="float" office:value="15">
            <text:p>15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10552343063 , -1.52148166618612]</text:p>
          </table:table-cell>
        </table:table-row>
        <table:table-row table:style-name="ro1">
          <table:table-cell office:value-type="string">
            <text:p>TS5443</text:p>
          </table:table-cell>
          <table:table-cell office:value-type="string">
            <text:p>ts_ent</text:p>
          </table:table-cell>
          <table:table-cell office:value-type="string">
            <text:p>Gloriette - Feydeau</text:p>
          </table:table-cell>
          <table:table-cell office:value-type="float" office:value="0">
            <text:p>0</text:p>
          </table:table-cell>
          <table:table-cell office:value-type="string">
            <text:p>Cours Commandant D'Estienne D'Orves</text:p>
          </table:table-cell>
          <table:table-cell/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4335221364 , -1.55278764463762]</text:p>
          </table:table-cell>
        </table:table-row>
        <table:table-row table:style-name="ro1">
          <table:table-cell office:value-type="string">
            <text:p>TS5444</text:p>
          </table:table-cell>
          <table:table-cell office:value-type="string">
            <text:p>ts_ent</text:p>
          </table:table-cell>
          <table:table-cell office:value-type="string">
            <text:p>Gloriette - Feydeau</text:p>
          </table:table-cell>
          <table:table-cell office:value-type="float" office:value="0">
            <text:p>0</text:p>
          </table:table-cell>
          <table:table-cell office:value-type="string">
            <text:p>Cours Commandant D'Estienne D'Orves</text:p>
          </table:table-cell>
          <table:table-cell/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4034568646 , -1.55276122904896]</text:p>
          </table:table-cell>
        </table:table-row>
        <table:table-row table:style-name="ro1">
          <table:table-cell office:value-type="string">
            <text:p>TS5445</text:p>
          </table:table-cell>
          <table:table-cell office:value-type="string">
            <text:p>ts_ent</text:p>
          </table:table-cell>
          <table:table-cell office:value-type="string">
            <text:p>Gloriette - Feydeau</text:p>
          </table:table-cell>
          <table:table-cell office:value-type="float" office:value="0">
            <text:p>0</text:p>
          </table:table-cell>
          <table:table-cell office:value-type="string">
            <text:p>Cours Commandant D'Estienne D'Orves</text:p>
          </table:table-cell>
          <table:table-cell/>
          <table:table-cell table:number-columns-repeated="2"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4184895013 , -1.55277443683959]</text:p>
          </table:table-cell>
        </table:table-row>
        <table:table-row table:style-name="ro1">
          <table:table-cell office:value-type="string">
            <text:p>TS5446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enrobé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7508154407 , -1.53318230070315]</text:p>
          </table:table-cell>
        </table:table-row>
        <table:table-row table:style-name="ro1">
          <table:table-cell office:value-type="string">
            <text:p>TS5447</text:p>
          </table:table-cell>
          <table:table-cell office:value-type="string">
            <text:p>ts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acier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1327481862 , -1.53234821095128]</text:p>
          </table:table-cell>
        </table:table-row>
        <table:table-row table:style-name="ro1">
          <table:table-cell office:value-type="string">
            <text:p>TS5448</text:p>
          </table:table-cell>
          <table:table-cell office:value-type="string">
            <text:p>t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enrobé</text:p>
          </table:table-cell>
          <table:table-cell office:value-type="float" office:value="0">
            <text:p>0</text:p>
          </table:table-cell>
          <table:table-cell office:value-type="string">
            <text:p>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9491732511 , -1.53277563534636]</text:p>
          </table:table-cell>
        </table:table-row>
        <table:table-row table:style-name="ro1">
          <table:table-cell office:value-type="string">
            <text:p>TS5449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15">
            <text:p>15</text:p>
          </table:table-cell>
          <table:table-cell office:value-type="string">
            <text:p>Rue de Pont Aven</text:p>
          </table:table-cell>
          <table:table-cell office:value-type="string">
            <text:p>Pont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66865475825 , -1.58057843981244]</text:p>
          </table:table-cell>
        </table:table-row>
        <table:table-row table:style-name="ro1">
          <table:table-cell office:value-type="string">
            <text:p>TS5450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13">
            <text:p>13</text:p>
          </table:table-cell>
          <table:table-cell office:value-type="string">
            <text:p>Rue de Pont Aven</text:p>
          </table:table-cell>
          <table:table-cell office:value-type="string">
            <text:p>Pont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6650492118 , -1.57963439394997]</text:p>
          </table:table-cell>
        </table:table-row>
        <table:table-row table:style-name="ro1">
          <table:table-cell office:value-type="string">
            <text:p>TS5451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13">
            <text:p>13</text:p>
          </table:table-cell>
          <table:table-cell office:value-type="string">
            <text:p>Rue de Pont Aven</text:p>
          </table:table-cell>
          <table:table-cell office:value-type="string">
            <text:p>Pont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66505920584 , -1.57960105040298]</text:p>
          </table:table-cell>
        </table:table-row>
        <table:table-row table:style-name="ro1">
          <table:table-cell office:value-type="string">
            <text:p>TS5452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0">
            <text:p>0</text:p>
          </table:table-cell>
          <table:table-cell office:value-type="string">
            <text:p>Boulevard René Cassin</text:p>
          </table:table-cell>
          <table:table-cell office:value-type="string">
            <text:p>Cassin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0983960662 , -1.5775738505603]</text:p>
          </table:table-cell>
        </table:table-row>
        <table:table-row table:style-name="ro1">
          <table:table-cell office:value-type="string">
            <text:p>TS5453</text:p>
          </table:table-cell>
          <table:table-cell office:value-type="string">
            <text:p>ts_ent</text:p>
          </table:table-cell>
          <table:table-cell office:value-type="string">
            <text:p>Rte de Ste Luce</text:p>
          </table:table-cell>
          <table:table-cell office:value-type="float" office:value="55">
            <text:p>55</text:p>
          </table:table-cell>
          <table:table-cell office:value-type="string">
            <text:p>Rue de la Basse Chénaie</text:p>
          </table:table-cell>
          <table:table-cell office:value-type="string">
            <text:p>Basse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8615170513 , -1.50864785911055]</text:p>
          </table:table-cell>
        </table:table-row>
        <table:table-row table:style-name="ro1">
          <table:table-cell office:value-type="string">
            <text:p>TS5454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0">
            <text:p>0</text:p>
          </table:table-cell>
          <table:table-cell office:value-type="string">
            <text:p>Rue de Douarnenez</text:p>
          </table:table-cell>
          <table:table-cell office:value-type="string">
            <text:p>Douarnenez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5556726412 , -1.57537897234976]</text:p>
          </table:table-cell>
        </table:table-row>
        <table:table-row table:style-name="ro1">
          <table:table-cell office:value-type="string">
            <text:p>TS5455</text:p>
          </table:table-cell>
          <table:table-cell office:value-type="string">
            <text:p>ts_ent</text:p>
          </table:table-cell>
          <table:table-cell office:value-type="string">
            <text:p>Bout des Landes</text:p>
          </table:table-cell>
          <table:table-cell office:value-type="float" office:value="15">
            <text:p>15</text:p>
          </table:table-cell>
          <table:table-cell office:value-type="string">
            <text:p>Rue de Pont Aven</text:p>
          </table:table-cell>
          <table:table-cell office:value-type="string">
            <text:p>Pont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67067233734 , -1.58059204557111]</text:p>
          </table:table-cell>
        </table:table-row>
        <table:table-row table:style-name="ro1">
          <table:table-cell office:value-type="string">
            <text:p>TS5456</text:p>
          </table:table-cell>
          <table:table-cell office:value-type="string">
            <text:p>t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Halquinières</text:p>
          </table:table-cell>
          <table:table-cell office:value-type="string">
            <text:p>Halquinières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95450523545 , -1.50901382326646]</text:p>
          </table:table-cell>
        </table:table-row>
        <table:table-row table:style-name="ro1">
          <table:table-cell office:value-type="string">
            <text:p>TS5457</text:p>
          </table:table-cell>
          <table:table-cell office:value-type="string">
            <text:p>t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l Haroun Tazieff</text:p>
          </table:table-cell>
          <table:table-cell office:value-type="string">
            <text:p>Tazieff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96332969042 , -1.51128678570426]</text:p>
          </table:table-cell>
        </table:table-row>
        <table:table-row table:style-name="ro1">
          <table:table-cell office:value-type="string">
            <text:p>TS5458</text:p>
          </table:table-cell>
          <table:table-cell office:value-type="string">
            <text:p>t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il Haroun Tazieff</text:p>
          </table:table-cell>
          <table:table-cell office:value-type="string">
            <text:p>Tazieff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98710819594 , -1.51182963935756]</text:p>
          </table:table-cell>
        </table:table-row>
        <table:table-row table:style-name="ro1">
          <table:table-cell office:value-type="string">
            <text:p>TS5459</text:p>
          </table:table-cell>
          <table:table-cell office:value-type="string">
            <text:p>ts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Halquinières</text:p>
          </table:table-cell>
          <table:table-cell office:value-type="string">
            <text:p>Halquinières</text:p>
          </table:table-cell>
          <table:table-cell office:value-type="string">
            <text:p>5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99249795109 , -1.50835781429867]</text:p>
          </table:table-cell>
        </table:table-row>
        <table:table-row table:style-name="ro1">
          <table:table-cell office:value-type="string">
            <text:p>V4001</text:p>
          </table:table-cell>
          <table:table-cell office:value-type="string">
            <text:p>verre_ent</text:p>
          </table:table-cell>
          <table:table-cell office:value-type="string">
            <text:p>Santos Dumont</text:p>
          </table:table-cell>
          <table:table-cell office:value-type="float" office:value="0">
            <text:p>0</text:p>
          </table:table-cell>
          <table:table-cell office:value-type="string">
            <text:p>rue de la petite sensive</text:p>
          </table:table-cell>
          <table:table-cell office:value-type="string">
            <text:p>sensiv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4370973811 , -1.56157980477749]</text:p>
          </table:table-cell>
        </table:table-row>
        <table:table-row table:style-name="ro1">
          <table:table-cell office:value-type="string">
            <text:p>V4002</text:p>
          </table:table-cell>
          <table:table-cell office:value-type="string">
            <text:p>verre_ent</text:p>
          </table:table-cell>
          <table:table-cell office:value-type="string">
            <text:p>Boissière</text:p>
          </table:table-cell>
          <table:table-cell office:value-type="float" office:value="0">
            <text:p>0</text:p>
          </table:table-cell>
          <table:table-cell office:value-type="string">
            <text:p>rue blaise pascal</text:p>
          </table:table-cell>
          <table:table-cell office:value-type="string">
            <text:p>pascal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562035151009 , -1.56676084387101]</text:p>
          </table:table-cell>
        </table:table-row>
        <table:table-row table:style-name="ro1">
          <table:table-cell office:value-type="string">
            <text:p>V4003</text:p>
          </table:table-cell>
          <table:table-cell office:value-type="string">
            <text:p>verre_ent</text:p>
          </table:table-cell>
          <table:table-cell office:value-type="string">
            <text:p>Waldeck - Sully</text:p>
          </table:table-cell>
          <table:table-cell office:value-type="float" office:value="0">
            <text:p>0</text:p>
          </table:table-cell>
          <table:table-cell office:value-type="string">
            <text:p>place waldeck rousseau</text:p>
          </table:table-cell>
          <table:table-cell office:value-type="string">
            <text:p>rousseau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77916703846 , -1.55164090879824]</text:p>
          </table:table-cell>
        </table:table-row>
        <table:table-row table:style-name="ro1">
          <table:table-cell office:value-type="string">
            <text:p>V4004</text:p>
          </table:table-cell>
          <table:table-cell office:value-type="string">
            <text:p>verre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Levoyer</text:p>
          </table:table-cell>
          <table:table-cell office:value-type="string">
            <text:p>levoyer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702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42407251756 , -1.58134716266798]</text:p>
          </table:table-cell>
        </table:table-row>
        <table:table-row table:style-name="ro1">
          <table:table-cell office:value-type="string">
            <text:p>V4005</text:p>
          </table:table-cell>
          <table:table-cell office:value-type="string">
            <text:p>verre_ent</text:p>
          </table:table-cell>
          <table:table-cell office:value-type="string">
            <text:p>Trentemoult</text:p>
          </table:table-cell>
          <table:table-cell office:value-type="float" office:value="0">
            <text:p>0</text:p>
          </table:table-cell>
          <table:table-cell office:value-type="string">
            <text:p>Place des filets</text:p>
          </table:table-cell>
          <table:table-cell office:value-type="string">
            <text:p>filets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non_definie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43">
            <text:p>440143</text:p>
          </table:table-cell>
          <table:table-cell office:value-type="string">
            <text:p>Rezé</text:p>
          </table:table-cell>
          <table:table-cell office:value-type="string">
            <text:p>[ 47.194553752791 , -1.58370302032834]</text:p>
          </table:table-cell>
        </table:table-row>
        <table:table-row table:style-name="ro1">
          <table:table-cell office:value-type="string">
            <text:p>V4006</text:p>
          </table:table-cell>
          <table:table-cell office:value-type="string">
            <text:p>verre_ent</text:p>
          </table:table-cell>
          <table:table-cell office:value-type="string">
            <text:p>Sorinières</text:p>
          </table:table-cell>
          <table:table-cell office:value-type="float" office:value="0">
            <text:p>0</text:p>
          </table:table-cell>
          <table:table-cell office:value-type="string">
            <text:p>Rue de la paix</text:p>
          </table:table-cell>
          <table:table-cell office:value-type="string">
            <text:p>paix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1">
            <text:p>1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98">
            <text:p>440198</text:p>
          </table:table-cell>
          <table:table-cell office:value-type="string">
            <text:p>Les Sorinières</text:p>
          </table:table-cell>
          <table:table-cell office:value-type="string">
            <text:p>[ 47.1505604647505 , -1.53274746188161]</text:p>
          </table:table-cell>
        </table:table-row>
        <table:table-row table:style-name="ro1">
          <table:table-cell office:value-type="string">
            <text:p>V4007</text:p>
          </table:table-cell>
          <table:table-cell office:value-type="string">
            <text:p>verre_ent</text:p>
          </table:table-cell>
          <table:table-cell office:value-type="string">
            <text:p>Sorinières</text:p>
          </table:table-cell>
          <table:table-cell office:value-type="float" office:value="0">
            <text:p>0</text:p>
          </table:table-cell>
          <table:table-cell office:value-type="string">
            <text:p>Rue de la paix</text:p>
          </table:table-cell>
          <table:table-cell office:value-type="string">
            <text:p>paix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98">
            <text:p>440198</text:p>
          </table:table-cell>
          <table:table-cell office:value-type="string">
            <text:p>Les Sorinières</text:p>
          </table:table-cell>
          <table:table-cell office:value-type="string">
            <text:p>[ 47.1505443645828 , -1.53276596315822]</text:p>
          </table:table-cell>
        </table:table-row>
        <table:table-row table:style-name="ro1">
          <table:table-cell office:value-type="string">
            <text:p>V4008</text:p>
          </table:table-cell>
          <table:table-cell office:value-type="string">
            <text:p>verre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Louis Le Loir</text:p>
          </table:table-cell>
          <table:table-cell office:value-type="string">
            <text:p>Loir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9254100927 , -1.67603742253743]</text:p>
          </table:table-cell>
        </table:table-row>
        <table:table-row table:style-name="ro1">
          <table:table-cell office:value-type="string">
            <text:p>V4009</text:p>
          </table:table-cell>
          <table:table-cell office:value-type="string">
            <text:p>verre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Louis Le Loir</text:p>
          </table:table-cell>
          <table:table-cell office:value-type="string">
            <text:p>Loir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92712005167 , -1.67602053496318]</text:p>
          </table:table-cell>
        </table:table-row>
        <table:table-row table:style-name="ro1">
          <table:table-cell office:value-type="string">
            <text:p>V4010</text:p>
          </table:table-cell>
          <table:table-cell office:value-type="string">
            <text:p>verre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Jean Ligondais</text:p>
          </table:table-cell>
          <table:table-cell office:value-type="string">
            <text:p>Ligondais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72066247199 , -1.6714431362771]</text:p>
          </table:table-cell>
        </table:table-row>
        <table:table-row table:style-name="ro1">
          <table:table-cell office:value-type="string">
            <text:p>V4011</text:p>
          </table:table-cell>
          <table:table-cell office:value-type="string">
            <text:p>verre_ent</text:p>
          </table:table-cell>
          <table:table-cell office:value-type="string">
            <text:p>Indre</text:p>
          </table:table-cell>
          <table:table-cell office:value-type="float" office:value="0">
            <text:p>0</text:p>
          </table:table-cell>
          <table:table-cell office:value-type="string">
            <text:p>Place Jean Ligondais</text:p>
          </table:table-cell>
          <table:table-cell office:value-type="string">
            <text:p>Ligondais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074">
            <text:p>440074</text:p>
          </table:table-cell>
          <table:table-cell office:value-type="string">
            <text:p>Indre</text:p>
          </table:table-cell>
          <table:table-cell office:value-type="string">
            <text:p>[ 47.1972191649337 , -1.67146830054037]</text:p>
          </table:table-cell>
        </table:table-row>
        <table:table-row table:style-name="ro1">
          <table:table-cell office:value-type="string">
            <text:p>V4012</text:p>
          </table:table-cell>
          <table:table-cell office:value-type="string">
            <text:p>verre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Rue Jules Noël</text:p>
          </table:table-cell>
          <table:table-cell office:value-type="string">
            <text:p>Noël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89417574108 , -1.58571370086022]</text:p>
          </table:table-cell>
        </table:table-row>
        <table:table-row table:style-name="ro1">
          <table:table-cell office:value-type="string">
            <text:p>V4013</text:p>
          </table:table-cell>
          <table:table-cell office:value-type="string">
            <text:p>verre_ent</text:p>
          </table:table-cell>
          <table:table-cell office:value-type="string">
            <text:p>Mairie de Chantenay</text:p>
          </table:table-cell>
          <table:table-cell office:value-type="float" office:value="0">
            <text:p>0</text:p>
          </table:table-cell>
          <table:table-cell office:value-type="string">
            <text:p>rue de la marseillaise <text:s/>(mairie chantenay)</text:p>
          </table:table-cell>
          <table:table-cell office:value-type="string">
            <text:p>marseillais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67670458424 , -1.58801984671188]</text:p>
          </table:table-cell>
        </table:table-row>
        <table:table-row table:style-name="ro1">
          <table:table-cell office:value-type="string">
            <text:p>V4014</text:p>
          </table:table-cell>
          <table:table-cell office:value-type="string">
            <text:p>verre_ent</text:p>
          </table:table-cell>
          <table:table-cell office:value-type="string">
            <text:p>Rd pt de Vannes</text:p>
          </table:table-cell>
          <table:table-cell office:value-type="float" office:value="0">
            <text:p>0</text:p>
          </table:table-cell>
          <table:table-cell office:value-type="string">
            <text:p>rue chanoine larose</text:p>
          </table:table-cell>
          <table:table-cell office:value-type="string">
            <text:p>laros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moyen RAL 083820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22525248871 , -1.57811033932897]</text:p>
          </table:table-cell>
        </table:table-row>
        <table:table-row table:style-name="ro1">
          <table:table-cell office:value-type="string">
            <text:p>V4015</text:p>
          </table:table-cell>
          <table:table-cell office:value-type="string">
            <text:p>verre_ent</text:p>
          </table:table-cell>
          <table:table-cell office:value-type="string">
            <text:p>Gde Grèneraie - Clos toreau</text:p>
          </table:table-cell>
          <table:table-cell office:value-type="float" office:value="0">
            <text:p>0</text:p>
          </table:table-cell>
          <table:table-cell office:value-type="string">
            <text:p>Rue Louis Loucheur</text:p>
          </table:table-cell>
          <table:table-cell office:value-type="string">
            <text:p>Loucheur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34055970981 , -1.52714597492607]</text:p>
          </table:table-cell>
        </table:table-row>
        <table:table-row table:style-name="ro1">
          <table:table-cell office:value-type="string">
            <text:p>V4016</text:p>
          </table:table-cell>
          <table:table-cell office:value-type="string">
            <text:p>verre_ent</text:p>
          </table:table-cell>
          <table:table-cell office:value-type="string">
            <text:p>Toutes Aides</text:p>
          </table:table-cell>
          <table:table-cell office:value-type="float" office:value="0">
            <text:p>0</text:p>
          </table:table-cell>
          <table:table-cell office:value-type="string">
            <text:p>place victor basch</text:p>
          </table:table-cell>
          <table:table-cell office:value-type="string">
            <text:p>basch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moyen RAL 083820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apot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54075363318 , -1.52318891278405]</text:p>
          </table:table-cell>
        </table:table-row>
        <table:table-row table:style-name="ro1">
          <table:table-cell office:value-type="string">
            <text:p>V4017</text:p>
          </table:table-cell>
          <table:table-cell office:value-type="string">
            <text:p>verre_ent</text:p>
          </table:table-cell>
          <table:table-cell office:value-type="string">
            <text:p>Malakoff</text:p>
          </table:table-cell>
          <table:table-cell office:value-type="float" office:value="11">
            <text:p>11</text:p>
          </table:table-cell>
          <table:table-cell office:value-type="string">
            <text:p>rue de norvège</text:p>
          </table:table-cell>
          <table:table-cell office:value-type="string">
            <text:p>norveg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2812876986 , -1.52474183609295]</text:p>
          </table:table-cell>
        </table:table-row>
        <table:table-row table:style-name="ro1">
          <table:table-cell office:value-type="string">
            <text:p>V4018</text:p>
          </table:table-cell>
          <table:table-cell office:value-type="string">
            <text:p>verre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hongrie</text:p>
          </table:table-cell>
          <table:table-cell office:value-type="string">
            <text:p>hongri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gris fonte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6268902281 , -1.52366574237227]</text:p>
          </table:table-cell>
        </table:table-row>
        <table:table-row table:style-name="ro1">
          <table:table-cell office:value-type="string">
            <text:p>V4019</text:p>
          </table:table-cell>
          <table:table-cell office:value-type="string">
            <text:p>verre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</text:p>
          </table:table-cell>
          <table:table-cell office:value-type="string">
            <text:p>suiss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69418268782 , -1.52174839638238]</text:p>
          </table:table-cell>
        </table:table-row>
        <table:table-row table:style-name="ro1">
          <table:table-cell office:value-type="string">
            <text:p>V4020</text:p>
          </table:table-cell>
          <table:table-cell office:value-type="string">
            <text:p>verre_ent</text:p>
          </table:table-cell>
          <table:table-cell office:value-type="string">
            <text:p>Lauriers</text:p>
          </table:table-cell>
          <table:table-cell office:value-type="float" office:value="0">
            <text:p>0</text:p>
          </table:table-cell>
          <table:table-cell office:value-type="string">
            <text:p>Rue du Rhône</text:p>
          </table:table-cell>
          <table:table-cell office:value-type="string">
            <text:p>Rhôn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30716971136 , -1.60048610670101]</text:p>
          </table:table-cell>
        </table:table-row>
        <table:table-row table:style-name="ro1">
          <table:table-cell office:value-type="string">
            <text:p>V4021</text:p>
          </table:table-cell>
          <table:table-cell office:value-type="string">
            <text:p>verre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rue jules raimu</text:p>
          </table:table-cell>
          <table:table-cell office:value-type="string">
            <text:p>Raimu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13498501517 , -1.58305424054398]</text:p>
          </table:table-cell>
        </table:table-row>
        <table:table-row table:style-name="ro1">
          <table:table-cell office:value-type="string">
            <text:p>V4022</text:p>
          </table:table-cell>
          <table:table-cell office:value-type="string">
            <text:p>verre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Rue Georges Méliès</text:p>
          </table:table-cell>
          <table:table-cell office:value-type="string">
            <text:p>Méliès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32659810097 , -1.5857277203248]</text:p>
          </table:table-cell>
        </table:table-row>
        <table:table-row table:style-name="ro1">
          <table:table-cell office:value-type="string">
            <text:p>V4023</text:p>
          </table:table-cell>
          <table:table-cell office:value-type="string">
            <text:p>verre_ent</text:p>
          </table:table-cell>
          <table:table-cell office:value-type="string">
            <text:p>Talensac - Pont Morand</text:p>
          </table:table-cell>
          <table:table-cell office:value-type="float" office:value="7">
            <text:p>7</text:p>
          </table:table-cell>
          <table:table-cell office:value-type="string">
            <text:p>rue basse porte</text:p>
          </table:table-cell>
          <table:table-cell office:value-type="string">
            <text:p>porte</text:p>
          </table:table-cell>
          <table:table-cell table:number-columns-repeated="2" office:value-type="string">
            <text:p>4.0</text:p>
          </table:table-cell>
          <table:table-cell office:value-type="string">
            <text:p>kinshofer</text:p>
          </table:table-cell>
          <table:table-cell office:value-type="string">
            <text:p>vert_nantais</text:p>
          </table:table-cell>
          <table:table-cell office:value-type="string">
            <text:p>polyester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09161071743 , -1.55797232777598]</text:p>
          </table:table-cell>
        </table:table-row>
        <table:table-row table:style-name="ro1">
          <table:table-cell office:value-type="string">
            <text:p>V4024</text:p>
          </table:table-cell>
          <table:table-cell office:value-type="string">
            <text:p>verre_ent</text:p>
          </table:table-cell>
          <table:table-cell office:value-type="string">
            <text:p>Ste Anne-Zone Portuaire</text:p>
          </table:table-cell>
          <table:table-cell office:value-type="float" office:value="0">
            <text:p>0</text:p>
          </table:table-cell>
          <table:table-cell office:value-type="string">
            <text:p>quai wilson/quai antilles</text:p>
          </table:table-cell>
          <table:table-cell office:value-type="string">
            <text:p>antilles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6029</text:p>
          </table:table-cell>
          <table:table-cell office:value-type="string">
            <text:p>tôle larmée</text:p>
          </table:table-cell>
          <table:table-cell office:value-type="float" office:value="1">
            <text:p>1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97496837873 , -1.5733383287034]</text:p>
          </table:table-cell>
        </table:table-row>
        <table:table-row table:style-name="ro1">
          <table:table-cell office:value-type="string">
            <text:p>V4025</text:p>
          </table:table-cell>
          <table:table-cell office:value-type="string">
            <text:p>verre_ent</text:p>
          </table:table-cell>
          <table:table-cell office:value-type="string">
            <text:p>Ste Anne-Zone Portuaire</text:p>
          </table:table-cell>
          <table:table-cell office:value-type="float" office:value="0">
            <text:p>0</text:p>
          </table:table-cell>
          <table:table-cell office:value-type="string">
            <text:p>Quai des Antilles</text:p>
          </table:table-cell>
          <table:table-cell office:value-type="string">
            <text:p>antilles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6029</text:p>
          </table:table-cell>
          <table:table-cell office:value-type="string">
            <text:p>tôle larmée</text:p>
          </table:table-cell>
          <table:table-cell office:value-type="float" office:value="1">
            <text:p>1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1997455619246 , -1.57330774649704]</text:p>
          </table:table-cell>
        </table:table-row>
        <table:table-row table:style-name="ro1">
          <table:table-cell office:value-type="string">
            <text:p>V4026</text:p>
          </table:table-cell>
          <table:table-cell office:value-type="string">
            <text:p>verre_ent</text:p>
          </table:table-cell>
          <table:table-cell office:value-type="string">
            <text:p>Breil-Malville</text:p>
          </table:table-cell>
          <table:table-cell office:value-type="float" office:value="0">
            <text:p>0</text:p>
          </table:table-cell>
          <table:table-cell office:value-type="string">
            <text:p>Rue Pierre de Coubertin</text:p>
          </table:table-cell>
          <table:table-cell office:value-type="string">
            <text:p>coubertin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90206141093 , -1.58779337004191]</text:p>
          </table:table-cell>
        </table:table-row>
        <table:table-row table:style-name="ro1">
          <table:table-cell office:value-type="string">
            <text:p>V4027</text:p>
          </table:table-cell>
          <table:table-cell office:value-type="string">
            <text:p>verre_ent</text:p>
          </table:table-cell>
          <table:table-cell office:value-type="string">
            <text:p>St-Jean-de-Boiseau</text:p>
          </table:table-cell>
          <table:table-cell office:value-type="float" office:value="0">
            <text:p>0</text:p>
          </table:table-cell>
          <table:table-cell office:value-type="string">
            <text:p>Avenue du Onze Novembre</text:p>
          </table:table-cell>
          <table:table-cell office:value-type="string">
            <text:p>Novembr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ud-Ouest</text:p>
          </table:table-cell>
          <table:table-cell office:value-type="float" office:value="440166">
            <text:p>440166</text:p>
          </table:table-cell>
          <table:table-cell office:value-type="string">
            <text:p>St-Jean-de-Boiseau</text:p>
          </table:table-cell>
          <table:table-cell office:value-type="string">
            <text:p>[ 47.1946943348593 , -1.72476780293544]</text:p>
          </table:table-cell>
        </table:table-row>
        <table:table-row table:style-name="ro1">
          <table:table-cell office:value-type="string">
            <text:p>V4028</text:p>
          </table:table-cell>
          <table:table-cell office:value-type="string">
            <text:p>verre_ent</text:p>
          </table:table-cell>
          <table:table-cell office:value-type="string">
            <text:p>St-Jean-de-Boiseau</text:p>
          </table:table-cell>
          <table:table-cell office:value-type="float" office:value="0">
            <text:p>0</text:p>
          </table:table-cell>
          <table:table-cell office:value-type="string">
            <text:p>Avenue du Onze Novembre</text:p>
          </table:table-cell>
          <table:table-cell office:value-type="string">
            <text:p>Novembr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ud-Ouest</text:p>
          </table:table-cell>
          <table:table-cell office:value-type="float" office:value="440166">
            <text:p>440166</text:p>
          </table:table-cell>
          <table:table-cell office:value-type="string">
            <text:p>St-Jean-de-Boiseau</text:p>
          </table:table-cell>
          <table:table-cell office:value-type="string">
            <text:p>[ 47.1947150795336 , -1.72476483493597]</text:p>
          </table:table-cell>
        </table:table-row>
        <table:table-row table:style-name="ro1">
          <table:table-cell office:value-type="string">
            <text:p>V4029</text:p>
          </table:table-cell>
          <table:table-cell office:value-type="string">
            <text:p>verre_ent</text:p>
          </table:table-cell>
          <table:table-cell office:value-type="string">
            <text:p>Haluchère-Perray</text:p>
          </table:table-cell>
          <table:table-cell office:value-type="float" office:value="0">
            <text:p>0</text:p>
          </table:table-cell>
          <table:table-cell office:value-type="string">
            <text:p>rue de la sècherie</text:p>
          </table:table-cell>
          <table:table-cell office:value-type="string">
            <text:p>sècherie</text:p>
          </table:table-cell>
          <table:table-cell table:number-columns-repeated="2" office:value-type="string">
            <text:p>4.0</text:p>
          </table:table-cell>
          <table:table-cell/>
          <table:table-cell office:value-type="string">
            <text:p>gris moyen RAL 083820</text:p>
          </table:table-cell>
          <table:table-cell office:value-type="string">
            <text:p>pavés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26574494057 , -1.5143226171815]</text:p>
          </table:table-cell>
        </table:table-row>
        <table:table-row table:style-name="ro1">
          <table:table-cell office:value-type="string">
            <text:p>V4031</text:p>
          </table:table-cell>
          <table:table-cell office:value-type="string">
            <text:p>verre_ent</text:p>
          </table:table-cell>
          <table:table-cell office:value-type="string">
            <text:p>Malakoff</text:p>
          </table:table-cell>
          <table:table-cell office:value-type="float" office:value="9">
            <text:p>9</text:p>
          </table:table-cell>
          <table:table-cell office:value-type="string">
            <text:p>rue de Chypre</text:p>
          </table:table-cell>
          <table:table-cell office:value-type="string">
            <text:p>Chypr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544624439 , -1.52521164536041]</text:p>
          </table:table-cell>
        </table:table-row>
        <table:table-row table:style-name="ro1">
          <table:table-cell office:value-type="string">
            <text:p>V4032</text:p>
          </table:table-cell>
          <table:table-cell office:value-type="string">
            <text:p>verre_ent</text:p>
          </table:table-cell>
          <table:table-cell office:value-type="string">
            <text:p>Dervallières - Chézine</text:p>
          </table:table-cell>
          <table:table-cell office:value-type="float" office:value="0">
            <text:p>0</text:p>
          </table:table-cell>
          <table:table-cell office:value-type="string">
            <text:p>Rue Louis le Nain</text:p>
          </table:table-cell>
          <table:table-cell office:value-type="string">
            <text:p>Nain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62814717069 , -1.59940051393083]</text:p>
          </table:table-cell>
        </table:table-row>
        <table:table-row table:style-name="ro1">
          <table:table-cell office:value-type="string">
            <text:p>V4033</text:p>
          </table:table-cell>
          <table:table-cell office:value-type="string">
            <text:p>verre_ent</text:p>
          </table:table-cell>
          <table:table-cell office:value-type="string">
            <text:p>Vieux Malakoff</text:p>
          </table:table-cell>
          <table:table-cell office:value-type="float" office:value="6">
            <text:p>6</text:p>
          </table:table-cell>
          <table:table-cell office:value-type="string">
            <text:p>rue de l'Indre</text:p>
          </table:table-cell>
          <table:table-cell office:value-type="string">
            <text:p>Indr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9965398505 , -1.53621982026675]</text:p>
          </table:table-cell>
        </table:table-row>
        <table:table-row table:style-name="ro1">
          <table:table-cell office:value-type="string">
            <text:p>V4034</text:p>
          </table:table-cell>
          <table:table-cell office:value-type="string">
            <text:p>verre_ent</text:p>
          </table:table-cell>
          <table:table-cell office:value-type="string">
            <text:p>Cremetterie</text:p>
          </table:table-cell>
          <table:table-cell office:value-type="float" office:value="0">
            <text:p>0</text:p>
          </table:table-cell>
          <table:table-cell office:value-type="string">
            <text:p>Avenue de la Branchoire</text:p>
          </table:table-cell>
          <table:table-cell office:value-type="string">
            <text:p>Branchoise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8365683216 , -1.60712895069911]</text:p>
          </table:table-cell>
        </table:table-row>
        <table:table-row table:style-name="ro1">
          <table:table-cell office:value-type="string">
            <text:p>V4035</text:p>
          </table:table-cell>
          <table:table-cell office:value-type="string">
            <text:p>verre_ent</text:p>
          </table:table-cell>
          <table:table-cell office:value-type="string">
            <text:p>Cremetterie</text:p>
          </table:table-cell>
          <table:table-cell office:value-type="float" office:value="0">
            <text:p>0</text:p>
          </table:table-cell>
          <table:table-cell office:value-type="string">
            <text:p>Avenue de la Branchoire</text:p>
          </table:table-cell>
          <table:table-cell office:value-type="string">
            <text:p>Branchoise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/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83845211802 , -1.60712125126156]</text:p>
          </table:table-cell>
        </table:table-row>
        <table:table-row table:style-name="ro1">
          <table:table-cell office:value-type="string">
            <text:p>V4036</text:p>
          </table:table-cell>
          <table:table-cell office:value-type="string">
            <text:p>verre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suisse</text:p>
          </table:table-cell>
          <table:table-cell office:value-type="string">
            <text:p>suiss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tambou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70200382295 , -1.52329578911802]</text:p>
          </table:table-cell>
        </table:table-row>
        <table:table-row table:style-name="ro1">
          <table:table-cell office:value-type="string">
            <text:p>V4037</text:p>
          </table:table-cell>
          <table:table-cell office:value-type="string">
            <text:p>verre_ent</text:p>
          </table:table-cell>
          <table:table-cell office:value-type="string">
            <text:p>Ile Beaulieu</text:p>
          </table:table-cell>
          <table:table-cell office:value-type="float" office:value="2">
            <text:p>2</text:p>
          </table:table-cell>
          <table:table-cell office:value-type="string">
            <text:p>Rue Thomas Narcejac</text:p>
          </table:table-cell>
          <table:table-cell office:value-type="string">
            <text:p>Narcejac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01726122261 , -1.52972840381147]</text:p>
          </table:table-cell>
        </table:table-row>
        <table:table-row table:style-name="ro1">
          <table:table-cell office:value-type="string">
            <text:p>V4038</text:p>
          </table:table-cell>
          <table:table-cell office:value-type="string">
            <text:p>verre_ent</text:p>
          </table:table-cell>
          <table:table-cell office:value-type="string">
            <text:p>Ile Beaulieu</text:p>
          </table:table-cell>
          <table:table-cell office:value-type="float" office:value="3">
            <text:p>3</text:p>
          </table:table-cell>
          <table:table-cell office:value-type="string">
            <text:p>Rue Jean Gorin</text:p>
          </table:table-cell>
          <table:table-cell office:value-type="string">
            <text:p>Gorin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93011560588 , -1.52882199926803]</text:p>
          </table:table-cell>
        </table:table-row>
        <table:table-row table:style-name="ro1">
          <table:table-cell office:value-type="string">
            <text:p>V4039</text:p>
          </table:table-cell>
          <table:table-cell office:value-type="string">
            <text:p>verre_ent</text:p>
          </table:table-cell>
          <table:table-cell office:value-type="string">
            <text:p>Ile Beaulieu</text:p>
          </table:table-cell>
          <table:table-cell office:value-type="float" office:value="0">
            <text:p>0</text:p>
          </table:table-cell>
          <table:table-cell office:value-type="string">
            <text:p>Rue du Pen Duick II</text:p>
          </table:table-cell>
          <table:table-cell office:value-type="string">
            <text:p>Pen Duick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08640831296 , -1.53184692481347]</text:p>
          </table:table-cell>
        </table:table-row>
        <table:table-row table:style-name="ro1">
          <table:table-cell office:value-type="string">
            <text:p>V4040</text:p>
          </table:table-cell>
          <table:table-cell office:value-type="string">
            <text:p>verre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u Port Maillard</text:p>
          </table:table-cell>
          <table:table-cell office:value-type="string">
            <text:p>Maillard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8393045635 , -1.55173730289862]</text:p>
          </table:table-cell>
        </table:table-row>
        <table:table-row table:style-name="ro1">
          <table:table-cell office:value-type="string">
            <text:p>V4041</text:p>
          </table:table-cell>
          <table:table-cell office:value-type="string">
            <text:p>verre_ent</text:p>
          </table:table-cell>
          <table:table-cell office:value-type="string">
            <text:p>Decré - Cathédrale</text:p>
          </table:table-cell>
          <table:table-cell office:value-type="float" office:value="0">
            <text:p>0</text:p>
          </table:table-cell>
          <table:table-cell office:value-type="string">
            <text:p>Allée de la Tremperie</text:p>
          </table:table-cell>
          <table:table-cell office:value-type="string">
            <text:p>Tremperi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4271097909 , -1.55364736452914]</text:p>
          </table:table-cell>
        </table:table-row>
        <table:table-row table:style-name="ro1">
          <table:table-cell office:value-type="string">
            <text:p>V4042</text:p>
          </table:table-cell>
          <table:table-cell office:value-type="string">
            <text:p>verre_ent</text:p>
          </table:table-cell>
          <table:table-cell office:value-type="string">
            <text:p>St Joseph de Porterie</text:p>
          </table:table-cell>
          <table:table-cell office:value-type="float" office:value="1">
            <text:p>1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/>
          <table:table-cell office:value-type="string">
            <text:p>stabilité avec réser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88212547979 , -1.52176008376974]</text:p>
          </table:table-cell>
        </table:table-row>
        <table:table-row table:style-name="ro1">
          <table:table-cell office:value-type="string">
            <text:p>V4043</text:p>
          </table:table-cell>
          <table:table-cell office:value-type="string">
            <text:p>verre_ent</text:p>
          </table:table-cell>
          <table:table-cell office:value-type="string">
            <text:p>Beautour</text:p>
          </table:table-cell>
          <table:table-cell office:value-type="float" office:value="308">
            <text:p>308</text:p>
          </table:table-cell>
          <table:table-cell office:value-type="string">
            <text:p>308 Route de Clisson</text:p>
          </table:table-cell>
          <table:table-cell office:value-type="string">
            <text:p>Clisson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oire, Sèvre et Vignoble</text:p>
          </table:table-cell>
          <table:table-cell office:value-type="float" office:value="440215">
            <text:p>440215</text:p>
          </table:table-cell>
          <table:table-cell office:value-type="string">
            <text:p>Vertou</text:p>
          </table:table-cell>
          <table:table-cell office:value-type="string">
            <text:p>[ 47.1880059815132 , -1.49984330919332]</text:p>
          </table:table-cell>
        </table:table-row>
        <table:table-row table:style-name="ro1">
          <table:table-cell office:value-type="string">
            <text:p>V4044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Jean-Jacques Audubon</text:p>
          </table:table-cell>
          <table:table-cell office:value-type="string">
            <text:p>Audubon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9006</text:p>
          </table:table-cell>
          <table:table-cell office:value-type="string">
            <text:p>Acier Galvanisé stri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ud-Ouest</text:p>
          </table:table-cell>
          <table:table-cell office:value-type="float" office:value="440018">
            <text:p>440018</text:p>
          </table:table-cell>
          <table:table-cell office:value-type="string">
            <text:p>Bouaye</text:p>
          </table:table-cell>
          <table:table-cell office:value-type="string">
            <text:p>[ 47.1577841379452 , -1.67784471975078]</text:p>
          </table:table-cell>
        </table:table-row>
        <table:table-row table:style-name="ro1">
          <table:table-cell office:value-type="string">
            <text:p>V4045</text:p>
          </table:table-cell>
          <table:table-cell office:value-type="string">
            <text:p>verre_ent</text:p>
          </table:table-cell>
          <table:table-cell office:value-type="string">
            <text:p>Dobree-Bon Port</text:p>
          </table:table-cell>
          <table:table-cell office:value-type="float" office:value="11">
            <text:p>11</text:p>
          </table:table-cell>
          <table:table-cell office:value-type="string">
            <text:p>Rue de Gigant</text:p>
          </table:table-cell>
          <table:table-cell office:value-type="string">
            <text:p>Gigant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2532122748 , -1.56998626746342]</text:p>
          </table:table-cell>
        </table:table-row>
        <table:table-row table:style-name="ro1">
          <table:table-cell office:value-type="string">
            <text:p>V4046</text:p>
          </table:table-cell>
          <table:table-cell office:value-type="string">
            <text:p>verre_ent</text:p>
          </table:table-cell>
          <table:table-cell office:value-type="string">
            <text:p>Dervallières - Chézine</text:p>
          </table:table-cell>
          <table:table-cell office:value-type="float" office:value="6">
            <text:p>6</text:p>
          </table:table-cell>
          <table:table-cell office:value-type="string">
            <text:p>Rue Jean Honoré Fragonard</text:p>
          </table:table-cell>
          <table:table-cell office:value-type="string">
            <text:p>Fragonard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 RAL 601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23342196638 , -1.60233651974911]</text:p>
          </table:table-cell>
        </table:table-row>
        <table:table-row table:style-name="ro1">
          <table:table-cell office:value-type="string">
            <text:p>V4047</text:p>
          </table:table-cell>
          <table:table-cell office:value-type="string">
            <text:p>verre_ent</text:p>
          </table:table-cell>
          <table:table-cell office:value-type="string">
            <text:p>Bout des Landes</text:p>
          </table:table-cell>
          <table:table-cell office:value-type="float" office:value="2">
            <text:p>2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3603534014 , -1.57852074689898]</text:p>
          </table:table-cell>
        </table:table-row>
        <table:table-row table:style-name="ro1">
          <table:table-cell office:value-type="string">
            <text:p>V4048</text:p>
          </table:table-cell>
          <table:table-cell office:value-type="string">
            <text:p>verre_ent</text:p>
          </table:table-cell>
          <table:table-cell office:value-type="string">
            <text:p>Bout des Landes</text:p>
          </table:table-cell>
          <table:table-cell office:value-type="float" office:value="7">
            <text:p>7</text:p>
          </table:table-cell>
          <table:table-cell office:value-type="string">
            <text:p>Rue de Douarnenez</text:p>
          </table:table-cell>
          <table:table-cell office:value-type="string">
            <text:p>Douarnenez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rapp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9127530386 , -1.57629038089322]</text:p>
          </table:table-cell>
        </table:table-row>
        <table:table-row table:style-name="ro1">
          <table:table-cell office:value-type="string">
            <text:p>V4049</text:p>
          </table:table-cell>
          <table:table-cell office:value-type="string">
            <text:p>verre_ent</text:p>
          </table:table-cell>
          <table:table-cell office:value-type="string">
            <text:p>Bout des Landes</text:p>
          </table:table-cell>
          <table:table-cell office:value-type="float" office:value="1">
            <text:p>1</text:p>
          </table:table-cell>
          <table:table-cell office:value-type="string">
            <text:p>Rue de Pont Aven</text:p>
          </table:table-cell>
          <table:table-cell office:value-type="string">
            <text:p>Aven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6786184519 , -1.57503667594428]</text:p>
          </table:table-cell>
        </table:table-row>
        <table:table-row table:style-name="ro1">
          <table:table-cell office:value-type="string">
            <text:p>V4050</text:p>
          </table:table-cell>
          <table:table-cell office:value-type="string">
            <text:p>verre_ent</text:p>
          </table:table-cell>
          <table:table-cell office:value-type="string">
            <text:p>St Joseph de Porterie</text:p>
          </table:table-cell>
          <table:table-cell office:value-type="float" office:value="18">
            <text:p>18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00559253137 , -1.5214959634183]</text:p>
          </table:table-cell>
        </table:table-row>
        <table:table-row table:style-name="ro1">
          <table:table-cell office:value-type="string">
            <text:p>V4051</text:p>
          </table:table-cell>
          <table:table-cell office:value-type="string">
            <text:p>verre_ent</text:p>
          </table:table-cell>
          <table:table-cell office:value-type="string">
            <text:p>St Joseph de Porterie</text:p>
          </table:table-cell>
          <table:table-cell office:value-type="float" office:value="38">
            <text:p>38</text:p>
          </table:table-cell>
          <table:table-cell office:value-type="string">
            <text:p>Rue de la Planche au Gué</text:p>
          </table:table-cell>
          <table:table-cell office:value-type="string">
            <text:p>Gué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24408686489 , -1.5201277658877]</text:p>
          </table:table-cell>
        </table:table-row>
        <table:table-row table:style-name="ro1">
          <table:table-cell office:value-type="string">
            <text:p>V4052</text:p>
          </table:table-cell>
          <table:table-cell office:value-type="string">
            <text:p>verre_ent</text:p>
          </table:table-cell>
          <table:table-cell office:value-type="string">
            <text:p>ZAC de la Minais</text:p>
          </table:table-cell>
          <table:table-cell office:value-type="float" office:value="76">
            <text:p>76</text:p>
          </table:table-cell>
          <table:table-cell office:value-type="string">
            <text:p>Route de Thouaré</text:p>
          </table:table-cell>
          <table:table-cell office:value-type="string">
            <text:p>Thouaré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16</text:p>
          </table:table-cell>
          <table:table-cell office:value-type="string">
            <text:p>Alu strie arasante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72">
            <text:p>440172</text:p>
          </table:table-cell>
          <table:table-cell office:value-type="string">
            <text:p>Ste-Luce-sur-Loire</text:p>
          </table:table-cell>
          <table:table-cell office:value-type="string">
            <text:p>[ 47.2567028503288 , -1.46749329722873]</text:p>
          </table:table-cell>
        </table:table-row>
        <table:table-row table:style-name="ro1">
          <table:table-cell office:value-type="string">
            <text:p>V4053</text:p>
          </table:table-cell>
          <table:table-cell office:value-type="string">
            <text:p>verre_ent</text:p>
          </table:table-cell>
          <table:table-cell office:value-type="string">
            <text:p>La Roussellerie</text:p>
          </table:table-cell>
          <table:table-cell office:value-type="float" office:value="0">
            <text:p>0</text:p>
          </table:table-cell>
          <table:table-cell office:value-type="string">
            <text:p>Rue de la Frégate</text:p>
          </table:table-cell>
          <table:table-cell office:value-type="string">
            <text:p>Frégate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204">
            <text:p>440204</text:p>
          </table:table-cell>
          <table:table-cell office:value-type="string">
            <text:p>Thouaré-sur-Loire</text:p>
          </table:table-cell>
          <table:table-cell office:value-type="string">
            <text:p>[ 47.2694830402414 , -1.45243859804404]</text:p>
          </table:table-cell>
        </table:table-row>
        <table:table-row table:style-name="ro1">
          <table:table-cell office:value-type="string">
            <text:p>V4054</text:p>
          </table:table-cell>
          <table:table-cell office:value-type="string">
            <text:p>verre_ent</text:p>
          </table:table-cell>
          <table:table-cell office:value-type="string">
            <text:p>Beaujoire - Halvèque</text:p>
          </table:table-cell>
          <table:table-cell office:value-type="float" office:value="6">
            <text:p>6</text:p>
          </table:table-cell>
          <table:table-cell office:value-type="string">
            <text:p>Rue Claude et Simone Millot</text:p>
          </table:table-cell>
          <table:table-cell office:value-type="string">
            <text:p>Millo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05072428116 , -1.51392718053257]</text:p>
          </table:table-cell>
        </table:table-row>
        <table:table-row table:style-name="ro1">
          <table:table-cell office:value-type="string">
            <text:p>V4055</text:p>
          </table:table-cell>
          <table:table-cell office:value-type="string">
            <text:p>verre_ent</text:p>
          </table:table-cell>
          <table:table-cell office:value-type="string">
            <text:p>Richebourg - St Clément</text:p>
          </table:table-cell>
          <table:table-cell office:value-type="float" office:value="37">
            <text:p>37</text:p>
          </table:table-cell>
          <table:table-cell office:value-type="string">
            <text:p>Rue Maréchal Joffre</text:p>
          </table:table-cell>
          <table:table-cell office:value-type="string">
            <text:p>Joff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9007</text:p>
          </table:table-cell>
          <table:table-cell office:value-type="string">
            <text:p>acier galvanisé stri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218457101765 , -1.54711778650591]</text:p>
          </table:table-cell>
        </table:table-row>
        <table:table-row table:style-name="ro1">
          <table:table-cell office:value-type="string">
            <text:p>V4056</text:p>
          </table:table-cell>
          <table:table-cell office:value-type="string">
            <text:p>verre_ent</text:p>
          </table:table-cell>
          <table:table-cell office:value-type="string">
            <text:p>St Joseph de Porterie</text:p>
          </table:table-cell>
          <table:table-cell office:value-type="float" office:value="0">
            <text:p>0</text:p>
          </table:table-cell>
          <table:table-cell office:value-type="string">
            <text:p>Rue Barbara</text:p>
          </table:table-cell>
          <table:table-cell office:value-type="string">
            <text:p>Barbara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32</text:p>
          </table:table-cell>
          <table:table-cell office:value-type="string">
            <text:p>avec réservation</text:p>
          </table:table-cell>
          <table:table-cell office:value-type="float" office:value="0">
            <text:p>0</text:p>
          </table:table-cell>
          <table:table-cell office:value-type="string">
            <text:p>Clape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71700382603 , -1.52221498845787]</text:p>
          </table:table-cell>
        </table:table-row>
        <table:table-row table:style-name="ro1">
          <table:table-cell office:value-type="string">
            <text:p>V4057</text:p>
          </table:table-cell>
          <table:table-cell office:value-type="string">
            <text:p>verre_ent</text:p>
          </table:table-cell>
          <table:table-cell office:value-type="string">
            <text:p>Bout des Landes</text:p>
          </table:table-cell>
          <table:table-cell office:value-type="float" office:value="2">
            <text:p>2</text:p>
          </table:table-cell>
          <table:table-cell office:value-type="string">
            <text:p>Rue de Brest</text:p>
          </table:table-cell>
          <table:table-cell office:value-type="string">
            <text:p>Brest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51472147749 , -1.5807840065775]</text:p>
          </table:table-cell>
        </table:table-row>
        <table:table-row table:style-name="ro1">
          <table:table-cell office:value-type="string">
            <text:p>V4058</text:p>
          </table:table-cell>
          <table:table-cell office:value-type="string">
            <text:p>verre_ent</text:p>
          </table:table-cell>
          <table:table-cell office:value-type="string">
            <text:p>Graslin - Commerce</text:p>
          </table:table-cell>
          <table:table-cell office:value-type="float" office:value="0">
            <text:p>0</text:p>
          </table:table-cell>
          <table:table-cell office:value-type="string">
            <text:p>Allée de la Bourse</text:p>
          </table:table-cell>
          <table:table-cell office:value-type="string">
            <text:p>Bourse</text:p>
          </table:table-cell>
          <table:table-cell office:value-type="string">
            <text:p>5.0</text:p>
          </table:table-cell>
          <table:table-cell office:value-type="string">
            <text:p>4.0</text:p>
          </table:table-cell>
          <table:table-cell office:value-type="string">
            <text:p>Kinshofer</text:p>
          </table:table-cell>
          <table:table-cell/>
          <table:table-cell office:value-type="string">
            <text:p>remplissage asphalt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2440501925 , -1.55857316386412]</text:p>
          </table:table-cell>
        </table:table-row>
        <table:table-row table:style-name="ro1">
          <table:table-cell office:value-type="string">
            <text:p>V4059</text:p>
          </table:table-cell>
          <table:table-cell office:value-type="string">
            <text:p>verre_ent</text:p>
          </table:table-cell>
          <table:table-cell office:value-type="string">
            <text:p>Malakoff</text:p>
          </table:table-cell>
          <table:table-cell office:value-type="float" office:value="25">
            <text:p>25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3427739815 , -1.52913312450278]</text:p>
          </table:table-cell>
        </table:table-row>
        <table:table-row table:style-name="ro1">
          <table:table-cell office:value-type="string">
            <text:p>V4060</text:p>
          </table:table-cell>
          <table:table-cell office:value-type="string">
            <text:p>verre_ent</text:p>
          </table:table-cell>
          <table:table-cell office:value-type="string">
            <text:p>Malakoff</text:p>
          </table:table-cell>
          <table:table-cell office:value-type="float" office:value="14">
            <text:p>14</text:p>
          </table:table-cell>
          <table:table-cell office:value-type="string">
            <text:p>Rue d'Angleterre</text:p>
          </table:table-cell>
          <table:table-cell office:value-type="string">
            <text:p>Angleterre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7516754861 , -1.52740137255131]</text:p>
          </table:table-cell>
        </table:table-row>
        <table:table-row table:style-name="ro1">
          <table:table-cell office:value-type="string">
            <text:p>V4062</text:p>
          </table:table-cell>
          <table:table-cell office:value-type="string">
            <text:p>verre_ent</text:p>
          </table:table-cell>
          <table:table-cell office:value-type="string">
            <text:p>La Bottière</text:p>
          </table:table-cell>
          <table:table-cell office:value-type="float" office:value="98">
            <text:p>98</text:p>
          </table:table-cell>
          <table:table-cell office:value-type="string">
            <text:p>Rue Félix Ménétrier</text:p>
          </table:table-cell>
          <table:table-cell office:value-type="string">
            <text:p>Ménétrier</text:p>
          </table:table-cell>
          <table:table-cell table:number-columns-repeated="2"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7683747326 , -1.52011998094001]</text:p>
          </table:table-cell>
        </table:table-row>
        <table:table-row table:style-name="ro1">
          <table:table-cell office:value-type="string">
            <text:p>V4064</text:p>
          </table:table-cell>
          <table:table-cell office:value-type="string">
            <text:p>verre_ent</text:p>
          </table:table-cell>
          <table:table-cell office:value-type="string">
            <text:p>ZAC de la Minais</text:p>
          </table:table-cell>
          <table:table-cell office:value-type="float" office:value="0">
            <text:p>0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table:number-columns-repeated="2"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RAL 7016</text:p>
          </table:table-cell>
          <table:table-cell office:value-type="string">
            <text:p>Alu strie arasant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72">
            <text:p>440172</text:p>
          </table:table-cell>
          <table:table-cell office:value-type="string">
            <text:p>Ste-Luce-sur-Loire</text:p>
          </table:table-cell>
          <table:table-cell office:value-type="string">
            <text:p>[ 47.2536952750838 , -1.47130293852717]</text:p>
          </table:table-cell>
        </table:table-row>
        <table:table-row table:style-name="ro1">
          <table:table-cell office:value-type="string">
            <text:p>V4065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Vallée</text:p>
          </table:table-cell>
          <table:table-cell office:value-type="string">
            <text:p>Vallé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94">
            <text:p>440194</text:p>
          </table:table-cell>
          <table:table-cell office:value-type="string">
            <text:p>Sautron</text:p>
          </table:table-cell>
          <table:table-cell office:value-type="string">
            <text:p>[ 47.2680865875305 , -1.6708149529626]</text:p>
          </table:table-cell>
        </table:table-row>
        <table:table-row table:style-name="ro1">
          <table:table-cell office:value-type="string">
            <text:p>V4066</text:p>
          </table:table-cell>
          <table:table-cell office:value-type="string">
            <text:p>verre_ent</text:p>
          </table:table-cell>
          <table:table-cell office:value-type="string">
            <text:p>Bout des Landes</text:p>
          </table:table-cell>
          <table:table-cell office:value-type="float" office:value="13">
            <text:p>13</text:p>
          </table:table-cell>
          <table:table-cell office:value-type="string">
            <text:p>Rue de Pont Aven</text:p>
          </table:table-cell>
          <table:table-cell office:value-type="string">
            <text:p>Pont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67144265572 , -1.5797876400277]</text:p>
          </table:table-cell>
        </table:table-row>
        <table:table-row table:style-name="ro1">
          <table:table-cell office:value-type="string">
            <text:p>V4066</text:p>
          </table:table-cell>
          <table:table-cell office:value-type="string">
            <text:p>verre_ent</text:p>
          </table:table-cell>
          <table:table-cell office:value-type="string">
            <text:p>Malakoff</text:p>
          </table:table-cell>
          <table:table-cell office:value-type="float" office:value="0">
            <text:p>0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/>
          <table:table-cell office:value-type="string">
            <text:p>enrobé</text:p>
          </table:table-cell>
          <table:table-cell office:value-type="float" office:value="0">
            <text:p>0</text:p>
          </table:table-cell>
          <table:table-cell office:value-type="string">
            <text:p>opercul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733417479 , -1.53317801391481]</text:p>
          </table:table-cell>
        </table:table-row>
        <table:table-row table:style-name="ro1">
          <table:table-cell office:value-type="string">
            <text:p>V4067</text:p>
          </table:table-cell>
          <table:table-cell office:value-type="string">
            <text:p>verre_ent</text:p>
          </table:table-cell>
          <table:table-cell office:value-type="string">
            <text:p>Bout des Landes</text:p>
          </table:table-cell>
          <table:table-cell office:value-type="float" office:value="0">
            <text:p>0</text:p>
          </table:table-cell>
          <table:table-cell office:value-type="string">
            <text:p>Rue de Pont Aven</text:p>
          </table:table-cell>
          <table:table-cell office:value-type="string">
            <text:p>Pont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62402634926 , -1.5776139227402]</text:p>
          </table:table-cell>
        </table:table-row>
        <table:table-row table:style-name="ro1">
          <table:table-cell office:value-type="string">
            <text:p>V4068</text:p>
          </table:table-cell>
          <table:table-cell office:value-type="string">
            <text:p>verre_ent</text:p>
          </table:table-cell>
          <table:table-cell office:value-type="string">
            <text:p>Bout des Landes</text:p>
          </table:table-cell>
          <table:table-cell office:value-type="float" office:value="6">
            <text:p>6</text:p>
          </table:table-cell>
          <table:table-cell office:value-type="string">
            <text:p>Rue de Douarnenez</text:p>
          </table:table-cell>
          <table:table-cell office:value-type="string">
            <text:p>Douarnenez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645962151999 , -1.57527885831349]</text:p>
          </table:table-cell>
        </table:table-row>
        <table:table-row table:style-name="ro1">
          <table:table-cell office:value-type="string">
            <text:p>V4069</text:p>
          </table:table-cell>
          <table:table-cell office:value-type="string">
            <text:p>verre_ent</text:p>
          </table:table-cell>
          <table:table-cell office:value-type="string">
            <text:p>Madeleine-Champ de Mars</text:p>
          </table:table-cell>
          <table:table-cell office:value-type="float" office:value="0">
            <text:p>0</text:p>
          </table:table-cell>
          <table:table-cell office:value-type="string">
            <text:p>Cours Commandant D'Estienne D'Orves</text:p>
          </table:table-cell>
          <table:table-cell/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3387343887 , -1.55274945717667]</text:p>
          </table:table-cell>
        </table:table-row>
        <table:table-row table:style-name="ro1">
          <table:table-cell office:value-type="string">
            <text:p>V4070</text:p>
          </table:table-cell>
          <table:table-cell office:value-type="string">
            <text:p>verre_ent</text:p>
          </table:table-cell>
          <table:table-cell office:value-type="string">
            <text:p>Mendes France</text:p>
          </table:table-cell>
          <table:table-cell office:value-type="float" office:value="0">
            <text:p>0</text:p>
          </table:table-cell>
          <table:table-cell office:value-type="string">
            <text:p>Rue de l'Adour</text:p>
          </table:table-cell>
          <table:table-cell office:value-type="string">
            <text:p>Adour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antes-Ouest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1870006049 , -1.61023039293384]</text:p>
          </table:table-cell>
        </table:table-row>
        <table:table-row table:style-name="ro1">
          <table:table-cell office:value-type="string">
            <text:p>V4071</text:p>
          </table:table-cell>
          <table:table-cell office:value-type="string">
            <text:p>verre_ent</text:p>
          </table:table-cell>
          <table:table-cell office:value-type="string">
            <text:p>Ile Beaulieu</text:p>
          </table:table-cell>
          <table:table-cell office:value-type="float" office:value="0">
            <text:p>0</text:p>
          </table:table-cell>
          <table:table-cell office:value-type="string">
            <text:p>Rue Konrad Adenauer</text:p>
          </table:table-cell>
          <table:table-cell office:value-type="string">
            <text:p>Adenauer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79523304127 , -1.53875194287645]</text:p>
          </table:table-cell>
        </table:table-row>
        <table:table-row table:style-name="ro1">
          <table:table-cell office:value-type="string">
            <text:p>V4072</text:p>
          </table:table-cell>
          <table:table-cell office:value-type="string">
            <text:p>verre_ent</text:p>
          </table:table-cell>
          <table:table-cell office:value-type="string">
            <text:p>Ile Beaulieu</text:p>
          </table:table-cell>
          <table:table-cell office:value-type="float" office:value="0">
            <text:p>0</text:p>
          </table:table-cell>
          <table:table-cell office:value-type="string">
            <text:p>Rue Konrad Adenauer</text:p>
          </table:table-cell>
          <table:table-cell office:value-type="string">
            <text:p>Adenauer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084010864222 , -1.53832561136713]</text:p>
          </table:table-cell>
        </table:table-row>
        <table:table-row table:style-name="ro1">
          <table:table-cell office:value-type="string">
            <text:p>V4073</text:p>
          </table:table-cell>
          <table:table-cell office:value-type="string">
            <text:p>verre_ent</text:p>
          </table:table-cell>
          <table:table-cell office:value-type="string">
            <text:p>Rte de Ste Luce</text:p>
          </table:table-cell>
          <table:table-cell office:value-type="float" office:value="55">
            <text:p>55</text:p>
          </table:table-cell>
          <table:table-cell office:value-type="string">
            <text:p>Rue de la Basse Chénaie</text:p>
          </table:table-cell>
          <table:table-cell office:value-type="string">
            <text:p>Basse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4083628643 , -1.50863089390347]</text:p>
          </table:table-cell>
        </table:table-row>
        <table:table-row table:style-name="ro1">
          <table:table-cell office:value-type="string">
            <text:p>V4074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Aristide Briand</text:p>
          </table:table-cell>
          <table:table-cell office:value-type="string">
            <text:p>Briand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2"/>
          <table:table-cell office:value-type="string">
            <text:p>tôl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026">
            <text:p>440026</text:p>
          </table:table-cell>
          <table:table-cell office:value-type="string">
            <text:p>Carquefou</text:p>
          </table:table-cell>
          <table:table-cell office:value-type="string">
            <text:p>[ 47.2973621654466 , -1.49496173371096]</text:p>
          </table:table-cell>
        </table:table-row>
        <table:table-row table:style-name="ro1">
          <table:table-cell office:value-type="string">
            <text:p>V4075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Bourvil</text:p>
          </table:table-cell>
          <table:table-cell office:value-type="string">
            <text:p>Bourvil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035">
            <text:p>440035</text:p>
          </table:table-cell>
          <table:table-cell office:value-type="string">
            <text:p>La Chapelle-sur-Erdre</text:p>
          </table:table-cell>
          <table:table-cell office:value-type="string">
            <text:p>[ 47.3102584360753 , -1.55066554564527]</text:p>
          </table:table-cell>
        </table:table-row>
        <table:table-row table:style-name="ro1">
          <table:table-cell office:value-type="string">
            <text:p>V4076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André Franquin</text:p>
          </table:table-cell>
          <table:table-cell office:value-type="string">
            <text:p>Franquin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035">
            <text:p>440035</text:p>
          </table:table-cell>
          <table:table-cell office:value-type="string">
            <text:p>La Chapelle-sur-Erdre</text:p>
          </table:table-cell>
          <table:table-cell office:value-type="string">
            <text:p>[ 47.3099245634433 , -1.54684991324768]</text:p>
          </table:table-cell>
        </table:table-row>
        <table:table-row table:style-name="ro1">
          <table:table-cell office:value-type="string">
            <text:p>V4077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Philéas Fogg</text:p>
          </table:table-cell>
          <table:table-cell office:value-type="string">
            <text:p>Fogg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035">
            <text:p>440035</text:p>
          </table:table-cell>
          <table:table-cell office:value-type="string">
            <text:p>La Chapelle-sur-Erdre</text:p>
          </table:table-cell>
          <table:table-cell office:value-type="string">
            <text:p>[ 47.3086629862926 , -1.55459256789447]</text:p>
          </table:table-cell>
        </table:table-row>
        <table:table-row table:style-name="ro1">
          <table:table-cell office:value-type="string">
            <text:p>V4078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Jean-Louis Foulquier</text:p>
          </table:table-cell>
          <table:table-cell office:value-type="string">
            <text:p>Foulquier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035">
            <text:p>440035</text:p>
          </table:table-cell>
          <table:table-cell office:value-type="string">
            <text:p>La Chapelle-sur-Erdre</text:p>
          </table:table-cell>
          <table:table-cell office:value-type="string">
            <text:p>[ 47.3091735785485 , -1.54684387560154]</text:p>
          </table:table-cell>
        </table:table-row>
        <table:table-row table:style-name="ro1">
          <table:table-cell office:value-type="string">
            <text:p>V4079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Olympe de Gouges</text:p>
          </table:table-cell>
          <table:table-cell office:value-type="string">
            <text:p>Gouges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035">
            <text:p>440035</text:p>
          </table:table-cell>
          <table:table-cell office:value-type="string">
            <text:p>La Chapelle-sur-Erdre</text:p>
          </table:table-cell>
          <table:table-cell office:value-type="string">
            <text:p>[ 47.3081205186742 , -1.54422166030923]</text:p>
          </table:table-cell>
        </table:table-row>
        <table:table-row table:style-name="ro1">
          <table:table-cell office:value-type="string">
            <text:p>V4080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s Perrières</text:p>
          </table:table-cell>
          <table:table-cell office:value-type="string">
            <text:p>Perrières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035">
            <text:p>440035</text:p>
          </table:table-cell>
          <table:table-cell office:value-type="string">
            <text:p>La Chapelle-sur-Erdre</text:p>
          </table:table-cell>
          <table:table-cell office:value-type="string">
            <text:p>[ 47.3096120296984 , -1.55221150849431]</text:p>
          </table:table-cell>
        </table:table-row>
        <table:table-row table:style-name="ro1">
          <table:table-cell office:value-type="string">
            <text:p>V4081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venue des Perrières</text:p>
          </table:table-cell>
          <table:table-cell office:value-type="string">
            <text:p>Perrières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035">
            <text:p>440035</text:p>
          </table:table-cell>
          <table:table-cell office:value-type="string">
            <text:p>La Chapelle-sur-Erdre</text:p>
          </table:table-cell>
          <table:table-cell office:value-type="string">
            <text:p>[ 47.3079031546789 , -1.55215388183945]</text:p>
          </table:table-cell>
        </table:table-row>
        <table:table-row table:style-name="ro1">
          <table:table-cell office:value-type="string">
            <text:p>V4082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Halquinières</text:p>
          </table:table-cell>
          <table:table-cell office:value-type="string">
            <text:p>Halquinières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rdre et 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395625810053 , -1.50898326595055]</text:p>
          </table:table-cell>
        </table:table-row>
        <table:table-row table:style-name="ro1">
          <table:table-cell office:value-type="string">
            <text:p>V4083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37134097 , -1.61035220848655]</text:p>
          </table:table-cell>
        </table:table-row>
        <table:table-row table:style-name="ro1">
          <table:table-cell office:value-type="string">
            <text:p>V4084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40179355404 , -1.60807166344094]</text:p>
          </table:table-cell>
        </table:table-row>
        <table:table-row table:style-name="ro1">
          <table:table-cell office:value-type="string">
            <text:p>V4085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48798078458 , -1.61020552237155]</text:p>
          </table:table-cell>
        </table:table-row>
        <table:table-row table:style-name="ro1">
          <table:table-cell office:value-type="string">
            <text:p>V4086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'Arras</text:p>
          </table:table-cell>
          <table:table-cell office:value-type="string">
            <text:p>Arras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27142096016 , -1.6094703376248]</text:p>
          </table:table-cell>
        </table:table-row>
        <table:table-row table:style-name="ro1">
          <table:table-cell office:value-type="string">
            <text:p>V4087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Winston Churchill</text:p>
          </table:table-cell>
          <table:table-cell office:value-type="string">
            <text:p>Churchill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067752077206 , -1.61354508399526]</text:p>
          </table:table-cell>
        </table:table-row>
        <table:table-row table:style-name="ro1">
          <table:table-cell office:value-type="string">
            <text:p>V4088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06397201481 , -1.61131790793781]</text:p>
          </table:table-cell>
        </table:table-row>
        <table:table-row table:style-name="ro1">
          <table:table-cell office:value-type="string">
            <text:p>V4089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office:value-type="string">
            <text:p>vert</text:p>
          </table:table-cell>
          <table:table-cell office:value-type="string">
            <text:p>inox</text:p>
          </table:table-cell>
          <table:table-cell office:value-type="float" office:value="0">
            <text:p>0</text:p>
          </table:table-cell>
          <table:table-cell office:value-type="string">
            <text:p>orific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oire-Chézine</text:p>
          </table:table-cell>
          <table:table-cell office:value-type="float" office:value="440162">
            <text:p>440162</text:p>
          </table:table-cell>
          <table:table-cell office:value-type="string">
            <text:p>St-Herblain</text:p>
          </table:table-cell>
          <table:table-cell office:value-type="string">
            <text:p>[ 47.2106482596431 , -1.61133973930298]</text:p>
          </table:table-cell>
        </table:table-row>
        <table:table-row table:style-name="ro1">
          <table:table-cell office:value-type="string">
            <text:p>V4090</text:p>
          </table:table-cell>
          <table:table-cell office:value-type="string">
            <text:p>verre_e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Flore</text:p>
          </table:table-cell>
          <table:table-cell office:value-type="string">
            <text:p>Flore</text:p>
          </table:table-cell>
          <table:table-cell office:value-type="string">
            <text:p>4.0</text:p>
          </table:table-cell>
          <table:table-cell office:value-type="string">
            <text:p>5.0</text:p>
          </table:table-cell>
          <table:table-cell office:value-type="string">
            <text:p>Kinshofer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dre et Cens</text:p>
          </table:table-cell>
          <table:table-cell office:value-type="float" office:value="440194">
            <text:p>440194</text:p>
          </table:table-cell>
          <table:table-cell office:value-type="string">
            <text:p>Sautron</text:p>
          </table:table-cell>
          <table:table-cell office:value-type="string">
            <text:p>[ 47.2605954564 , -1.66597734008713]</text:p>
          </table:table-cell>
        </table:table-row>
        <table:table-row table:style-name="ro1">
          <table:table-cell office:value-type="string">
            <text:p>v4030</text:p>
          </table:table-cell>
          <table:table-cell office:value-type="string">
            <text:p>verre_ent</text:p>
          </table:table-cell>
          <table:table-cell office:value-type="string">
            <text:p>Vieux Malakoff</text:p>
          </table:table-cell>
          <table:table-cell office:value-type="float" office:value="9">
            <text:p>9</text:p>
          </table:table-cell>
          <table:table-cell office:value-type="string">
            <text:p>rue du Cher</text:p>
          </table:table-cell>
          <table:table-cell office:value-type="string">
            <text:p>Cher</text:p>
          </table:table-cell>
          <table:table-cell office:value-type="string">
            <text:p>4.0</text:p>
          </table:table-cell>
          <table:table-cell office:value-type="string">
            <text:p>0.0</text:p>
          </table:table-cell>
          <table:table-cell office:value-type="string">
            <text:p>kinshofer</text:p>
          </table:table-cell>
          <table:table-cell office:value-type="string">
            <text:p>gris RAL 9007</text:p>
          </table:table-cell>
          <table:table-cell office:value-type="string">
            <text:p>tôle larmée</text:p>
          </table:table-cell>
          <table:table-cell office:value-type="float" office:value="0">
            <text:p>0</text:p>
          </table:table-cell>
          <table:table-cell office:value-type="string">
            <text:p>tambour_80l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antes-Loire</text:p>
          </table:table-cell>
          <table:table-cell office:value-type="float" office:value="440109">
            <text:p>440109</text:p>
          </table:table-cell>
          <table:table-cell office:value-type="string">
            <text:p>Nantes</text:p>
          </table:table-cell>
          <table:table-cell office:value-type="string">
            <text:p>[ 47.2146199168895 , -1.5341886361577]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10/12/2014</text:date>, <text:time>14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92" meta:object-count="0"/>
    <meta:generator>OpenOffice/4.1.0$Win32 OpenOffice.org_project/410m18$Build-9764</meta:generator>
  </office:meta>
</office:document-meta>
</file>